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6.413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04283333333333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49291.951" table:style-name="ce1">
            <text:p>1739049292</text:p>
          </table:table-cell>
          <table:table-cell office:value-type="float" office:value="1739049292.596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499998092651367" table:formula="of:=[.B2]-[.A2]" table:style-name="ce1">
            <text:p>0.644999981</text:p>
          </table:table-cell>
          <table:table-cell table:style-name="ce1"/>
          <table:table-cell office:value-type="float" office:value="0.26699995994567866" table:formula="of:=[.H2] - [.$H$409]" table:style-name="ce1">
            <text:p>0.2669999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1.984" table:style-name="ce1">
            <text:p>1739049292</text:p>
          </table:table-cell>
          <table:table-cell office:value-type="float" office:value="1739049292.7260001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4200010299682617" table:formula="of:=[.B3]-[.A3]" table:style-name="ce1">
            <text:p>0.742000103</text:p>
          </table:table-cell>
          <table:table-cell table:style-name="ce1"/>
          <table:table-cell office:value-type="float" office:value="0.36400008201599116" table:formula="of:=[.H3] - [.$H$409]" table:style-name="ce1">
            <text:p>0.3640000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217" table:style-name="ce1">
            <text:p>1739049292</text:p>
          </table:table-cell>
          <table:table-cell office:value-type="float" office:value="1739049292.842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5" table:formula="of:=[.B4]-[.A4]" table:style-name="ce1">
            <text:p>0.625</text:p>
          </table:table-cell>
          <table:table-cell table:style-name="ce1"/>
          <table:table-cell office:value-type="float" office:value="0.24699997901916498" table:formula="of:=[.H4] - [.$H$409]" table:style-name="ce1">
            <text:p>0.246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3840001" table:style-name="ce1">
            <text:p>1739049292</text:p>
          </table:table-cell>
          <table:table-cell office:value-type="float" office:value="1739049292.9530001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5]-[.A5]" table:style-name="ce1">
            <text:p>0.569000006</text:p>
          </table:table-cell>
          <table:table-cell table:style-name="ce1"/>
          <table:table-cell office:value-type="float" office:value="0.19099998474121088" table:formula="of:=[.H5] - [.$H$409]" table:style-name="ce1">
            <text:p>0.19099998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4170001" table:style-name="ce1">
            <text:p>1739049292</text:p>
          </table:table-cell>
          <table:table-cell office:value-type="float" office:value="1739049293.0610001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400005340576172" table:formula="of:=[.B6]-[.A6]" table:style-name="ce1">
            <text:p>0.644000053</text:p>
          </table:table-cell>
          <table:table-cell table:style-name="ce1"/>
          <table:table-cell office:value-type="float" office:value="0.2660000324249267" table:formula="of:=[.H6] - [.$H$409]" table:style-name="ce1">
            <text:p>0.2660000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5840001" table:style-name="ce1">
            <text:p>1739049293</text:p>
          </table:table-cell>
          <table:table-cell office:value-type="float" office:value="1739049293.1630001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899999618530273" table:formula="of:=[.B7]-[.A7]" table:style-name="ce1">
            <text:p>0.578999996</text:p>
          </table:table-cell>
          <table:table-cell table:style-name="ce1"/>
          <table:table-cell office:value-type="float" office:value="0.20099997520446772" table:formula="of:=[.H7] - [.$H$409]" table:style-name="ce1">
            <text:p>0.20099997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717" table:style-name="ce1">
            <text:p>1739049293</text:p>
          </table:table-cell>
          <table:table-cell office:value-type="float" office:value="1739049293.2650001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8]-[.A8]" table:style-name="ce1">
            <text:p>0.548000097</text:p>
          </table:table-cell>
          <table:table-cell table:style-name="ce1"/>
          <table:table-cell office:value-type="float" office:value="0.17000007629394526" table:formula="of:=[.H8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7839999" table:style-name="ce1">
            <text:p>1739049293</text:p>
          </table:table-cell>
          <table:table-cell office:value-type="float" office:value="1739049293.359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00004768371582" table:formula="of:=[.B9]-[.A9]" table:style-name="ce1">
            <text:p>0.575000048</text:p>
          </table:table-cell>
          <table:table-cell table:style-name="ce1"/>
          <table:table-cell office:value-type="float" office:value="0.1970000267028808" table:formula="of:=[.H9] - [.$H$409]" table:style-name="ce1">
            <text:p>0.19700002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8840001" table:style-name="ce1">
            <text:p>1739049293</text:p>
          </table:table-cell>
          <table:table-cell office:value-type="float" office:value="1739049293.467" table:style-name="ce1">
            <text:p>17390492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299994468688965" table:formula="of:=[.B10]-[.A10]" table:style-name="ce1">
            <text:p>0.582999945</text:p>
          </table:table-cell>
          <table:table-cell table:style-name="ce1"/>
          <table:table-cell office:value-type="float" office:value="0.20499992370605463" table:formula="of:=[.H10] - [.$H$409]" table:style-name="ce1">
            <text:p>0.20499992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2.951" table:style-name="ce1">
            <text:p>1739049293</text:p>
          </table:table-cell>
          <table:table-cell office:value-type="float" office:value="1739049293.5669999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599993705749512" table:formula="of:=[.B11]-[.A11]" table:style-name="ce1">
            <text:p>0.615999937</text:p>
          </table:table-cell>
          <table:table-cell table:style-name="ce1"/>
          <table:table-cell office:value-type="float" office:value="0.2379999160766601" table:formula="of:=[.H11] - [.$H$409]" table:style-name="ce1">
            <text:p>0.23799991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0510001" table:style-name="ce1">
            <text:p>1739049293</text:p>
          </table:table-cell>
          <table:table-cell office:value-type="float" office:value="1739049293.7219999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7099976539611816" table:formula="of:=[.B12]-[.A12]" table:style-name="ce1">
            <text:p>0.670999765</text:p>
          </table:table-cell>
          <table:table-cell table:style-name="ce1"/>
          <table:table-cell office:value-type="float" office:value="0.29299974441528315" table:formula="of:=[.H12] - [.$H$409]" table:style-name="ce1">
            <text:p>0.29299974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0840001" table:style-name="ce1">
            <text:p>1739049293</text:p>
          </table:table-cell>
          <table:table-cell office:value-type="float" office:value="1739049293.816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3199987411499023" table:formula="of:=[.B13]-[.A13]" table:style-name="ce1">
            <text:p>0.731999874</text:p>
          </table:table-cell>
          <table:table-cell table:style-name="ce1"/>
          <table:table-cell office:value-type="float" office:value="0.35399985313415522" table:formula="of:=[.H13] - [.$H$409]" table:style-name="ce1">
            <text:p>0.35399985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2839999" table:style-name="ce1">
            <text:p>1739049293</text:p>
          </table:table-cell>
          <table:table-cell office:value-type="float" office:value="1739049293.9200001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600015640258789" table:formula="of:=[.B14]-[.A14]" table:style-name="ce1">
            <text:p>0.636000156</text:p>
          </table:table-cell>
          <table:table-cell table:style-name="ce1"/>
          <table:table-cell office:value-type="float" office:value="0.25800013542175287" table:formula="of:=[.H14] - [.$H$409]" table:style-name="ce1">
            <text:p>0.25800013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4170001" table:style-name="ce1">
            <text:p>1739049293</text:p>
          </table:table-cell>
          <table:table-cell office:value-type="float" office:value="1739049294.0139999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69998836517334" table:formula="of:=[.B15]-[.A15]" table:style-name="ce1">
            <text:p>0.596999884</text:p>
          </table:table-cell>
          <table:table-cell table:style-name="ce1"/>
          <table:table-cell office:value-type="float" office:value="0.21899986267089838" table:formula="of:=[.H15] - [.$H$409]" table:style-name="ce1">
            <text:p>0.21899986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484" table:style-name="ce1">
            <text:p>1739049293</text:p>
          </table:table-cell>
          <table:table-cell office:value-type="float" office:value="1739049294.108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400007247924805" table:formula="of:=[.B16]-[.A16]" table:style-name="ce1">
            <text:p>0.624000072</text:p>
          </table:table-cell>
          <table:table-cell table:style-name="ce1"/>
          <table:table-cell office:value-type="float" office:value="0.24600005149841303" table:formula="of:=[.H16] - [.$H$409]" table:style-name="ce1">
            <text:p>0.24600005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517" table:style-name="ce1">
            <text:p>1739049294</text:p>
          </table:table-cell>
          <table:table-cell office:value-type="float" office:value="1739049294.2190001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0200014114379883" table:formula="of:=[.B17]-[.A17]" table:style-name="ce1">
            <text:p>0.702000141</text:p>
          </table:table-cell>
          <table:table-cell table:style-name="ce1"/>
          <table:table-cell office:value-type="float" office:value="0.32400012016296381" table:formula="of:=[.H17] - [.$H$409]" table:style-name="ce1">
            <text:p>0.3240001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5510001" table:style-name="ce1">
            <text:p>1739049294</text:p>
          </table:table-cell>
          <table:table-cell office:value-type="float" office:value="1739049294.3169999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6599979400634766" table:formula="of:=[.B18]-[.A18]" table:style-name="ce1">
            <text:p>0.765999794</text:p>
          </table:table-cell>
          <table:table-cell table:style-name="ce1"/>
          <table:table-cell office:value-type="float" office:value="0.38799977302551264" table:formula="of:=[.H18] - [.$H$409]" table:style-name="ce1">
            <text:p>0.3879997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684" table:style-name="ce1">
            <text:p>1739049294</text:p>
          </table:table-cell>
          <table:table-cell office:value-type="float" office:value="1739049294.414" table:style-name="ce1">
            <text:p>17390492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3000001907348633" table:formula="of:=[.B19]-[.A19]" table:style-name="ce1">
            <text:p>0.730000019</text:p>
          </table:table-cell>
          <table:table-cell table:style-name="ce1"/>
          <table:table-cell office:value-type="float" office:value="0.35199999809265131" table:formula="of:=[.H19] - [.$H$409]" table:style-name="ce1">
            <text:p>0.35199999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7509999" table:style-name="ce1">
            <text:p>1739049294</text:p>
          </table:table-cell>
          <table:table-cell office:value-type="float" office:value="1739049294.615" table:style-name="ce1">
            <text:p>1739049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86400008201599121" table:formula="of:=[.B20]-[.A20]" table:style-name="ce1">
            <text:p>0.864000082</text:p>
          </table:table-cell>
          <table:table-cell table:style-name="ce1"/>
          <table:table-cell office:value-type="float" office:value="0.48600006103515619" table:formula="of:=[.H20] - [.$H$409]" table:style-name="ce1">
            <text:p>0.48600006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3.8169999" table:style-name="ce1">
            <text:p>1739049294</text:p>
          </table:table-cell>
          <table:table-cell office:value-type="float" office:value="1739049294.6170001" table:style-name="ce1">
            <text:p>1739049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80000019073486328" table:formula="of:=[.B21]-[.A21]" table:style-name="ce1">
            <text:p>0.800000191</text:p>
          </table:table-cell>
          <table:table-cell table:style-name="ce1"/>
          <table:table-cell office:value-type="float" office:value="0.42200016975402826" table:formula="of:=[.H21] - [.$H$409]" table:style-name="ce1">
            <text:p>0.4220001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4.017" table:style-name="ce1">
            <text:p>1739049294</text:p>
          </table:table-cell>
          <table:table-cell office:value-type="float" office:value="1739049294.707" table:style-name="ce1">
            <text:p>1739049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9000005722045898" table:formula="of:=[.B22]-[.A22]" table:style-name="ce1">
            <text:p>0.690000057</text:p>
          </table:table-cell>
          <table:table-cell table:style-name="ce1"/>
          <table:table-cell office:value-type="float" office:value="0.31200003623962397" table:formula="of:=[.H22] - [.$H$409]" table:style-name="ce1">
            <text:p>0.3120000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4.0840001" table:style-name="ce1">
            <text:p>1739049294</text:p>
          </table:table-cell>
          <table:table-cell office:value-type="float" office:value="1739049294.803" table:style-name="ce1">
            <text:p>1739049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1899986267089844" table:formula="of:=[.B23]-[.A23]" table:style-name="ce1">
            <text:p>0.718999863</text:p>
          </table:table-cell>
          <table:table-cell table:style-name="ce1"/>
          <table:table-cell office:value-type="float" office:value="0.34099984169006342" table:formula="of:=[.H23] - [.$H$409]" table:style-name="ce1">
            <text:p>0.34099984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5.0510001" table:style-name="ce1">
            <text:p>1739049295</text:p>
          </table:table-cell>
          <table:table-cell office:value-type="float" office:value="1739049295.5739999" table:style-name="ce1">
            <text:p>17390492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99976348876953" table:formula="of:=[.B24]-[.A24]" table:style-name="ce1">
            <text:p>0.522999763</text:p>
          </table:table-cell>
          <table:table-cell table:style-name="ce1"/>
          <table:table-cell office:value-type="float" office:value="0.14499974250793451" table:formula="of:=[.H24] - [.$H$409]" table:style-name="ce1">
            <text:p>0.14499974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6.0840001" table:style-name="ce1">
            <text:p>1739049296</text:p>
          </table:table-cell>
          <table:table-cell office:value-type="float" office:value="1739049296.589" table:style-name="ce1">
            <text:p>17390492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499987602233887" table:formula="of:=[.B25]-[.A25]" table:style-name="ce1">
            <text:p>0.504999876</text:p>
          </table:table-cell>
          <table:table-cell table:style-name="ce1"/>
          <table:table-cell office:value-type="float" office:value="0.12699985504150385" table:formula="of:=[.H25] - [.$H$409]" table:style-name="ce1">
            <text:p>0.12699985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7.0510001" table:style-name="ce1">
            <text:p>1739049297</text:p>
          </table:table-cell>
          <table:table-cell office:value-type="float" office:value="1739049297.5869999" table:style-name="ce1">
            <text:p>17390492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99977493286133" table:formula="of:=[.B26]-[.A26]" table:style-name="ce1">
            <text:p>0.535999775</text:p>
          </table:table-cell>
          <table:table-cell table:style-name="ce1"/>
          <table:table-cell office:value-type="float" office:value="0.15799975395202631" table:formula="of:=[.H26] - [.$H$409]" table:style-name="ce1">
            <text:p>0.15799975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8.1170001" table:style-name="ce1">
            <text:p>1739049298</text:p>
          </table:table-cell>
          <table:table-cell office:value-type="float" office:value="1739049298.596" table:style-name="ce1">
            <text:p>17390492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99985313415527" table:formula="of:=[.B27]-[.A27]" table:style-name="ce1">
            <text:p>0.478999853</text:p>
          </table:table-cell>
          <table:table-cell table:style-name="ce1"/>
          <table:table-cell office:value-type="float" office:value="0.10099983215332026" table:formula="of:=[.H27] - [.$H$409]" table:style-name="ce1">
            <text:p>0.1009998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299.1170001" table:style-name="ce1">
            <text:p>1739049299</text:p>
          </table:table-cell>
          <table:table-cell office:value-type="float" office:value="1739049299.5999999" table:style-name="ce1">
            <text:p>1739049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299980163574219" table:formula="of:=[.B28]-[.A28]" table:style-name="ce1">
            <text:p>0.482999802</text:p>
          </table:table-cell>
          <table:table-cell table:style-name="ce1"/>
          <table:table-cell office:value-type="float" office:value="0.10499978065490717" table:formula="of:=[.H28] - [.$H$409]" table:style-name="ce1">
            <text:p>0.1049997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0.1170001" table:style-name="ce1">
            <text:p>1739049300</text:p>
          </table:table-cell>
          <table:table-cell office:value-type="float" office:value="1739049300.6010001" table:style-name="ce1">
            <text:p>1739049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99996757507324" table:formula="of:=[.B29]-[.A29]" table:style-name="ce1">
            <text:p>0.483999968</text:p>
          </table:table-cell>
          <table:table-cell table:style-name="ce1"/>
          <table:table-cell office:value-type="float" office:value="0.10599994659423823" table:formula="of:=[.H29] - [.$H$409]" table:style-name="ce1">
            <text:p>0.1059999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1.0840001" table:style-name="ce1">
            <text:p>1739049301</text:p>
          </table:table-cell>
          <table:table-cell office:value-type="float" office:value="1739049301.592" table:style-name="ce1">
            <text:p>1739049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99989700317383" table:formula="of:=[.B30]-[.A30]" table:style-name="ce1">
            <text:p>0.507999897</text:p>
          </table:table-cell>
          <table:table-cell table:style-name="ce1"/>
          <table:table-cell office:value-type="float" office:value="0.12999987602233881" table:formula="of:=[.H30] - [.$H$409]" table:style-name="ce1">
            <text:p>0.1299998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2.0510001" table:style-name="ce1">
            <text:p>1739049302</text:p>
          </table:table-cell>
          <table:table-cell office:value-type="float" office:value="1739049302.5940001" table:style-name="ce1">
            <text:p>1739049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1]-[.A31]" table:style-name="ce1">
            <text:p>0.542999983</text:p>
          </table:table-cell>
          <table:table-cell table:style-name="ce1"/>
          <table:table-cell office:value-type="float" office:value="0.16499996185302729" table:formula="of:=[.H31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3.151" table:style-name="ce1">
            <text:p>1739049303</text:p>
          </table:table-cell>
          <table:table-cell office:value-type="float" office:value="1739049303.5969999" table:style-name="ce1">
            <text:p>17390493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459998607635498" table:formula="of:=[.B32]-[.A32]" table:style-name="ce1">
            <text:p>0.445999861</text:p>
          </table:table-cell>
          <table:table-cell table:style-name="ce1"/>
          <table:table-cell office:value-type="float" office:value="6.7999839782714788E-2" table:formula="of:=[.H32] - [.$H$409]" table:style-name="ce1">
            <text:p>0.067999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4.0510001" table:style-name="ce1">
            <text:p>1739049304</text:p>
          </table:table-cell>
          <table:table-cell office:value-type="float" office:value="1739049304.7090001" table:style-name="ce1">
            <text:p>17390493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5799999237060547" table:formula="of:=[.B33]-[.A33]" table:style-name="ce1">
            <text:p>0.657999992</text:p>
          </table:table-cell>
          <table:table-cell table:style-name="ce1"/>
          <table:table-cell office:value-type="float" office:value="0.27999997138977045" table:formula="of:=[.H33] - [.$H$409]" table:style-name="ce1">
            <text:p>0.2799999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5.1170001" table:style-name="ce1">
            <text:p>1739049305</text:p>
          </table:table-cell>
          <table:table-cell office:value-type="float" office:value="1739049305.6010001" table:style-name="ce1">
            <text:p>17390493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99996757507324" table:formula="of:=[.B34]-[.A34]" table:style-name="ce1">
            <text:p>0.483999968</text:p>
          </table:table-cell>
          <table:table-cell table:style-name="ce1"/>
          <table:table-cell office:value-type="float" office:value="0.10599994659423823" table:formula="of:=[.H34] - [.$H$409]" table:style-name="ce1">
            <text:p>0.1059999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6.0840001" table:style-name="ce1">
            <text:p>1739049306</text:p>
          </table:table-cell>
          <table:table-cell office:value-type="float" office:value="1739049306.6040001" table:style-name="ce1">
            <text:p>1739049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99998092651367" table:formula="of:=[.B35]-[.A35]" table:style-name="ce1">
            <text:p>0.519999981</text:p>
          </table:table-cell>
          <table:table-cell table:style-name="ce1"/>
          <table:table-cell office:value-type="float" office:value="0.14199995994567866" table:formula="of:=[.H35] - [.$H$409]" table:style-name="ce1">
            <text:p>0.1419999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7.1170001" table:style-name="ce1">
            <text:p>1739049307</text:p>
          </table:table-cell>
          <table:table-cell office:value-type="float" office:value="1739049307.6010001" table:style-name="ce1">
            <text:p>17390493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99996757507324" table:formula="of:=[.B36]-[.A36]" table:style-name="ce1">
            <text:p>0.483999968</text:p>
          </table:table-cell>
          <table:table-cell table:style-name="ce1"/>
          <table:table-cell office:value-type="float" office:value="0.10599994659423823" table:formula="of:=[.H36] - [.$H$409]" table:style-name="ce1">
            <text:p>0.1059999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8.1170001" table:style-name="ce1">
            <text:p>1739049308</text:p>
          </table:table-cell>
          <table:table-cell office:value-type="float" office:value="1739049308.608" table:style-name="ce1">
            <text:p>1739049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37]-[.A37]" table:style-name="ce1">
            <text:p>0.490999937</text:p>
          </table:table-cell>
          <table:table-cell table:style-name="ce1"/>
          <table:table-cell office:value-type="float" office:value="0.1129999160766601" table:formula="of:=[.H37] - [.$H$409]" table:style-name="ce1">
            <text:p>0.11299991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09.0510001" table:style-name="ce1">
            <text:p>1739049309</text:p>
          </table:table-cell>
          <table:table-cell office:value-type="float" office:value="1739049309.6129999" table:style-name="ce1">
            <text:p>17390493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199979782104492" table:formula="of:=[.B38]-[.A38]" table:style-name="ce1">
            <text:p>0.561999798</text:p>
          </table:table-cell>
          <table:table-cell table:style-name="ce1"/>
          <table:table-cell office:value-type="float" office:value="0.18399977684020991" table:formula="of:=[.H38] - [.$H$409]" table:style-name="ce1">
            <text:p>0.18399977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0.0840001" table:style-name="ce1">
            <text:p>1739049310</text:p>
          </table:table-cell>
          <table:table-cell office:value-type="float" office:value="1739049310.6110001" table:style-name="ce1">
            <text:p>17390493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99995040893555" table:formula="of:=[.B39]-[.A39]" table:style-name="ce1">
            <text:p>0.52699995</text:p>
          </table:table-cell>
          <table:table-cell table:style-name="ce1"/>
          <table:table-cell office:value-type="float" office:value="0.14899992942810053" table:formula="of:=[.H39] - [.$H$409]" table:style-name="ce1">
            <text:p>0.14899992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1.1170001" table:style-name="ce1">
            <text:p>1739049311</text:p>
          </table:table-cell>
          <table:table-cell office:value-type="float" office:value="1739049311.608" table:style-name="ce1">
            <text:p>17390493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40]-[.A40]" table:style-name="ce1">
            <text:p>0.490999937</text:p>
          </table:table-cell>
          <table:table-cell table:style-name="ce1"/>
          <table:table-cell office:value-type="float" office:value="0.1129999160766601" table:formula="of:=[.H40] - [.$H$409]" table:style-name="ce1">
            <text:p>0.11299991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2.151" table:style-name="ce1">
            <text:p>1739049312</text:p>
          </table:table-cell>
          <table:table-cell office:value-type="float" office:value="1739049312.612" table:style-name="ce1">
            <text:p>17390493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099996566772461" table:formula="of:=[.B41]-[.A41]" table:style-name="ce1">
            <text:p>0.460999966</text:p>
          </table:table-cell>
          <table:table-cell table:style-name="ce1"/>
          <table:table-cell office:value-type="float" office:value="8.2999944686889593E-2" table:formula="of:=[.H41] - [.$H$409]" table:style-name="ce1">
            <text:p>0.08299994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3.0840001" table:style-name="ce1">
            <text:p>1739049313</text:p>
          </table:table-cell>
          <table:table-cell office:value-type="float" office:value="1739049313.6129999" table:style-name="ce1">
            <text:p>1739049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899980545043945" table:formula="of:=[.B42]-[.A42]" table:style-name="ce1">
            <text:p>0.528999805</text:p>
          </table:table-cell>
          <table:table-cell table:style-name="ce1"/>
          <table:table-cell office:value-type="float" office:value="0.15099978446960444" table:formula="of:=[.H42] - [.$H$409]" table:style-name="ce1">
            <text:p>0.1509997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4.1170001" table:style-name="ce1">
            <text:p>1739049314</text:p>
          </table:table-cell>
          <table:table-cell office:value-type="float" office:value="1739049314.6170001" table:style-name="ce1">
            <text:p>17390493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43]-[.A43]" table:style-name="ce1">
            <text:p>0.5</text:p>
          </table:table-cell>
          <table:table-cell table:style-name="ce1"/>
          <table:table-cell office:value-type="float" office:value="0.12199997901916498" table:formula="of:=[.H43] - [.$H$409]" table:style-name="ce1">
            <text:p>0.1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5.1170001" table:style-name="ce1">
            <text:p>1739049315</text:p>
          </table:table-cell>
          <table:table-cell office:value-type="float" office:value="1739049315.6140001" table:style-name="ce1">
            <text:p>1739049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44]-[.A44]" table:style-name="ce1">
            <text:p>0.496999979</text:p>
          </table:table-cell>
          <table:table-cell table:style-name="ce1"/>
          <table:table-cell office:value-type="float" office:value="0.11899995803833002" table:formula="of:=[.H44] - [.$H$409]" table:style-name="ce1">
            <text:p>0.11899995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6.0510001" table:style-name="ce1">
            <text:p>1739049316</text:p>
          </table:table-cell>
          <table:table-cell office:value-type="float" office:value="1739049316.6240001" table:style-name="ce1">
            <text:p>1739049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99995422363281" table:formula="of:=[.B45]-[.A45]" table:style-name="ce1">
            <text:p>0.572999954</text:p>
          </table:table-cell>
          <table:table-cell table:style-name="ce1"/>
          <table:table-cell office:value-type="float" office:value="0.1949999332427978" table:formula="of:=[.H45] - [.$H$409]" table:style-name="ce1">
            <text:p>0.19499993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7.151" table:style-name="ce1">
            <text:p>1739049317</text:p>
          </table:table-cell>
          <table:table-cell office:value-type="float" office:value="1739049317.6159999" table:style-name="ce1">
            <text:p>17390493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499991416931152" table:formula="of:=[.B46]-[.A46]" table:style-name="ce1">
            <text:p>0.464999914</text:p>
          </table:table-cell>
          <table:table-cell table:style-name="ce1"/>
          <table:table-cell office:value-type="float" office:value="8.6999893188476507E-2" table:formula="of:=[.H46] - [.$H$409]" table:style-name="ce1">
            <text:p>0.08699989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8.0840001" table:style-name="ce1">
            <text:p>1739049318</text:p>
          </table:table-cell>
          <table:table-cell office:value-type="float" office:value="1739049318.6229999" table:style-name="ce1">
            <text:p>17390493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99979591369629" table:formula="of:=[.B47]-[.A47]" table:style-name="ce1">
            <text:p>0.538999796</text:p>
          </table:table-cell>
          <table:table-cell table:style-name="ce1"/>
          <table:table-cell office:value-type="float" office:value="0.16099977493286127" table:formula="of:=[.H47] - [.$H$409]" table:style-name="ce1">
            <text:p>0.16099977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19.184" table:style-name="ce1">
            <text:p>1739049319</text:p>
          </table:table-cell>
          <table:table-cell office:value-type="float" office:value="1739049319.6340001" table:style-name="ce1">
            <text:p>17390493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000004768371582" table:formula="of:=[.B48]-[.A48]" table:style-name="ce1">
            <text:p>0.450000048</text:p>
          </table:table-cell>
          <table:table-cell table:style-name="ce1"/>
          <table:table-cell office:value-type="float" office:value="7.2000026702880804E-2" table:formula="of:=[.H48] - [.$H$409]" table:style-name="ce1">
            <text:p>0.07200002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0.1170001" table:style-name="ce1">
            <text:p>1739049320</text:p>
          </table:table-cell>
          <table:table-cell office:value-type="float" office:value="1739049320.6400001" table:style-name="ce1">
            <text:p>1739049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49]-[.A49]" table:style-name="ce1">
            <text:p>0.523000002</text:p>
          </table:table-cell>
          <table:table-cell table:style-name="ce1"/>
          <table:table-cell office:value-type="float" office:value="0.14499998092651362" table:formula="of:=[.H49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1.151" table:style-name="ce1">
            <text:p>1739049321</text:p>
          </table:table-cell>
          <table:table-cell office:value-type="float" office:value="1739049321.628" table:style-name="ce1">
            <text:p>1739049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699999809265137" table:formula="of:=[.B50]-[.A50]" table:style-name="ce1">
            <text:p>0.476999998</text:p>
          </table:table-cell>
          <table:table-cell table:style-name="ce1"/>
          <table:table-cell office:value-type="float" office:value="9.8999977111816351E-2" table:formula="of:=[.H50] - [.$H$409]" table:style-name="ce1">
            <text:p>0.09899997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2.1170001" table:style-name="ce1">
            <text:p>1739049322</text:p>
          </table:table-cell>
          <table:table-cell office:value-type="float" office:value="1739049322.622" table:style-name="ce1">
            <text:p>1739049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499987602233887" table:formula="of:=[.B51]-[.A51]" table:style-name="ce1">
            <text:p>0.504999876</text:p>
          </table:table-cell>
          <table:table-cell table:style-name="ce1"/>
          <table:table-cell office:value-type="float" office:value="0.12699985504150385" table:formula="of:=[.H51] - [.$H$409]" table:style-name="ce1">
            <text:p>0.12699985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3.151" table:style-name="ce1">
            <text:p>1739049323</text:p>
          </table:table-cell>
          <table:table-cell office:value-type="float" office:value="1739049323.6300001" table:style-name="ce1">
            <text:p>17390493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900009155273438" table:formula="of:=[.B52]-[.A52]" table:style-name="ce1">
            <text:p>0.479000092</text:p>
          </table:table-cell>
          <table:table-cell table:style-name="ce1"/>
          <table:table-cell office:value-type="float" office:value="0.10100007057189936" table:formula="of:=[.H52] - [.$H$409]" table:style-name="ce1">
            <text:p>0.1010000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4.184" table:style-name="ce1">
            <text:p>1739049324</text:p>
          </table:table-cell>
          <table:table-cell office:value-type="float" office:value="1739049324.6359999" table:style-name="ce1">
            <text:p>17390493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199990272521973" table:formula="of:=[.B53]-[.A53]" table:style-name="ce1">
            <text:p>0.451999903</text:p>
          </table:table-cell>
          <table:table-cell table:style-name="ce1"/>
          <table:table-cell office:value-type="float" office:value="7.399988174438471E-2" table:formula="of:=[.H53] - [.$H$409]" table:style-name="ce1">
            <text:p>0.0739998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5.1170001" table:style-name="ce1">
            <text:p>1739049325</text:p>
          </table:table-cell>
          <table:table-cell office:value-type="float" office:value="1739049325.6329999" table:style-name="ce1">
            <text:p>1739049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599979400634766" table:formula="of:=[.B54]-[.A54]" table:style-name="ce1">
            <text:p>0.515999794</text:p>
          </table:table-cell>
          <table:table-cell table:style-name="ce1"/>
          <table:table-cell office:value-type="float" office:value="0.13799977302551264" table:formula="of:=[.H54] - [.$H$409]" table:style-name="ce1">
            <text:p>0.1379997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6.1170001" table:style-name="ce1">
            <text:p>1739049326</text:p>
          </table:table-cell>
          <table:table-cell office:value-type="float" office:value="1739049326.6400001" table:style-name="ce1">
            <text:p>17390493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55]-[.A55]" table:style-name="ce1">
            <text:p>0.523000002</text:p>
          </table:table-cell>
          <table:table-cell table:style-name="ce1"/>
          <table:table-cell office:value-type="float" office:value="0.14499998092651362" table:formula="of:=[.H55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7.1170001" table:style-name="ce1">
            <text:p>1739049327</text:p>
          </table:table-cell>
          <table:table-cell office:value-type="float" office:value="1739049327.6400001" table:style-name="ce1">
            <text:p>1739049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56]-[.A56]" table:style-name="ce1">
            <text:p>0.523000002</text:p>
          </table:table-cell>
          <table:table-cell table:style-name="ce1"/>
          <table:table-cell office:value-type="float" office:value="0.14499998092651362" table:formula="of:=[.H56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8.151" table:style-name="ce1">
            <text:p>1739049328</text:p>
          </table:table-cell>
          <table:table-cell office:value-type="float" office:value="1739049328.6359999" table:style-name="ce1">
            <text:p>1739049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49998950958252" table:formula="of:=[.B57]-[.A57]" table:style-name="ce1">
            <text:p>0.484999895</text:p>
          </table:table-cell>
          <table:table-cell table:style-name="ce1"/>
          <table:table-cell office:value-type="float" office:value="0.10699987411499018" table:formula="of:=[.H57] - [.$H$409]" table:style-name="ce1">
            <text:p>0.10699987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29.0840001" table:style-name="ce1">
            <text:p>1739049329</text:p>
          </table:table-cell>
          <table:table-cell office:value-type="float" office:value="1739049329.6400001" table:style-name="ce1">
            <text:p>1739049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58]-[.A58]" table:style-name="ce1">
            <text:p>0.555999994</text:p>
          </table:table-cell>
          <table:table-cell table:style-name="ce1"/>
          <table:table-cell office:value-type="float" office:value="0.17799997329711909" table:formula="of:=[.H58] - [.$H$409]" table:style-name="ce1">
            <text:p>0.1779999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0.0840001" table:style-name="ce1">
            <text:p>1739049330</text:p>
          </table:table-cell>
          <table:table-cell office:value-type="float" office:value="1739049330.638" table:style-name="ce1">
            <text:p>17390493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399990081787109" table:formula="of:=[.B59]-[.A59]" table:style-name="ce1">
            <text:p>0.553999901</text:p>
          </table:table-cell>
          <table:table-cell table:style-name="ce1"/>
          <table:table-cell office:value-type="float" office:value="0.17599987983703608" table:formula="of:=[.H59] - [.$H$409]" table:style-name="ce1">
            <text:p>0.1759998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1.0840001" table:style-name="ce1">
            <text:p>1739049331</text:p>
          </table:table-cell>
          <table:table-cell office:value-type="float" office:value="1739049331.6459999" table:style-name="ce1">
            <text:p>17390493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199979782104492" table:formula="of:=[.B60]-[.A60]" table:style-name="ce1">
            <text:p>0.561999798</text:p>
          </table:table-cell>
          <table:table-cell table:style-name="ce1"/>
          <table:table-cell office:value-type="float" office:value="0.18399977684020991" table:formula="of:=[.H60] - [.$H$409]" table:style-name="ce1">
            <text:p>0.18399977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2.1170001" table:style-name="ce1">
            <text:p>1739049332</text:p>
          </table:table-cell>
          <table:table-cell office:value-type="float" office:value="1739049332.648" table:style-name="ce1">
            <text:p>1739049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099989891052246" table:formula="of:=[.B61]-[.A61]" table:style-name="ce1">
            <text:p>0.530999899</text:p>
          </table:table-cell>
          <table:table-cell table:style-name="ce1"/>
          <table:table-cell office:value-type="float" office:value="0.15299987792968744" table:formula="of:=[.H61] - [.$H$409]" table:style-name="ce1">
            <text:p>0.15299987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3.0840001" table:style-name="ce1">
            <text:p>1739049333</text:p>
          </table:table-cell>
          <table:table-cell office:value-type="float" office:value="1739049333.648" table:style-name="ce1">
            <text:p>1739049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399989128112793" table:formula="of:=[.B62]-[.A62]" table:style-name="ce1">
            <text:p>0.563999891</text:p>
          </table:table-cell>
          <table:table-cell table:style-name="ce1"/>
          <table:table-cell office:value-type="float" office:value="0.18599987030029291" table:formula="of:=[.H62] - [.$H$409]" table:style-name="ce1">
            <text:p>0.185999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4.0840001" table:style-name="ce1">
            <text:p>1739049334</text:p>
          </table:table-cell>
          <table:table-cell office:value-type="float" office:value="1739049334.6559999" table:style-name="ce1">
            <text:p>17390493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199978828430176" table:formula="of:=[.B63]-[.A63]" table:style-name="ce1">
            <text:p>0.571999788</text:p>
          </table:table-cell>
          <table:table-cell table:style-name="ce1"/>
          <table:table-cell office:value-type="float" office:value="0.19399976730346674" table:formula="of:=[.H63] - [.$H$409]" table:style-name="ce1">
            <text:p>0.19399976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5.0840001" table:style-name="ce1">
            <text:p>1739049335</text:p>
          </table:table-cell>
          <table:table-cell office:value-type="float" office:value="1739049335.6530001" table:style-name="ce1">
            <text:p>17390493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64]-[.A64]" table:style-name="ce1">
            <text:p>0.569000006</text:p>
          </table:table-cell>
          <table:table-cell table:style-name="ce1"/>
          <table:table-cell office:value-type="float" office:value="0.19099998474121088" table:formula="of:=[.H64] - [.$H$409]" table:style-name="ce1">
            <text:p>0.19099998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6.1170001" table:style-name="ce1">
            <text:p>1739049336</text:p>
          </table:table-cell>
          <table:table-cell office:value-type="float" office:value="1739049336.6600001" table:style-name="ce1">
            <text:p>17390493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65]-[.A65]" table:style-name="ce1">
            <text:p>0.542999983</text:p>
          </table:table-cell>
          <table:table-cell table:style-name="ce1"/>
          <table:table-cell office:value-type="float" office:value="0.16499996185302729" table:formula="of:=[.H65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7.1170001" table:style-name="ce1">
            <text:p>1739049337</text:p>
          </table:table-cell>
          <table:table-cell office:value-type="float" office:value="1739049337.658" table:style-name="ce1">
            <text:p>17390493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09998893737793" table:formula="of:=[.B66]-[.A66]" table:style-name="ce1">
            <text:p>0.540999889</text:p>
          </table:table-cell>
          <table:table-cell table:style-name="ce1"/>
          <table:table-cell office:value-type="float" office:value="0.16299986839294428" table:formula="of:=[.H66] - [.$H$409]" table:style-name="ce1">
            <text:p>0.16299986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8.151" table:style-name="ce1">
            <text:p>1739049338</text:p>
          </table:table-cell>
          <table:table-cell office:value-type="float" office:value="1739049338.6600001" table:style-name="ce1">
            <text:p>17390493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67]-[.A67]" table:style-name="ce1">
            <text:p>0.509000063</text:p>
          </table:table-cell>
          <table:table-cell table:style-name="ce1"/>
          <table:table-cell office:value-type="float" office:value="0.13100004196166987" table:formula="of:=[.H67] - [.$H$409]" table:style-name="ce1">
            <text:p>0.13100004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39.151" table:style-name="ce1">
            <text:p>1739049339</text:p>
          </table:table-cell>
          <table:table-cell office:value-type="float" office:value="1739049339.7620001" table:style-name="ce1">
            <text:p>1739049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100006103515625" table:formula="of:=[.B68]-[.A68]" table:style-name="ce1">
            <text:p>0.611000061</text:p>
          </table:table-cell>
          <table:table-cell table:style-name="ce1"/>
          <table:table-cell office:value-type="float" office:value="0.23300004005432123" table:formula="of:=[.H68] - [.$H$409]" table:style-name="ce1">
            <text:p>0.233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0.1170001" table:style-name="ce1">
            <text:p>1739049340</text:p>
          </table:table-cell>
          <table:table-cell office:value-type="float" office:value="1739049340.668" table:style-name="ce1">
            <text:p>1739049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099987983703613" table:formula="of:=[.B69]-[.A69]" table:style-name="ce1">
            <text:p>0.55099988</text:p>
          </table:table-cell>
          <table:table-cell table:style-name="ce1"/>
          <table:table-cell office:value-type="float" office:value="0.17299985885620112" table:formula="of:=[.H69] - [.$H$409]" table:style-name="ce1">
            <text:p>0.17299985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1.151" table:style-name="ce1">
            <text:p>1739049341</text:p>
          </table:table-cell>
          <table:table-cell office:value-type="float" office:value="1739049341.664" table:style-name="ce1">
            <text:p>17390493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70]-[.A70]" table:style-name="ce1">
            <text:p>0.513000011</text:p>
          </table:table-cell>
          <table:table-cell table:style-name="ce1"/>
          <table:table-cell office:value-type="float" office:value="0.13499999046325678" table:formula="of:=[.H70] - [.$H$409]" table:style-name="ce1">
            <text:p>0.134999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2.1170001" table:style-name="ce1">
            <text:p>1739049342</text:p>
          </table:table-cell>
          <table:table-cell office:value-type="float" office:value="1739049342.6570001" table:style-name="ce1">
            <text:p>17390493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71]-[.A71]" table:style-name="ce1">
            <text:p>0.539999962</text:p>
          </table:table-cell>
          <table:table-cell table:style-name="ce1"/>
          <table:table-cell office:value-type="float" office:value="0.16199994087219233" table:formula="of:=[.H71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3.1170001" table:style-name="ce1">
            <text:p>1739049343</text:p>
          </table:table-cell>
          <table:table-cell office:value-type="float" office:value="1739049343.6570001" table:style-name="ce1">
            <text:p>1739049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72]-[.A72]" table:style-name="ce1">
            <text:p>0.539999962</text:p>
          </table:table-cell>
          <table:table-cell table:style-name="ce1"/>
          <table:table-cell office:value-type="float" office:value="0.16199994087219233" table:formula="of:=[.H72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3.151" table:style-name="ce1">
            <text:p>1739049343</text:p>
          </table:table-cell>
          <table:table-cell office:value-type="float" office:value="1739049343.753" table:style-name="ce1">
            <text:p>1739049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199999809265137" table:formula="of:=[.B73]-[.A73]" table:style-name="ce1">
            <text:p>0.601999998</text:p>
          </table:table-cell>
          <table:table-cell table:style-name="ce1"/>
          <table:table-cell office:value-type="float" office:value="0.22399997711181635" table:formula="of:=[.H73] - [.$H$409]" table:style-name="ce1">
            <text:p>0.22399997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4.1170001" table:style-name="ce1">
            <text:p>1739049344</text:p>
          </table:table-cell>
          <table:table-cell office:value-type="float" office:value="1739049344.6670001" table:style-name="ce1">
            <text:p>1739049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99995231628418" table:formula="of:=[.B74]-[.A74]" table:style-name="ce1">
            <text:p>0.549999952</text:p>
          </table:table-cell>
          <table:table-cell table:style-name="ce1"/>
          <table:table-cell office:value-type="float" office:value="0.17199993133544916" table:formula="of:=[.H74] - [.$H$409]" table:style-name="ce1">
            <text:p>0.1719999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5.184" table:style-name="ce1">
            <text:p>1739049345</text:p>
          </table:table-cell>
          <table:table-cell office:value-type="float" office:value="1739049345.6630001" table:style-name="ce1">
            <text:p>17390493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900009155273438" table:formula="of:=[.B75]-[.A75]" table:style-name="ce1">
            <text:p>0.479000092</text:p>
          </table:table-cell>
          <table:table-cell table:style-name="ce1"/>
          <table:table-cell office:value-type="float" office:value="0.10100007057189936" table:formula="of:=[.H75] - [.$H$409]" table:style-name="ce1">
            <text:p>0.1010000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6.0840001" table:style-name="ce1">
            <text:p>1739049346</text:p>
          </table:table-cell>
          <table:table-cell office:value-type="float" office:value="1739049346.6760001" table:style-name="ce1">
            <text:p>17390493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200000762939453" table:formula="of:=[.B76]-[.A76]" table:style-name="ce1">
            <text:p>0.592000008</text:p>
          </table:table-cell>
          <table:table-cell table:style-name="ce1"/>
          <table:table-cell office:value-type="float" office:value="0.21399998664855951" table:formula="of:=[.H76] - [.$H$409]" table:style-name="ce1">
            <text:p>0.2139999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7.184" table:style-name="ce1">
            <text:p>1739049347</text:p>
          </table:table-cell>
          <table:table-cell office:value-type="float" office:value="1739049347.6719999" table:style-name="ce1">
            <text:p>17390493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799991607666016" table:formula="of:=[.B77]-[.A77]" table:style-name="ce1">
            <text:p>0.487999916</text:p>
          </table:table-cell>
          <table:table-cell table:style-name="ce1"/>
          <table:table-cell office:value-type="float" office:value="0.10999989509582514" table:formula="of:=[.H77] - [.$H$409]" table:style-name="ce1">
            <text:p>0.1099998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8.184" table:style-name="ce1">
            <text:p>1739049348</text:p>
          </table:table-cell>
          <table:table-cell office:value-type="float" office:value="1739049348.675" table:style-name="ce1">
            <text:p>1739049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78]-[.A78]" table:style-name="ce1">
            <text:p>0.490999937</text:p>
          </table:table-cell>
          <table:table-cell table:style-name="ce1"/>
          <table:table-cell office:value-type="float" office:value="0.1129999160766601" table:formula="of:=[.H78] - [.$H$409]" table:style-name="ce1">
            <text:p>0.11299991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49.151" table:style-name="ce1">
            <text:p>1739049349</text:p>
          </table:table-cell>
          <table:table-cell office:value-type="float" office:value="1739049349.677" table:style-name="ce1">
            <text:p>1739049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00002288818359" table:formula="of:=[.B79]-[.A79]" table:style-name="ce1">
            <text:p>0.526000023</text:p>
          </table:table-cell>
          <table:table-cell table:style-name="ce1"/>
          <table:table-cell office:value-type="float" office:value="0.14800000190734858" table:formula="of:=[.H79] - [.$H$409]" table:style-name="ce1">
            <text:p>0.14800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0.1170001" table:style-name="ce1">
            <text:p>1739049350</text:p>
          </table:table-cell>
          <table:table-cell office:value-type="float" office:value="1739049350.6849999" table:style-name="ce1">
            <text:p>1739049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99983978271484" table:formula="of:=[.B80]-[.A80]" table:style-name="ce1">
            <text:p>0.56799984</text:p>
          </table:table-cell>
          <table:table-cell table:style-name="ce1"/>
          <table:table-cell office:value-type="float" office:value="0.18999981880187983" table:formula="of:=[.H80] - [.$H$409]" table:style-name="ce1">
            <text:p>0.18999981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1.151" table:style-name="ce1">
            <text:p>1739049351</text:p>
          </table:table-cell>
          <table:table-cell office:value-type="float" office:value="1739049351.6830001" table:style-name="ce1">
            <text:p>17390493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00006484985352" table:formula="of:=[.B81]-[.A81]" table:style-name="ce1">
            <text:p>0.532000065</text:p>
          </table:table-cell>
          <table:table-cell table:style-name="ce1"/>
          <table:table-cell office:value-type="float" office:value="0.1540000438690185" table:formula="of:=[.H81] - [.$H$409]" table:style-name="ce1">
            <text:p>0.15400004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2.1170001" table:style-name="ce1">
            <text:p>1739049352</text:p>
          </table:table-cell>
          <table:table-cell office:value-type="float" office:value="1739049352.6830001" table:style-name="ce1">
            <text:p>1739049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99998474121094" table:formula="of:=[.B82]-[.A82]" table:style-name="ce1">
            <text:p>0.565999985</text:p>
          </table:table-cell>
          <table:table-cell table:style-name="ce1"/>
          <table:table-cell office:value-type="float" office:value="0.18799996376037592" table:formula="of:=[.H82] - [.$H$409]" table:style-name="ce1">
            <text:p>0.18799996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3.151" table:style-name="ce1">
            <text:p>1739049353</text:p>
          </table:table-cell>
          <table:table-cell office:value-type="float" office:value="1739049353.6860001" table:style-name="ce1">
            <text:p>17390493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83]-[.A83]" table:style-name="ce1">
            <text:p>0.535000086</text:p>
          </table:table-cell>
          <table:table-cell table:style-name="ce1"/>
          <table:table-cell office:value-type="float" office:value="0.15700006484985346" table:formula="of:=[.H83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4.184" table:style-name="ce1">
            <text:p>1739049354</text:p>
          </table:table-cell>
          <table:table-cell office:value-type="float" office:value="1739049354.684" table:style-name="ce1">
            <text:p>1739049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84]-[.A84]" table:style-name="ce1">
            <text:p>0.5</text:p>
          </table:table-cell>
          <table:table-cell table:style-name="ce1"/>
          <table:table-cell office:value-type="float" office:value="0.12199997901916498" table:formula="of:=[.H84] - [.$H$409]" table:style-name="ce1">
            <text:p>0.1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5.184" table:style-name="ce1">
            <text:p>1739049355</text:p>
          </table:table-cell>
          <table:table-cell office:value-type="float" office:value="1739049355.6900001" table:style-name="ce1">
            <text:p>1739049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00004196166992" table:formula="of:=[.B85]-[.A85]" table:style-name="ce1">
            <text:p>0.506000042</text:p>
          </table:table-cell>
          <table:table-cell table:style-name="ce1"/>
          <table:table-cell office:value-type="float" office:value="0.12800002098083491" table:formula="of:=[.H85] - [.$H$409]" table:style-name="ce1">
            <text:p>0.12800002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6.184" table:style-name="ce1">
            <text:p>1739049356</text:p>
          </table:table-cell>
          <table:table-cell office:value-type="float" office:value="1739049356.6849999" table:style-name="ce1">
            <text:p>17390493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86]-[.A86]" table:style-name="ce1">
            <text:p>0.500999928</text:p>
          </table:table-cell>
          <table:table-cell table:style-name="ce1"/>
          <table:table-cell office:value-type="float" office:value="0.12299990653991694" table:formula="of:=[.H86] - [.$H$409]" table:style-name="ce1">
            <text:p>0.1229999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7.217" table:style-name="ce1">
            <text:p>1739049357</text:p>
          </table:table-cell>
          <table:table-cell office:value-type="float" office:value="1739049357.6919999" table:style-name="ce1">
            <text:p>1739049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499990463256836" table:formula="of:=[.B87]-[.A87]" table:style-name="ce1">
            <text:p>0.474999905</text:p>
          </table:table-cell>
          <table:table-cell table:style-name="ce1"/>
          <table:table-cell office:value-type="float" office:value="9.6999883651733343E-2" table:formula="of:=[.H87] - [.$H$409]" table:style-name="ce1">
            <text:p>0.0969998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8.184" table:style-name="ce1">
            <text:p>1739049358</text:p>
          </table:table-cell>
          <table:table-cell office:value-type="float" office:value="1739049358.7060001" table:style-name="ce1">
            <text:p>17390493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200007438659668" table:formula="of:=[.B88]-[.A88]" table:style-name="ce1">
            <text:p>0.522000074</text:p>
          </table:table-cell>
          <table:table-cell table:style-name="ce1"/>
          <table:table-cell office:value-type="float" office:value="0.14400005340576166" table:formula="of:=[.H88] - [.$H$409]" table:style-name="ce1">
            <text:p>0.14400005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59.151" table:style-name="ce1">
            <text:p>1739049359</text:p>
          </table:table-cell>
          <table:table-cell office:value-type="float" office:value="1739049359.7090001" table:style-name="ce1">
            <text:p>17390493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800008773803711" table:formula="of:=[.B89]-[.A89]" table:style-name="ce1">
            <text:p>0.558000088</text:p>
          </table:table-cell>
          <table:table-cell table:style-name="ce1"/>
          <table:table-cell office:value-type="float" office:value="0.18000006675720209" table:formula="of:=[.H89] - [.$H$409]" table:style-name="ce1">
            <text:p>0.18000006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0.2509999" table:style-name="ce1">
            <text:p>1739049360</text:p>
          </table:table-cell>
          <table:table-cell office:value-type="float" office:value="1739049360.688" table:style-name="ce1">
            <text:p>17390493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3700003623962402" table:formula="of:=[.B90]-[.A90]" table:style-name="ce1">
            <text:p>0.437000036</text:p>
          </table:table-cell>
          <table:table-cell table:style-name="ce1"/>
          <table:table-cell office:value-type="float" office:value="5.9000015258789007E-2" table:formula="of:=[.H90] - [.$H$409]" table:style-name="ce1">
            <text:p>0.05900001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1.151" table:style-name="ce1">
            <text:p>1739049361</text:p>
          </table:table-cell>
          <table:table-cell office:value-type="float" office:value="1739049361.7019999" table:style-name="ce1">
            <text:p>17390493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099987983703613" table:formula="of:=[.B91]-[.A91]" table:style-name="ce1">
            <text:p>0.55099988</text:p>
          </table:table-cell>
          <table:table-cell table:style-name="ce1"/>
          <table:table-cell office:value-type="float" office:value="0.17299985885620112" table:formula="of:=[.H91] - [.$H$409]" table:style-name="ce1">
            <text:p>0.17299985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2.184" table:style-name="ce1">
            <text:p>1739049362</text:p>
          </table:table-cell>
          <table:table-cell office:value-type="float" office:value="1739049362.6989999" table:style-name="ce1">
            <text:p>17390493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49998664855957" table:formula="of:=[.B92]-[.A92]" table:style-name="ce1">
            <text:p>0.514999866</text:p>
          </table:table-cell>
          <table:table-cell table:style-name="ce1"/>
          <table:table-cell office:value-type="float" office:value="0.13699984550476069" table:formula="of:=[.H92] - [.$H$409]" table:style-name="ce1">
            <text:p>0.13699984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3.184" table:style-name="ce1">
            <text:p>1739049363</text:p>
          </table:table-cell>
          <table:table-cell office:value-type="float" office:value="1739049363.7" table:style-name="ce1">
            <text:p>1739049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00003242492676" table:formula="of:=[.B93]-[.A93]" table:style-name="ce1">
            <text:p>0.516000032</text:p>
          </table:table-cell>
          <table:table-cell table:style-name="ce1"/>
          <table:table-cell office:value-type="float" office:value="0.13800001144409174" table:formula="of:=[.H93] - [.$H$409]" table:style-name="ce1">
            <text:p>0.13800001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4.184" table:style-name="ce1">
            <text:p>1739049364</text:p>
          </table:table-cell>
          <table:table-cell office:value-type="float" office:value="1739049364.76" table:style-name="ce1">
            <text:p>1739049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599997520446777" table:formula="of:=[.B94]-[.A94]" table:style-name="ce1">
            <text:p>0.575999975</text:p>
          </table:table-cell>
          <table:table-cell table:style-name="ce1"/>
          <table:table-cell office:value-type="float" office:value="0.19799995422363276" table:formula="of:=[.H94] - [.$H$409]" table:style-name="ce1">
            <text:p>0.19799995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5.217" table:style-name="ce1">
            <text:p>1739049365</text:p>
          </table:table-cell>
          <table:table-cell office:value-type="float" office:value="1739049365.7149999" table:style-name="ce1">
            <text:p>1739049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799990653991699" table:formula="of:=[.B95]-[.A95]" table:style-name="ce1">
            <text:p>0.497999907</text:p>
          </table:table-cell>
          <table:table-cell table:style-name="ce1"/>
          <table:table-cell office:value-type="float" office:value="0.11999988555908198" table:formula="of:=[.H95] - [.$H$409]" table:style-name="ce1">
            <text:p>0.1199998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6.1170001" table:style-name="ce1">
            <text:p>1739049366</text:p>
          </table:table-cell>
          <table:table-cell office:value-type="float" office:value="1739049366.707" table:style-name="ce1">
            <text:p>1739049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999991416931152" table:formula="of:=[.B96]-[.A96]" table:style-name="ce1">
            <text:p>0.589999914</text:p>
          </table:table-cell>
          <table:table-cell table:style-name="ce1"/>
          <table:table-cell office:value-type="float" office:value="0.21199989318847651" table:formula="of:=[.H96] - [.$H$409]" table:style-name="ce1">
            <text:p>0.21199989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7.217" table:style-name="ce1">
            <text:p>1739049367</text:p>
          </table:table-cell>
          <table:table-cell office:value-type="float" office:value="1739049367.711" table:style-name="ce1">
            <text:p>1739049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97]-[.A97]" table:style-name="ce1">
            <text:p>0.493999958</text:p>
          </table:table-cell>
          <table:table-cell table:style-name="ce1"/>
          <table:table-cell office:value-type="float" office:value="0.11599993705749506" table:formula="of:=[.H97] - [.$H$409]" table:style-name="ce1">
            <text:p>0.11599993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8.151" table:style-name="ce1">
            <text:p>1739049368</text:p>
          </table:table-cell>
          <table:table-cell office:value-type="float" office:value="1739049368.7219999" table:style-name="ce1">
            <text:p>17390493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09998607635498" table:formula="of:=[.B98]-[.A98]" table:style-name="ce1">
            <text:p>0.570999861</text:p>
          </table:table-cell>
          <table:table-cell table:style-name="ce1"/>
          <table:table-cell office:value-type="float" office:value="0.19299983978271479" table:formula="of:=[.H98] - [.$H$409]" table:style-name="ce1">
            <text:p>0.192999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69.1170001" table:style-name="ce1">
            <text:p>1739049369</text:p>
          </table:table-cell>
          <table:table-cell office:value-type="float" office:value="1739049369.707" table:style-name="ce1">
            <text:p>17390493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999991416931152" table:formula="of:=[.B99]-[.A99]" table:style-name="ce1">
            <text:p>0.589999914</text:p>
          </table:table-cell>
          <table:table-cell table:style-name="ce1"/>
          <table:table-cell office:value-type="float" office:value="0.21199989318847651" table:formula="of:=[.H99] - [.$H$409]" table:style-name="ce1">
            <text:p>0.21199989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0.1170001" table:style-name="ce1">
            <text:p>1739049370</text:p>
          </table:table-cell>
          <table:table-cell office:value-type="float" office:value="1739049370.7149999" table:style-name="ce1">
            <text:p>17390493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799981117248535" table:formula="of:=[.B100]-[.A100]" table:style-name="ce1">
            <text:p>0.597999811</text:p>
          </table:table-cell>
          <table:table-cell table:style-name="ce1"/>
          <table:table-cell office:value-type="float" office:value="0.21999979019165034" table:formula="of:=[.H100] - [.$H$409]" table:style-name="ce1">
            <text:p>0.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1.184" table:style-name="ce1">
            <text:p>1739049371</text:p>
          </table:table-cell>
          <table:table-cell office:value-type="float" office:value="1739049371.7190001" table:style-name="ce1">
            <text:p>1739049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101]-[.A101]" table:style-name="ce1">
            <text:p>0.535000086</text:p>
          </table:table-cell>
          <table:table-cell table:style-name="ce1"/>
          <table:table-cell office:value-type="float" office:value="0.15700006484985346" table:formula="of:=[.H101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2.184" table:style-name="ce2">
            <text:p>1739049372</text:p>
          </table:table-cell>
          <table:table-cell office:value-type="float" office:value="1739049372.72" table:style-name="ce2">
            <text:p>1739049373</text:p>
          </table:table-cell>
          <table:table-cell office:value-type="float" office:value="480" table:style-name="ce2">
            <text:p>480</text:p>
          </table:table-cell>
          <table:table-cell office:value-type="float" office:value="640" table:style-name="ce2">
            <text:p>640</text:p>
          </table:table-cell>
          <table:table-cell office:value-type="float" office:value="1280" table:style-name="ce2">
            <text:p>1280</text:p>
          </table:table-cell>
          <table:table-cell office:value-type="float" office:value="614400" table:style-name="ce2">
            <text:p>614400</text:p>
          </table:table-cell>
          <table:table-cell table:style-name="ce2"/>
          <table:table-cell office:value-type="float" office:value="0.53600001335144043" table:formula="of:=[.B102]-[.A102]" table:style-name="ce2">
            <text:p>0.536000013</text:p>
          </table:table-cell>
          <table:table-cell table:style-name="ce2"/>
          <table:table-cell office:value-type="float" office:value="0.15799999237060541" table:formula="of:=[.H102] - [.$H$409]" table:style-name="ce1">
            <text:p>0.1579999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49373.151" table:style-name="ce1">
            <text:p>1739049373</text:p>
          </table:table-cell>
          <table:table-cell office:value-type="float" office:value="1739049373.717" table:style-name="ce1">
            <text:p>17390493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99998474121094" table:formula="of:=[.B103]-[.A103]" table:style-name="ce1">
            <text:p>0.565999985</text:p>
          </table:table-cell>
          <table:table-cell table:style-name="ce1"/>
          <table:table-cell office:value-type="float" office:value="0.18799996376037592" table:formula="of:=[.H103] - [.$H$409]" table:style-name="ce1">
            <text:p>0.18799996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4.151" table:style-name="ce1">
            <text:p>1739049374</text:p>
          </table:table-cell>
          <table:table-cell office:value-type="float" office:value="1739049374.724" table:style-name="ce1">
            <text:p>17390493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99995422363281" table:formula="of:=[.B104]-[.A104]" table:style-name="ce1">
            <text:p>0.572999954</text:p>
          </table:table-cell>
          <table:table-cell table:style-name="ce1"/>
          <table:table-cell office:value-type="float" office:value="0.1949999332427978" table:formula="of:=[.H104] - [.$H$409]" table:style-name="ce1">
            <text:p>0.19499993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5.151" table:style-name="ce1">
            <text:p>1739049375</text:p>
          </table:table-cell>
          <table:table-cell office:value-type="float" office:value="1739049375.724" table:style-name="ce1">
            <text:p>17390493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99995422363281" table:formula="of:=[.B105]-[.A105]" table:style-name="ce1">
            <text:p>0.572999954</text:p>
          </table:table-cell>
          <table:table-cell table:style-name="ce1"/>
          <table:table-cell office:value-type="float" office:value="0.1949999332427978" table:formula="of:=[.H105] - [.$H$409]" table:style-name="ce1">
            <text:p>0.19499993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6.184" table:style-name="ce1">
            <text:p>1739049376</text:p>
          </table:table-cell>
          <table:table-cell office:value-type="float" office:value="1739049376.7290001" table:style-name="ce1">
            <text:p>17390493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00007629394531" table:formula="of:=[.B106]-[.A106]" table:style-name="ce1">
            <text:p>0.545000076</text:p>
          </table:table-cell>
          <table:table-cell table:style-name="ce1"/>
          <table:table-cell office:value-type="float" office:value="0.1670000553131103" table:formula="of:=[.H106] - [.$H$409]" table:style-name="ce1">
            <text:p>0.16700005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7.217" table:style-name="ce1">
            <text:p>1739049377</text:p>
          </table:table-cell>
          <table:table-cell office:value-type="float" office:value="1739049377.7320001" table:style-name="ce1">
            <text:p>1739049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50001049041748" table:formula="of:=[.B107]-[.A107]" table:style-name="ce1">
            <text:p>0.515000105</text:p>
          </table:table-cell>
          <table:table-cell table:style-name="ce1"/>
          <table:table-cell office:value-type="float" office:value="0.13700008392333979" table:formula="of:=[.H107] - [.$H$409]" table:style-name="ce1">
            <text:p>0.1370000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8.184" table:style-name="ce1">
            <text:p>1739049378</text:p>
          </table:table-cell>
          <table:table-cell office:value-type="float" office:value="1739049378.7360001" table:style-name="ce1">
            <text:p>17390493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108]-[.A108]" table:style-name="ce1">
            <text:p>0.552000046</text:p>
          </table:table-cell>
          <table:table-cell table:style-name="ce1"/>
          <table:table-cell office:value-type="float" office:value="0.17400002479553217" table:formula="of:=[.H108] - [.$H$409]" table:style-name="ce1">
            <text:p>0.1740000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79.184" table:style-name="ce1">
            <text:p>1739049379</text:p>
          </table:table-cell>
          <table:table-cell office:value-type="float" office:value="1739049379.7379999" table:style-name="ce1">
            <text:p>17390493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399990081787109" table:formula="of:=[.B109]-[.A109]" table:style-name="ce1">
            <text:p>0.553999901</text:p>
          </table:table-cell>
          <table:table-cell table:style-name="ce1"/>
          <table:table-cell office:value-type="float" office:value="0.17599987983703608" table:formula="of:=[.H109] - [.$H$409]" table:style-name="ce1">
            <text:p>0.1759998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0.2509999" table:style-name="ce1">
            <text:p>1739049380</text:p>
          </table:table-cell>
          <table:table-cell office:value-type="float" office:value="1739049380.7479999" table:style-name="ce1">
            <text:p>17390493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110]-[.A110]" table:style-name="ce1">
            <text:p>0.496999979</text:p>
          </table:table-cell>
          <table:table-cell table:style-name="ce1"/>
          <table:table-cell office:value-type="float" office:value="0.11899995803833002" table:formula="of:=[.H110] - [.$H$409]" table:style-name="ce1">
            <text:p>0.11899995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1.217" table:style-name="ce1">
            <text:p>1739049381</text:p>
          </table:table-cell>
          <table:table-cell office:value-type="float" office:value="1739049381.7379999" table:style-name="ce1">
            <text:p>17390493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099990844726563" table:formula="of:=[.B111]-[.A111]" table:style-name="ce1">
            <text:p>0.520999908</text:p>
          </table:table-cell>
          <table:table-cell table:style-name="ce1"/>
          <table:table-cell office:value-type="float" office:value="0.14299988746643061" table:formula="of:=[.H111] - [.$H$409]" table:style-name="ce1">
            <text:p>0.1429998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2.151" table:style-name="ce1">
            <text:p>1739049382</text:p>
          </table:table-cell>
          <table:table-cell office:value-type="float" office:value="1739049382.7579999" table:style-name="ce1">
            <text:p>17390493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699987411499023" table:formula="of:=[.B112]-[.A112]" table:style-name="ce1">
            <text:p>0.606999874</text:p>
          </table:table-cell>
          <table:table-cell table:style-name="ce1"/>
          <table:table-cell office:value-type="float" office:value="0.22899985313415522" table:formula="of:=[.H112] - [.$H$409]" table:style-name="ce1">
            <text:p>0.22899985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3.2509999" table:style-name="ce1">
            <text:p>1739049383</text:p>
          </table:table-cell>
          <table:table-cell office:value-type="float" office:value="1739049383.7449999" table:style-name="ce1">
            <text:p>17390493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113]-[.A113]" table:style-name="ce1">
            <text:p>0.493999958</text:p>
          </table:table-cell>
          <table:table-cell table:style-name="ce1"/>
          <table:table-cell office:value-type="float" office:value="0.11599993705749506" table:formula="of:=[.H113] - [.$H$409]" table:style-name="ce1">
            <text:p>0.11599993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4.217" table:style-name="ce1">
            <text:p>1739049384</text:p>
          </table:table-cell>
          <table:table-cell office:value-type="float" office:value="1739049384.747" table:style-name="ce1">
            <text:p>17390493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99997138977051" table:formula="of:=[.B114]-[.A114]" table:style-name="ce1">
            <text:p>0.529999971</text:p>
          </table:table-cell>
          <table:table-cell table:style-name="ce1"/>
          <table:table-cell office:value-type="float" office:value="0.15199995040893549" table:formula="of:=[.H114] - [.$H$409]" table:style-name="ce1">
            <text:p>0.151999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5.151" table:style-name="ce1">
            <text:p>1739049385</text:p>
          </table:table-cell>
          <table:table-cell office:value-type="float" office:value="1739049385.76" table:style-name="ce1">
            <text:p>1739049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899996757507324" table:formula="of:=[.B115]-[.A115]" table:style-name="ce1">
            <text:p>0.608999968</text:p>
          </table:table-cell>
          <table:table-cell table:style-name="ce1"/>
          <table:table-cell office:value-type="float" office:value="0.23099994659423823" table:formula="of:=[.H115] - [.$H$409]" table:style-name="ce1">
            <text:p>0.2309999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6.2509999" table:style-name="ce1">
            <text:p>1739049386</text:p>
          </table:table-cell>
          <table:table-cell office:value-type="float" office:value="1739049386.747" table:style-name="ce1">
            <text:p>1739049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00005149841309" table:formula="of:=[.B116]-[.A116]" table:style-name="ce1">
            <text:p>0.496000051</text:p>
          </table:table-cell>
          <table:table-cell table:style-name="ce1"/>
          <table:table-cell office:value-type="float" office:value="0.11800003051757807" table:formula="of:=[.H116] - [.$H$409]" table:style-name="ce1">
            <text:p>0.1180000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7.2509999" table:style-name="ce1">
            <text:p>1739049387</text:p>
          </table:table-cell>
          <table:table-cell office:value-type="float" office:value="1739049387.747" table:style-name="ce1">
            <text:p>1739049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00005149841309" table:formula="of:=[.B117]-[.A117]" table:style-name="ce1">
            <text:p>0.496000051</text:p>
          </table:table-cell>
          <table:table-cell table:style-name="ce1"/>
          <table:table-cell office:value-type="float" office:value="0.11800003051757807" table:formula="of:=[.H117] - [.$H$409]" table:style-name="ce1">
            <text:p>0.1180000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8.217" table:style-name="ce1">
            <text:p>1739049388</text:p>
          </table:table-cell>
          <table:table-cell office:value-type="float" office:value="1739049388.7609999" table:style-name="ce1">
            <text:p>1739049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118]-[.A118]" table:style-name="ce1">
            <text:p>0.54399991</text:p>
          </table:table-cell>
          <table:table-cell table:style-name="ce1"/>
          <table:table-cell office:value-type="float" office:value="0.16599988937377924" table:formula="of:=[.H118] - [.$H$409]" table:style-name="ce1">
            <text:p>0.16599988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89.217" table:style-name="ce1">
            <text:p>1739049389</text:p>
          </table:table-cell>
          <table:table-cell office:value-type="float" office:value="1739049389.8570001" table:style-name="ce1">
            <text:p>17390493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00001049041748" table:formula="of:=[.B119]-[.A119]" table:style-name="ce1">
            <text:p>0.640000105</text:p>
          </table:table-cell>
          <table:table-cell table:style-name="ce1"/>
          <table:table-cell office:value-type="float" office:value="0.26200008392333979" table:formula="of:=[.H119] - [.$H$409]" table:style-name="ce1">
            <text:p>0.2620000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0.2839999" table:style-name="ce1">
            <text:p>1739049390</text:p>
          </table:table-cell>
          <table:table-cell office:value-type="float" office:value="1739049390.7579999" table:style-name="ce1">
            <text:p>17390493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399997711181641" table:formula="of:=[.B120]-[.A120]" table:style-name="ce1">
            <text:p>0.473999977</text:p>
          </table:table-cell>
          <table:table-cell table:style-name="ce1"/>
          <table:table-cell office:value-type="float" office:value="9.599995613098139E-2" table:formula="of:=[.H120] - [.$H$409]" table:style-name="ce1">
            <text:p>0.09599995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1.217" table:style-name="ce1">
            <text:p>1739049391</text:p>
          </table:table-cell>
          <table:table-cell office:value-type="float" office:value="1739049391.7590001" table:style-name="ce1">
            <text:p>17390493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121]-[.A121]" table:style-name="ce1">
            <text:p>0.542000055</text:p>
          </table:table-cell>
          <table:table-cell table:style-name="ce1"/>
          <table:table-cell office:value-type="float" office:value="0.16400003433227534" table:formula="of:=[.H121] - [.$H$409]" table:style-name="ce1">
            <text:p>0.16400003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2.3169999" table:style-name="ce1">
            <text:p>1739049392</text:p>
          </table:table-cell>
          <table:table-cell office:value-type="float" office:value="1739049392.7620001" table:style-name="ce1">
            <text:p>1739049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4500017166137695" table:formula="of:=[.B122]-[.A122]" table:style-name="ce1">
            <text:p>0.445000172</text:p>
          </table:table-cell>
          <table:table-cell table:style-name="ce1"/>
          <table:table-cell office:value-type="float" office:value="6.7000150680541937E-2" table:formula="of:=[.H122] - [.$H$409]" table:style-name="ce1">
            <text:p>0.06700015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3.217" table:style-name="ce1">
            <text:p>1739049393</text:p>
          </table:table-cell>
          <table:table-cell office:value-type="float" office:value="1739049393.7550001" table:style-name="ce1">
            <text:p>1739049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00010681152344" table:formula="of:=[.B123]-[.A123]" table:style-name="ce1">
            <text:p>0.538000107</text:p>
          </table:table-cell>
          <table:table-cell table:style-name="ce1"/>
          <table:table-cell office:value-type="float" office:value="0.16000008583068842" table:formula="of:=[.H123] - [.$H$409]" table:style-name="ce1">
            <text:p>0.1600000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4.2839999" table:style-name="ce1">
            <text:p>1739049394</text:p>
          </table:table-cell>
          <table:table-cell office:value-type="float" office:value="1739049394.763" table:style-name="ce1">
            <text:p>1739049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900009155273438" table:formula="of:=[.B124]-[.A124]" table:style-name="ce1">
            <text:p>0.479000092</text:p>
          </table:table-cell>
          <table:table-cell table:style-name="ce1"/>
          <table:table-cell office:value-type="float" office:value="0.10100007057189936" table:formula="of:=[.H124] - [.$H$409]" table:style-name="ce1">
            <text:p>0.1010000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5.184" table:style-name="ce1">
            <text:p>1739049395</text:p>
          </table:table-cell>
          <table:table-cell office:value-type="float" office:value="1739049395.7720001" table:style-name="ce1">
            <text:p>1739049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00005912780762" table:formula="of:=[.B125]-[.A125]" table:style-name="ce1">
            <text:p>0.588000059</text:p>
          </table:table-cell>
          <table:table-cell table:style-name="ce1"/>
          <table:table-cell office:value-type="float" office:value="0.2100000381469726" table:formula="of:=[.H125] - [.$H$409]" table:style-name="ce1">
            <text:p>0.21000003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5.217" table:style-name="ce1">
            <text:p>1739049395</text:p>
          </table:table-cell>
          <table:table-cell office:value-type="float" office:value="1739049395.859" table:style-name="ce1">
            <text:p>1739049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199995994567871" table:formula="of:=[.B126]-[.A126]" table:style-name="ce1">
            <text:p>0.64199996</text:p>
          </table:table-cell>
          <table:table-cell table:style-name="ce1"/>
          <table:table-cell office:value-type="float" office:value="0.26399993896484369" table:formula="of:=[.H126] - [.$H$409]" table:style-name="ce1">
            <text:p>0.26399993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6.2839999" table:style-name="ce1">
            <text:p>1739049396</text:p>
          </table:table-cell>
          <table:table-cell office:value-type="float" office:value="1739049396.767" table:style-name="ce1">
            <text:p>1739049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00004005432129" table:formula="of:=[.B127]-[.A127]" table:style-name="ce1">
            <text:p>0.48300004</text:p>
          </table:table-cell>
          <table:table-cell table:style-name="ce1"/>
          <table:table-cell office:value-type="float" office:value="0.10500001907348627" table:formula="of:=[.H127] - [.$H$409]" table:style-name="ce1">
            <text:p>0.10500001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7.2509999" table:style-name="ce1">
            <text:p>1739049397</text:p>
          </table:table-cell>
          <table:table-cell office:value-type="float" office:value="1739049397.786" table:style-name="ce1">
            <text:p>17390493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128]-[.A128]" table:style-name="ce1">
            <text:p>0.535000086</text:p>
          </table:table-cell>
          <table:table-cell table:style-name="ce1"/>
          <table:table-cell office:value-type="float" office:value="0.15700006484985346" table:formula="of:=[.H128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8.2839999" table:style-name="ce1">
            <text:p>1739049398</text:p>
          </table:table-cell>
          <table:table-cell office:value-type="float" office:value="1739049398.7909999" table:style-name="ce1">
            <text:p>17390493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99996948242188" table:formula="of:=[.B129]-[.A129]" table:style-name="ce1">
            <text:p>0.506999969</text:p>
          </table:table-cell>
          <table:table-cell table:style-name="ce1"/>
          <table:table-cell office:value-type="float" office:value="0.12899994850158686" table:formula="of:=[.H129] - [.$H$409]" table:style-name="ce1">
            <text:p>0.12899994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399.2839999" table:style-name="ce1">
            <text:p>1739049399</text:p>
          </table:table-cell>
          <table:table-cell office:value-type="float" office:value="1739049399.7939999" table:style-name="ce1">
            <text:p>17390494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99999046325684" table:formula="of:=[.B130]-[.A130]" table:style-name="ce1">
            <text:p>0.50999999</text:p>
          </table:table-cell>
          <table:table-cell table:style-name="ce1"/>
          <table:table-cell office:value-type="float" office:value="0.13199996948242182" table:formula="of:=[.H130] - [.$H$409]" table:style-name="ce1">
            <text:p>0.1319999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0.2839999" table:style-name="ce1">
            <text:p>1739049400</text:p>
          </table:table-cell>
          <table:table-cell office:value-type="float" office:value="1739049400.777" table:style-name="ce1">
            <text:p>1739049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00003051757813" table:formula="of:=[.B131]-[.A131]" table:style-name="ce1">
            <text:p>0.493000031</text:p>
          </table:table-cell>
          <table:table-cell table:style-name="ce1"/>
          <table:table-cell office:value-type="float" office:value="0.11500000953674311" table:formula="of:=[.H131] - [.$H$409]" table:style-name="ce1">
            <text:p>0.1150000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1.217" table:style-name="ce1">
            <text:p>1739049401</text:p>
          </table:table-cell>
          <table:table-cell office:value-type="float" office:value="1739049401.7809999" table:style-name="ce1">
            <text:p>17390494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399989128112793" table:formula="of:=[.B132]-[.A132]" table:style-name="ce1">
            <text:p>0.563999891</text:p>
          </table:table-cell>
          <table:table-cell table:style-name="ce1"/>
          <table:table-cell office:value-type="float" office:value="0.18599987030029291" table:formula="of:=[.H132] - [.$H$409]" table:style-name="ce1">
            <text:p>0.185999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2.2509999" table:style-name="ce1">
            <text:p>1739049402</text:p>
          </table:table-cell>
          <table:table-cell office:value-type="float" office:value="1739049402.846" table:style-name="ce1">
            <text:p>1739049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500002861022949" table:formula="of:=[.B133]-[.A133]" table:style-name="ce1">
            <text:p>0.595000029</text:p>
          </table:table-cell>
          <table:table-cell table:style-name="ce1"/>
          <table:table-cell office:value-type="float" office:value="0.21700000762939448" table:formula="of:=[.H133] - [.$H$409]" table:style-name="ce1">
            <text:p>0.21700000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3.184" table:style-name="ce1">
            <text:p>1739049403</text:p>
          </table:table-cell>
          <table:table-cell office:value-type="float" office:value="1739049403.823" table:style-name="ce1">
            <text:p>1739049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899993896484375" table:formula="of:=[.B134]-[.A134]" table:style-name="ce1">
            <text:p>0.638999939</text:p>
          </table:table-cell>
          <table:table-cell table:style-name="ce1"/>
          <table:table-cell office:value-type="float" office:value="0.26099991798400873" table:formula="of:=[.H134] - [.$H$409]" table:style-name="ce1">
            <text:p>0.26099991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3.2509999" table:style-name="ce1">
            <text:p>1739049403</text:p>
          </table:table-cell>
          <table:table-cell office:value-type="float" office:value="1739049403.925" table:style-name="ce1">
            <text:p>1739049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7400002479553223" table:formula="of:=[.B135]-[.A135]" table:style-name="ce1">
            <text:p>0.674000025</text:p>
          </table:table-cell>
          <table:table-cell table:style-name="ce1"/>
          <table:table-cell office:value-type="float" office:value="0.29600000381469721" table:formula="of:=[.H135] - [.$H$409]" table:style-name="ce1">
            <text:p>0.2960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4.217" table:style-name="ce1">
            <text:p>1739049404</text:p>
          </table:table-cell>
          <table:table-cell office:value-type="float" office:value="1739049404.8469999" table:style-name="ce1">
            <text:p>1739049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999987602233887" table:formula="of:=[.B136]-[.A136]" table:style-name="ce1">
            <text:p>0.629999876</text:p>
          </table:table-cell>
          <table:table-cell table:style-name="ce1"/>
          <table:table-cell office:value-type="float" office:value="0.25199985504150385" table:formula="of:=[.H136] - [.$H$409]" table:style-name="ce1">
            <text:p>0.25199985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5.2839999" table:style-name="ce1">
            <text:p>1739049405</text:p>
          </table:table-cell>
          <table:table-cell office:value-type="float" office:value="1739049405.7820001" table:style-name="ce1">
            <text:p>17390494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800014495849609" table:formula="of:=[.B137]-[.A137]" table:style-name="ce1">
            <text:p>0.498000145</text:p>
          </table:table-cell>
          <table:table-cell table:style-name="ce1"/>
          <table:table-cell office:value-type="float" office:value="0.12000012397766108" table:formula="of:=[.H137] - [.$H$409]" table:style-name="ce1">
            <text:p>0.12000012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6.184" table:style-name="ce1">
            <text:p>1739049406</text:p>
          </table:table-cell>
          <table:table-cell office:value-type="float" office:value="1739049406.7909999" table:style-name="ce1">
            <text:p>1739049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699987411499023" table:formula="of:=[.B138]-[.A138]" table:style-name="ce1">
            <text:p>0.606999874</text:p>
          </table:table-cell>
          <table:table-cell table:style-name="ce1"/>
          <table:table-cell office:value-type="float" office:value="0.22899985313415522" table:formula="of:=[.H138] - [.$H$409]" table:style-name="ce1">
            <text:p>0.22899985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7.2839999" table:style-name="ce1">
            <text:p>1739049407</text:p>
          </table:table-cell>
          <table:table-cell office:value-type="float" office:value="1739049407.7950001" table:style-name="ce1">
            <text:p>17390494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100015640258789" table:formula="of:=[.B139]-[.A139]" table:style-name="ce1">
            <text:p>0.511000156</text:p>
          </table:table-cell>
          <table:table-cell table:style-name="ce1"/>
          <table:table-cell office:value-type="float" office:value="0.13300013542175287" table:formula="of:=[.H139] - [.$H$409]" table:style-name="ce1">
            <text:p>0.13300013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8.2839999" table:style-name="ce1">
            <text:p>1739049408</text:p>
          </table:table-cell>
          <table:table-cell office:value-type="float" office:value="1739049408.793" table:style-name="ce1">
            <text:p>17390494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140]-[.A140]" table:style-name="ce1">
            <text:p>0.509000063</text:p>
          </table:table-cell>
          <table:table-cell table:style-name="ce1"/>
          <table:table-cell office:value-type="float" office:value="0.13100004196166987" table:formula="of:=[.H140] - [.$H$409]" table:style-name="ce1">
            <text:p>0.13100004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09.2509999" table:style-name="ce1">
            <text:p>1739049409</text:p>
          </table:table-cell>
          <table:table-cell office:value-type="float" office:value="1739049409.789" table:style-name="ce1">
            <text:p>17390494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00010681152344" table:formula="of:=[.B141]-[.A141]" table:style-name="ce1">
            <text:p>0.538000107</text:p>
          </table:table-cell>
          <table:table-cell table:style-name="ce1"/>
          <table:table-cell office:value-type="float" office:value="0.16000008583068842" table:formula="of:=[.H141] - [.$H$409]" table:style-name="ce1">
            <text:p>0.1600000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0.2839999" table:style-name="ce1">
            <text:p>1739049410</text:p>
          </table:table-cell>
          <table:table-cell office:value-type="float" office:value="1739049410.7969999" table:style-name="ce1">
            <text:p>17390494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142]-[.A142]" table:style-name="ce1">
            <text:p>0.513000011</text:p>
          </table:table-cell>
          <table:table-cell table:style-name="ce1"/>
          <table:table-cell office:value-type="float" office:value="0.13499999046325678" table:formula="of:=[.H142] - [.$H$409]" table:style-name="ce1">
            <text:p>0.134999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1.2509999" table:style-name="ce1">
            <text:p>1739049411</text:p>
          </table:table-cell>
          <table:table-cell office:value-type="float" office:value="1739049411.891" table:style-name="ce1">
            <text:p>17390494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00001049041748" table:formula="of:=[.B143]-[.A143]" table:style-name="ce1">
            <text:p>0.640000105</text:p>
          </table:table-cell>
          <table:table-cell table:style-name="ce1"/>
          <table:table-cell office:value-type="float" office:value="0.26200008392333979" table:formula="of:=[.H143] - [.$H$409]" table:style-name="ce1">
            <text:p>0.2620000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2.2839999" table:style-name="ce1">
            <text:p>1739049412</text:p>
          </table:table-cell>
          <table:table-cell office:value-type="float" office:value="1739049412.7939999" table:style-name="ce1">
            <text:p>17390494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99999046325684" table:formula="of:=[.B144]-[.A144]" table:style-name="ce1">
            <text:p>0.50999999</text:p>
          </table:table-cell>
          <table:table-cell table:style-name="ce1"/>
          <table:table-cell office:value-type="float" office:value="0.13199996948242182" table:formula="of:=[.H144] - [.$H$409]" table:style-name="ce1">
            <text:p>0.1319999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3.3169999" table:style-name="ce1">
            <text:p>1739049413</text:p>
          </table:table-cell>
          <table:table-cell office:value-type="float" office:value="1739049413.7980001" table:style-name="ce1">
            <text:p>1739049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100018501281738" table:formula="of:=[.B145]-[.A145]" table:style-name="ce1">
            <text:p>0.481000185</text:p>
          </table:table-cell>
          <table:table-cell table:style-name="ce1"/>
          <table:table-cell office:value-type="float" office:value="0.10300016403198237" table:formula="of:=[.H145] - [.$H$409]" table:style-name="ce1">
            <text:p>0.10300016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4.2839999" table:style-name="ce1">
            <text:p>1739049414</text:p>
          </table:table-cell>
          <table:table-cell office:value-type="float" office:value="1739049414.803" table:style-name="ce1">
            <text:p>1739049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00005340576172" table:formula="of:=[.B146]-[.A146]" table:style-name="ce1">
            <text:p>0.519000053</text:p>
          </table:table-cell>
          <table:table-cell table:style-name="ce1"/>
          <table:table-cell office:value-type="float" office:value="0.1410000324249267" table:formula="of:=[.H146] - [.$H$409]" table:style-name="ce1">
            <text:p>0.1410000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5.217" table:style-name="ce1">
            <text:p>1739049415</text:p>
          </table:table-cell>
          <table:table-cell office:value-type="float" office:value="1739049415.7980001" table:style-name="ce1">
            <text:p>1739049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100008964538574" table:formula="of:=[.B147]-[.A147]" table:style-name="ce1">
            <text:p>0.58100009</text:p>
          </table:table-cell>
          <table:table-cell table:style-name="ce1"/>
          <table:table-cell office:value-type="float" office:value="0.20300006866455073" table:formula="of:=[.H147] - [.$H$409]" table:style-name="ce1">
            <text:p>0.2030000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6.2839999" table:style-name="ce1">
            <text:p>1739049416</text:p>
          </table:table-cell>
          <table:table-cell office:value-type="float" office:value="1739049416.813" table:style-name="ce1">
            <text:p>17390494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148]-[.A148]" table:style-name="ce1">
            <text:p>0.529000044</text:p>
          </table:table-cell>
          <table:table-cell table:style-name="ce1"/>
          <table:table-cell office:value-type="float" office:value="0.15100002288818354" table:formula="of:=[.H148] - [.$H$409]" table:style-name="ce1">
            <text:p>0.15100002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7.3510001" table:style-name="ce1">
            <text:p>1739049417</text:p>
          </table:table-cell>
          <table:table-cell office:value-type="float" office:value="1739049417.8139999" table:style-name="ce1">
            <text:p>1739049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299982070922852" table:formula="of:=[.B149]-[.A149]" table:style-name="ce1">
            <text:p>0.462999821</text:p>
          </table:table-cell>
          <table:table-cell table:style-name="ce1"/>
          <table:table-cell office:value-type="float" office:value="8.4999799728393499E-2" table:formula="of:=[.H149] - [.$H$409]" table:style-name="ce1">
            <text:p>0.084999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8.2839999" table:style-name="ce1">
            <text:p>1739049418</text:p>
          </table:table-cell>
          <table:table-cell office:value-type="float" office:value="1739049418.8069999" table:style-name="ce1">
            <text:p>1739049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150]-[.A150]" table:style-name="ce1">
            <text:p>0.523000002</text:p>
          </table:table-cell>
          <table:table-cell table:style-name="ce1"/>
          <table:table-cell office:value-type="float" office:value="0.14499998092651362" table:formula="of:=[.H150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19.2839999" table:style-name="ce1">
            <text:p>1739049419</text:p>
          </table:table-cell>
          <table:table-cell office:value-type="float" office:value="1739049419.8069999" table:style-name="ce1">
            <text:p>1739049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151]-[.A151]" table:style-name="ce1">
            <text:p>0.523000002</text:p>
          </table:table-cell>
          <table:table-cell table:style-name="ce1"/>
          <table:table-cell office:value-type="float" office:value="0.14499998092651362" table:formula="of:=[.H151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0.2509999" table:style-name="ce1">
            <text:p>1739049420</text:p>
          </table:table-cell>
          <table:table-cell office:value-type="float" office:value="1739049420.8139999" table:style-name="ce1">
            <text:p>17390494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99996376037598" table:formula="of:=[.B152]-[.A152]" table:style-name="ce1">
            <text:p>0.562999964</text:p>
          </table:table-cell>
          <table:table-cell table:style-name="ce1"/>
          <table:table-cell office:value-type="float" office:value="0.18499994277954096" table:formula="of:=[.H152] - [.$H$409]" table:style-name="ce1">
            <text:p>0.18499994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1.3510001" table:style-name="ce1">
            <text:p>1739049421</text:p>
          </table:table-cell>
          <table:table-cell office:value-type="float" office:value="1739049421.812" table:style-name="ce1">
            <text:p>17390494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099996566772461" table:formula="of:=[.B153]-[.A153]" table:style-name="ce1">
            <text:p>0.460999966</text:p>
          </table:table-cell>
          <table:table-cell table:style-name="ce1"/>
          <table:table-cell office:value-type="float" office:value="8.2999944686889593E-2" table:formula="of:=[.H153] - [.$H$409]" table:style-name="ce1">
            <text:p>0.08299994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2.3169999" table:style-name="ce1">
            <text:p>1739049422</text:p>
          </table:table-cell>
          <table:table-cell office:value-type="float" office:value="1739049422.8169999" table:style-name="ce1">
            <text:p>17390494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154]-[.A154]" table:style-name="ce1">
            <text:p>0.5</text:p>
          </table:table-cell>
          <table:table-cell table:style-name="ce1"/>
          <table:table-cell office:value-type="float" office:value="0.12199997901916498" table:formula="of:=[.H154] - [.$H$409]" table:style-name="ce1">
            <text:p>0.1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3.2839999" table:style-name="ce1">
            <text:p>1739049423</text:p>
          </table:table-cell>
          <table:table-cell office:value-type="float" office:value="1739049423.822" table:style-name="ce1">
            <text:p>17390494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00010681152344" table:formula="of:=[.B155]-[.A155]" table:style-name="ce1">
            <text:p>0.538000107</text:p>
          </table:table-cell>
          <table:table-cell table:style-name="ce1"/>
          <table:table-cell office:value-type="float" office:value="0.16000008583068842" table:formula="of:=[.H155] - [.$H$409]" table:style-name="ce1">
            <text:p>0.1600000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4.3840001" table:style-name="ce1">
            <text:p>1739049424</text:p>
          </table:table-cell>
          <table:table-cell office:value-type="float" office:value="1739049424.816" table:style-name="ce1">
            <text:p>1739049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3199992179870605" table:formula="of:=[.B156]-[.A156]" table:style-name="ce1">
            <text:p>0.431999922</text:p>
          </table:table-cell>
          <table:table-cell table:style-name="ce1"/>
          <table:table-cell office:value-type="float" office:value="5.3999900817871038E-2" table:formula="of:=[.H156] - [.$H$409]" table:style-name="ce1">
            <text:p>0.05399990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5.2509999" table:style-name="ce1">
            <text:p>1739049425</text:p>
          </table:table-cell>
          <table:table-cell office:value-type="float" office:value="1739049425.8199999" table:style-name="ce1">
            <text:p>17390494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157]-[.A157]" table:style-name="ce1">
            <text:p>0.569000006</text:p>
          </table:table-cell>
          <table:table-cell table:style-name="ce1"/>
          <table:table-cell office:value-type="float" office:value="0.19099998474121088" table:formula="of:=[.H157] - [.$H$409]" table:style-name="ce1">
            <text:p>0.19099998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6.2839999" table:style-name="ce1">
            <text:p>1739049426</text:p>
          </table:table-cell>
          <table:table-cell office:value-type="float" office:value="1739049426.8169999" table:style-name="ce1">
            <text:p>1739049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158]-[.A158]" table:style-name="ce1">
            <text:p>0.532999992</text:p>
          </table:table-cell>
          <table:table-cell table:style-name="ce1"/>
          <table:table-cell office:value-type="float" office:value="0.15499997138977045" table:formula="of:=[.H158] - [.$H$409]" table:style-name="ce1">
            <text:p>0.1549999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7.2509999" table:style-name="ce1">
            <text:p>1739049427</text:p>
          </table:table-cell>
          <table:table-cell office:value-type="float" office:value="1739049427.829" table:style-name="ce1">
            <text:p>1739049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800006866455078" table:formula="of:=[.B159]-[.A159]" table:style-name="ce1">
            <text:p>0.578000069</text:p>
          </table:table-cell>
          <table:table-cell table:style-name="ce1"/>
          <table:table-cell office:value-type="float" office:value="0.20000004768371576" table:formula="of:=[.H159] - [.$H$409]" table:style-name="ce1">
            <text:p>0.20000004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8.2839999" table:style-name="ce1">
            <text:p>1739049428</text:p>
          </table:table-cell>
          <table:table-cell office:value-type="float" office:value="1739049428.8299999" table:style-name="ce1">
            <text:p>17390494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00000381469727" table:formula="of:=[.B160]-[.A160]" table:style-name="ce1">
            <text:p>0.546000004</text:p>
          </table:table-cell>
          <table:table-cell table:style-name="ce1"/>
          <table:table-cell office:value-type="float" office:value="0.16799998283386225" table:formula="of:=[.H160] - [.$H$409]" table:style-name="ce1">
            <text:p>0.16799998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29.3840001" table:style-name="ce1">
            <text:p>1739049429</text:p>
          </table:table-cell>
          <table:table-cell office:value-type="float" office:value="1739049429.823" table:style-name="ce1">
            <text:p>1739049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3899989128112793" table:formula="of:=[.B161]-[.A161]" table:style-name="ce1">
            <text:p>0.438999891</text:p>
          </table:table-cell>
          <table:table-cell table:style-name="ce1"/>
          <table:table-cell office:value-type="float" office:value="6.0999870300292913E-2" table:formula="of:=[.H161] - [.$H$409]" table:style-name="ce1">
            <text:p>0.060999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0.3180001" table:style-name="ce1">
            <text:p>1739049430</text:p>
          </table:table-cell>
          <table:table-cell office:value-type="float" office:value="1739049430.8239999" table:style-name="ce1">
            <text:p>1739049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599980354309082" table:formula="of:=[.B162]-[.A162]" table:style-name="ce1">
            <text:p>0.505999804</text:p>
          </table:table-cell>
          <table:table-cell table:style-name="ce1"/>
          <table:table-cell office:value-type="float" office:value="0.1279997825622558" table:formula="of:=[.H162] - [.$H$409]" table:style-name="ce1">
            <text:p>0.12799978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1.3180001" table:style-name="ce1">
            <text:p>1739049431</text:p>
          </table:table-cell>
          <table:table-cell office:value-type="float" office:value="1739049431.9300001" table:style-name="ce1">
            <text:p>1739049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19999885559082" table:formula="of:=[.B163]-[.A163]" table:style-name="ce1">
            <text:p>0.611999989</text:p>
          </table:table-cell>
          <table:table-cell table:style-name="ce1"/>
          <table:table-cell office:value-type="float" office:value="0.23399996757507319" table:formula="of:=[.H163] - [.$H$409]" table:style-name="ce1">
            <text:p>0.23399996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2.3180001" table:style-name="ce1">
            <text:p>1739049432</text:p>
          </table:table-cell>
          <table:table-cell office:value-type="float" office:value="1739049432.8269999" table:style-name="ce1">
            <text:p>1739049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899982452392578" table:formula="of:=[.B164]-[.A164]" table:style-name="ce1">
            <text:p>0.508999825</text:p>
          </table:table-cell>
          <table:table-cell table:style-name="ce1"/>
          <table:table-cell office:value-type="float" office:value="0.13099980354309076" table:formula="of:=[.H164] - [.$H$409]" table:style-name="ce1">
            <text:p>0.1309998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3.3180001" table:style-name="ce1">
            <text:p>1739049433</text:p>
          </table:table-cell>
          <table:table-cell office:value-type="float" office:value="1739049433.8299999" table:style-name="ce1">
            <text:p>1739049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199984550476074" table:formula="of:=[.B165]-[.A165]" table:style-name="ce1">
            <text:p>0.511999846</text:p>
          </table:table-cell>
          <table:table-cell table:style-name="ce1"/>
          <table:table-cell office:value-type="float" office:value="0.13399982452392573" table:formula="of:=[.H165] - [.$H$409]" table:style-name="ce1">
            <text:p>0.1339998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4.3180001" table:style-name="ce1">
            <text:p>1739049434</text:p>
          </table:table-cell>
          <table:table-cell office:value-type="float" office:value="1739049434.839" table:style-name="ce1">
            <text:p>17390494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099990844726563" table:formula="of:=[.B166]-[.A166]" table:style-name="ce1">
            <text:p>0.520999908</text:p>
          </table:table-cell>
          <table:table-cell table:style-name="ce1"/>
          <table:table-cell office:value-type="float" office:value="0.14299988746643061" table:formula="of:=[.H166] - [.$H$409]" table:style-name="ce1">
            <text:p>0.1429998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5.3180001" table:style-name="ce1">
            <text:p>1739049435</text:p>
          </table:table-cell>
          <table:table-cell office:value-type="float" office:value="1739049435.8340001" table:style-name="ce1">
            <text:p>17390494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00003242492676" table:formula="of:=[.B167]-[.A167]" table:style-name="ce1">
            <text:p>0.516000032</text:p>
          </table:table-cell>
          <table:table-cell table:style-name="ce1"/>
          <table:table-cell office:value-type="float" office:value="0.13800001144409174" table:formula="of:=[.H167] - [.$H$409]" table:style-name="ce1">
            <text:p>0.13800001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6.3180001" table:style-name="ce1">
            <text:p>1739049436</text:p>
          </table:table-cell>
          <table:table-cell office:value-type="float" office:value="1739049436.852" table:style-name="ce1">
            <text:p>1739049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399991989135742" table:formula="of:=[.B168]-[.A168]" table:style-name="ce1">
            <text:p>0.53399992</text:p>
          </table:table-cell>
          <table:table-cell table:style-name="ce1"/>
          <table:table-cell office:value-type="float" office:value="0.15599989891052241" table:formula="of:=[.H168] - [.$H$409]" table:style-name="ce1">
            <text:p>0.1559998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7.3510001" table:style-name="ce1">
            <text:p>1739049437</text:p>
          </table:table-cell>
          <table:table-cell office:value-type="float" office:value="1739049437.8469999" table:style-name="ce1">
            <text:p>17390494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599981307983398" table:formula="of:=[.B169]-[.A169]" table:style-name="ce1">
            <text:p>0.495999813</text:p>
          </table:table-cell>
          <table:table-cell table:style-name="ce1"/>
          <table:table-cell office:value-type="float" office:value="0.11799979209899897" table:formula="of:=[.H169] - [.$H$409]" table:style-name="ce1">
            <text:p>0.1179997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8.2509999" table:style-name="ce1">
            <text:p>1739049438</text:p>
          </table:table-cell>
          <table:table-cell office:value-type="float" office:value="1739049438.835" table:style-name="ce1">
            <text:p>17390494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40001106262207" table:formula="of:=[.B170]-[.A170]" table:style-name="ce1">
            <text:p>0.584000111</text:p>
          </table:table-cell>
          <table:table-cell table:style-name="ce1"/>
          <table:table-cell office:value-type="float" office:value="0.20600008964538569" table:formula="of:=[.H170] - [.$H$409]" table:style-name="ce1">
            <text:p>0.2060000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39.2839999" table:style-name="ce1">
            <text:p>1739049439</text:p>
          </table:table-cell>
          <table:table-cell office:value-type="float" office:value="1739049439.8540001" table:style-name="ce1">
            <text:p>1739049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000017166137695" table:formula="of:=[.B171]-[.A171]" table:style-name="ce1">
            <text:p>0.570000172</text:p>
          </table:table-cell>
          <table:table-cell table:style-name="ce1"/>
          <table:table-cell office:value-type="float" office:value="0.19200015068054194" table:formula="of:=[.H171] - [.$H$409]" table:style-name="ce1">
            <text:p>0.19200015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0.3510001" table:style-name="ce1">
            <text:p>1739049440</text:p>
          </table:table-cell>
          <table:table-cell office:value-type="float" office:value="1739049440.8429999" table:style-name="ce1">
            <text:p>1739049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199986457824707" table:formula="of:=[.B172]-[.A172]" table:style-name="ce1">
            <text:p>0.491999865</text:p>
          </table:table-cell>
          <table:table-cell table:style-name="ce1"/>
          <table:table-cell office:value-type="float" office:value="0.11399984359741205" table:formula="of:=[.H172] - [.$H$409]" table:style-name="ce1">
            <text:p>0.11399984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1.2509999" table:style-name="ce1">
            <text:p>1739049441</text:p>
          </table:table-cell>
          <table:table-cell office:value-type="float" office:value="1739049441.8399999" table:style-name="ce1">
            <text:p>17390494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99998664855957" table:formula="of:=[.B173]-[.A173]" table:style-name="ce1">
            <text:p>0.588999987</text:p>
          </table:table-cell>
          <table:table-cell table:style-name="ce1"/>
          <table:table-cell office:value-type="float" office:value="0.21099996566772455" table:formula="of:=[.H173] - [.$H$409]" table:style-name="ce1">
            <text:p>0.21099996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2.3180001" table:style-name="ce1">
            <text:p>1739049442</text:p>
          </table:table-cell>
          <table:table-cell office:value-type="float" office:value="1739049442.842" table:style-name="ce1">
            <text:p>1739049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99992942810059" table:formula="of:=[.B174]-[.A174]" table:style-name="ce1">
            <text:p>0.523999929</text:p>
          </table:table-cell>
          <table:table-cell table:style-name="ce1"/>
          <table:table-cell office:value-type="float" office:value="0.14599990844726557" table:formula="of:=[.H174] - [.$H$409]" table:style-name="ce1">
            <text:p>0.14599990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3.3180001" table:style-name="ce1">
            <text:p>1739049443</text:p>
          </table:table-cell>
          <table:table-cell office:value-type="float" office:value="1739049443.848" table:style-name="ce1">
            <text:p>17390494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99997138977051" table:formula="of:=[.B175]-[.A175]" table:style-name="ce1">
            <text:p>0.529999971</text:p>
          </table:table-cell>
          <table:table-cell table:style-name="ce1"/>
          <table:table-cell office:value-type="float" office:value="0.15199995040893549" table:formula="of:=[.H175] - [.$H$409]" table:style-name="ce1">
            <text:p>0.151999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4.3180001" table:style-name="ce1">
            <text:p>1739049444</text:p>
          </table:table-cell>
          <table:table-cell office:value-type="float" office:value="1739049444.8469999" table:style-name="ce1">
            <text:p>17390494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899980545043945" table:formula="of:=[.B176]-[.A176]" table:style-name="ce1">
            <text:p>0.528999805</text:p>
          </table:table-cell>
          <table:table-cell table:style-name="ce1"/>
          <table:table-cell office:value-type="float" office:value="0.15099978446960444" table:formula="of:=[.H176] - [.$H$409]" table:style-name="ce1">
            <text:p>0.15099978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5.2839999" table:style-name="ce1">
            <text:p>1739049445</text:p>
          </table:table-cell>
          <table:table-cell office:value-type="float" office:value="1739049445.842" table:style-name="ce1">
            <text:p>1739049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800008773803711" table:formula="of:=[.B177]-[.A177]" table:style-name="ce1">
            <text:p>0.558000088</text:p>
          </table:table-cell>
          <table:table-cell table:style-name="ce1"/>
          <table:table-cell office:value-type="float" office:value="0.18000006675720209" table:formula="of:=[.H177] - [.$H$409]" table:style-name="ce1">
            <text:p>0.18000006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6.2839999" table:style-name="ce1">
            <text:p>1739049446</text:p>
          </table:table-cell>
          <table:table-cell office:value-type="float" office:value="1739049446.8499999" table:style-name="ce1">
            <text:p>17390494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99998474121094" table:formula="of:=[.B178]-[.A178]" table:style-name="ce1">
            <text:p>0.565999985</text:p>
          </table:table-cell>
          <table:table-cell table:style-name="ce1"/>
          <table:table-cell office:value-type="float" office:value="0.18799996376037592" table:formula="of:=[.H178] - [.$H$409]" table:style-name="ce1">
            <text:p>0.18799996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7.3510001" table:style-name="ce1">
            <text:p>1739049447</text:p>
          </table:table-cell>
          <table:table-cell office:value-type="float" office:value="1739049447.8540001" table:style-name="ce1">
            <text:p>17390494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179]-[.A179]" table:style-name="ce1">
            <text:p>0.503000021</text:p>
          </table:table-cell>
          <table:table-cell table:style-name="ce1"/>
          <table:table-cell office:value-type="float" office:value="0.12499999999999994" table:formula="of:=[.H179] - [.$H$409]" table:style-name="ce1">
            <text:p>0.1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8.2839999" table:style-name="ce1">
            <text:p>1739049448</text:p>
          </table:table-cell>
          <table:table-cell office:value-type="float" office:value="1739049448.846" table:style-name="ce1">
            <text:p>17390494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180]-[.A180]" table:style-name="ce1">
            <text:p>0.562000036</text:p>
          </table:table-cell>
          <table:table-cell table:style-name="ce1"/>
          <table:table-cell office:value-type="float" office:value="0.18400001525878901" table:formula="of:=[.H180] - [.$H$409]" table:style-name="ce1">
            <text:p>0.18400001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49.3180001" table:style-name="ce1">
            <text:p>1739049449</text:p>
          </table:table-cell>
          <table:table-cell office:value-type="float" office:value="1739049449.859" table:style-name="ce1">
            <text:p>1739049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09998893737793" table:formula="of:=[.B181]-[.A181]" table:style-name="ce1">
            <text:p>0.540999889</text:p>
          </table:table-cell>
          <table:table-cell table:style-name="ce1"/>
          <table:table-cell office:value-type="float" office:value="0.16299986839294428" table:formula="of:=[.H181] - [.$H$409]" table:style-name="ce1">
            <text:p>0.16299986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0.3180001" table:style-name="ce1">
            <text:p>1739049450</text:p>
          </table:table-cell>
          <table:table-cell office:value-type="float" office:value="1739049450.862" table:style-name="ce1">
            <text:p>17390494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182]-[.A182]" table:style-name="ce1">
            <text:p>0.54399991</text:p>
          </table:table-cell>
          <table:table-cell table:style-name="ce1"/>
          <table:table-cell office:value-type="float" office:value="0.16599988937377924" table:formula="of:=[.H182] - [.$H$409]" table:style-name="ce1">
            <text:p>0.16599988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1.3180001" table:style-name="ce1">
            <text:p>1739049451</text:p>
          </table:table-cell>
          <table:table-cell office:value-type="float" office:value="1739049451.868" table:style-name="ce1">
            <text:p>17390494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99995231628418" table:formula="of:=[.B183]-[.A183]" table:style-name="ce1">
            <text:p>0.549999952</text:p>
          </table:table-cell>
          <table:table-cell table:style-name="ce1"/>
          <table:table-cell office:value-type="float" office:value="0.17199993133544916" table:formula="of:=[.H183] - [.$H$409]" table:style-name="ce1">
            <text:p>0.1719999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2.3510001" table:style-name="ce1">
            <text:p>1739049452</text:p>
          </table:table-cell>
          <table:table-cell office:value-type="float" office:value="1739049452.8599999" table:style-name="ce1">
            <text:p>17390494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899982452392578" table:formula="of:=[.B184]-[.A184]" table:style-name="ce1">
            <text:p>0.508999825</text:p>
          </table:table-cell>
          <table:table-cell table:style-name="ce1"/>
          <table:table-cell office:value-type="float" office:value="0.13099980354309076" table:formula="of:=[.H184] - [.$H$409]" table:style-name="ce1">
            <text:p>0.1309998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3.2509999" table:style-name="ce1">
            <text:p>1739049453</text:p>
          </table:table-cell>
          <table:table-cell office:value-type="float" office:value="1739049453.8640001" table:style-name="ce1">
            <text:p>17390494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300015449523926" table:formula="of:=[.B185]-[.A185]" table:style-name="ce1">
            <text:p>0.613000154</text:p>
          </table:table-cell>
          <table:table-cell table:style-name="ce1"/>
          <table:table-cell office:value-type="float" office:value="0.23500013351440424" table:formula="of:=[.H185] - [.$H$409]" table:style-name="ce1">
            <text:p>0.23500013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4.3510001" table:style-name="ce1">
            <text:p>1739049454</text:p>
          </table:table-cell>
          <table:table-cell office:value-type="float" office:value="1739049454.974" table:style-name="ce1">
            <text:p>17390494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2299990653991699" table:formula="of:=[.B186]-[.A186]" table:style-name="ce1">
            <text:p>0.622999907</text:p>
          </table:table-cell>
          <table:table-cell table:style-name="ce1"/>
          <table:table-cell office:value-type="float" office:value="0.24499988555908198" table:formula="of:=[.H186] - [.$H$409]" table:style-name="ce1">
            <text:p>0.2449998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5.3510001" table:style-name="ce1">
            <text:p>1739049455</text:p>
          </table:table-cell>
          <table:table-cell office:value-type="float" office:value="1739049455.8670001" table:style-name="ce1">
            <text:p>17390494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00003242492676" table:formula="of:=[.B187]-[.A187]" table:style-name="ce1">
            <text:p>0.516000032</text:p>
          </table:table-cell>
          <table:table-cell table:style-name="ce1"/>
          <table:table-cell office:value-type="float" office:value="0.13800001144409174" table:formula="of:=[.H187] - [.$H$409]" table:style-name="ce1">
            <text:p>0.13800001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6.2839999" table:style-name="ce1">
            <text:p>1739049456</text:p>
          </table:table-cell>
          <table:table-cell office:value-type="float" office:value="1739049456.865" table:style-name="ce1">
            <text:p>1739049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100008964538574" table:formula="of:=[.B188]-[.A188]" table:style-name="ce1">
            <text:p>0.58100009</text:p>
          </table:table-cell>
          <table:table-cell table:style-name="ce1"/>
          <table:table-cell office:value-type="float" office:value="0.20300006866455073" table:formula="of:=[.H188] - [.$H$409]" table:style-name="ce1">
            <text:p>0.2030000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7.3840001" table:style-name="ce1">
            <text:p>1739049457</text:p>
          </table:table-cell>
          <table:table-cell office:value-type="float" office:value="1739049457.8710001" table:style-name="ce1">
            <text:p>17390494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69999885559082" table:formula="of:=[.B189]-[.A189]" table:style-name="ce1">
            <text:p>0.486999989</text:p>
          </table:table-cell>
          <table:table-cell table:style-name="ce1"/>
          <table:table-cell office:value-type="float" office:value="0.10899996757507319" table:formula="of:=[.H189] - [.$H$409]" table:style-name="ce1">
            <text:p>0.10899996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8.3180001" table:style-name="ce1">
            <text:p>1739049458</text:p>
          </table:table-cell>
          <table:table-cell office:value-type="float" office:value="1739049458.8699999" table:style-name="ce1">
            <text:p>17390494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99980735778809" table:formula="of:=[.B190]-[.A190]" table:style-name="ce1">
            <text:p>0.551999807</text:p>
          </table:table-cell>
          <table:table-cell table:style-name="ce1"/>
          <table:table-cell office:value-type="float" office:value="0.17399978637695307" table:formula="of:=[.H190] - [.$H$409]" table:style-name="ce1">
            <text:p>0.1739997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59.3510001" table:style-name="ce1">
            <text:p>1739049459</text:p>
          </table:table-cell>
          <table:table-cell office:value-type="float" office:value="1739049459.8840001" table:style-name="ce1">
            <text:p>17390494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191]-[.A191]" table:style-name="ce1">
            <text:p>0.532999992</text:p>
          </table:table-cell>
          <table:table-cell table:style-name="ce1"/>
          <table:table-cell office:value-type="float" office:value="0.15499997138977045" table:formula="of:=[.H191] - [.$H$409]" table:style-name="ce1">
            <text:p>0.1549999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0.3510001" table:style-name="ce1">
            <text:p>1739049460</text:p>
          </table:table-cell>
          <table:table-cell office:value-type="float" office:value="1739049460.8740001" table:style-name="ce1">
            <text:p>1739049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192]-[.A192]" table:style-name="ce1">
            <text:p>0.523000002</text:p>
          </table:table-cell>
          <table:table-cell table:style-name="ce1"/>
          <table:table-cell office:value-type="float" office:value="0.14499998092651362" table:formula="of:=[.H192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1.3510001" table:style-name="ce1">
            <text:p>1739049461</text:p>
          </table:table-cell>
          <table:table-cell office:value-type="float" office:value="1739049461.8940001" table:style-name="ce1">
            <text:p>17390494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193]-[.A193]" table:style-name="ce1">
            <text:p>0.542999983</text:p>
          </table:table-cell>
          <table:table-cell table:style-name="ce1"/>
          <table:table-cell office:value-type="float" office:value="0.16499996185302729" table:formula="of:=[.H193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2.3180001" table:style-name="ce1">
            <text:p>1739049462</text:p>
          </table:table-cell>
          <table:table-cell office:value-type="float" office:value="1739049462.8859999" table:style-name="ce1">
            <text:p>1739049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799983978271484" table:formula="of:=[.B194]-[.A194]" table:style-name="ce1">
            <text:p>0.56799984</text:p>
          </table:table-cell>
          <table:table-cell table:style-name="ce1"/>
          <table:table-cell office:value-type="float" office:value="0.18999981880187983" table:formula="of:=[.H194] - [.$H$409]" table:style-name="ce1">
            <text:p>0.18999981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3.3180001" table:style-name="ce1">
            <text:p>1739049463</text:p>
          </table:table-cell>
          <table:table-cell office:value-type="float" office:value="1739049463.8840001" table:style-name="ce1">
            <text:p>17390494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99998474121094" table:formula="of:=[.B195]-[.A195]" table:style-name="ce1">
            <text:p>0.565999985</text:p>
          </table:table-cell>
          <table:table-cell table:style-name="ce1"/>
          <table:table-cell office:value-type="float" office:value="0.18799996376037592" table:formula="of:=[.H195] - [.$H$409]" table:style-name="ce1">
            <text:p>0.18799996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4.3840001" table:style-name="ce1">
            <text:p>1739049464</text:p>
          </table:table-cell>
          <table:table-cell office:value-type="float" office:value="1739049464.888" table:style-name="ce1">
            <text:p>17390494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99994850158691" table:formula="of:=[.B196]-[.A196]" table:style-name="ce1">
            <text:p>0.503999949</text:p>
          </table:table-cell>
          <table:table-cell table:style-name="ce1"/>
          <table:table-cell office:value-type="float" office:value="0.1259999275207519" table:formula="of:=[.H196] - [.$H$409]" table:style-name="ce1">
            <text:p>0.12599992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5.3510001" table:style-name="ce1">
            <text:p>1739049465</text:p>
          </table:table-cell>
          <table:table-cell office:value-type="float" office:value="1739049465.8859999" table:style-name="ce1">
            <text:p>1739049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499984741210938" table:formula="of:=[.B197]-[.A197]" table:style-name="ce1">
            <text:p>0.534999847</text:p>
          </table:table-cell>
          <table:table-cell table:style-name="ce1"/>
          <table:table-cell office:value-type="float" office:value="0.15699982643127436" table:formula="of:=[.H197] - [.$H$409]" table:style-name="ce1">
            <text:p>0.15699982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6.3510001" table:style-name="ce1">
            <text:p>1739049466</text:p>
          </table:table-cell>
          <table:table-cell office:value-type="float" office:value="1739049466.8889999" table:style-name="ce1">
            <text:p>17390494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99986839294434" table:formula="of:=[.B198]-[.A198]" table:style-name="ce1">
            <text:p>0.537999868</text:p>
          </table:table-cell>
          <table:table-cell table:style-name="ce1"/>
          <table:table-cell office:value-type="float" office:value="0.15999984741210932" table:formula="of:=[.H198] - [.$H$409]" table:style-name="ce1">
            <text:p>0.1599998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7.3840001" table:style-name="ce1">
            <text:p>1739049467</text:p>
          </table:table-cell>
          <table:table-cell office:value-type="float" office:value="1739049467.8859999" table:style-name="ce1">
            <text:p>17390494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199985504150391" table:formula="of:=[.B199]-[.A199]" table:style-name="ce1">
            <text:p>0.501999855</text:p>
          </table:table-cell>
          <table:table-cell table:style-name="ce1"/>
          <table:table-cell office:value-type="float" office:value="0.12399983406066889" table:formula="of:=[.H199] - [.$H$409]" table:style-name="ce1">
            <text:p>0.12399983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8.3510001" table:style-name="ce1">
            <text:p>1739049468</text:p>
          </table:table-cell>
          <table:table-cell office:value-type="float" office:value="1739049468.8870001" table:style-name="ce1">
            <text:p>17390494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00001335144043" table:formula="of:=[.B200]-[.A200]" table:style-name="ce1">
            <text:p>0.536000013</text:p>
          </table:table-cell>
          <table:table-cell table:style-name="ce1"/>
          <table:table-cell office:value-type="float" office:value="0.15799999237060541" table:formula="of:=[.H200] - [.$H$409]" table:style-name="ce1">
            <text:p>0.1579999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69.2839999" table:style-name="ce1">
            <text:p>1739049469</text:p>
          </table:table-cell>
          <table:table-cell office:value-type="float" office:value="1739049469.895" table:style-name="ce1">
            <text:p>17390494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1100006103515625" table:formula="of:=[.B201]-[.A201]" table:style-name="ce1">
            <text:p>0.611000061</text:p>
          </table:table-cell>
          <table:table-cell table:style-name="ce1"/>
          <table:table-cell office:value-type="float" office:value="0.23300004005432123" table:formula="of:=[.H201] - [.$H$409]" table:style-name="ce1">
            <text:p>0.233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0.3840001" table:style-name="ce1">
            <text:p>1739049470</text:p>
          </table:table-cell>
          <table:table-cell office:value-type="float" office:value="1739049470.994" table:style-name="ce1">
            <text:p>17390494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99998950958252" table:formula="of:=[.B202]-[.A202]" table:style-name="ce1">
            <text:p>0.609999895</text:p>
          </table:table-cell>
          <table:table-cell table:style-name="ce1"/>
          <table:table-cell office:value-type="float" office:value="0.23199987411499018" table:formula="of:=[.H202] - [.$H$409]" table:style-name="ce1">
            <text:p>0.23199987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1.3840001" table:style-name="ce1">
            <text:p>1739049471</text:p>
          </table:table-cell>
          <table:table-cell office:value-type="float" office:value="1739049471.9170001" table:style-name="ce1">
            <text:p>17390494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203]-[.A203]" table:style-name="ce1">
            <text:p>0.532999992</text:p>
          </table:table-cell>
          <table:table-cell table:style-name="ce1"/>
          <table:table-cell office:value-type="float" office:value="0.15499997138977045" table:formula="of:=[.H203] - [.$H$409]" table:style-name="ce1">
            <text:p>0.1549999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2.3510001" table:style-name="ce1">
            <text:p>1739049472</text:p>
          </table:table-cell>
          <table:table-cell office:value-type="float" office:value="1739049472.898" table:style-name="ce1">
            <text:p>17390494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204]-[.A204]" table:style-name="ce1">
            <text:p>0.546999931</text:p>
          </table:table-cell>
          <table:table-cell table:style-name="ce1"/>
          <table:table-cell office:value-type="float" office:value="0.1689999103546142" table:formula="of:=[.H204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3.3840001" table:style-name="ce1">
            <text:p>1739049473</text:p>
          </table:table-cell>
          <table:table-cell office:value-type="float" office:value="1739049473.8940001" table:style-name="ce1">
            <text:p>17390494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99999046325684" table:formula="of:=[.B205]-[.A205]" table:style-name="ce1">
            <text:p>0.50999999</text:p>
          </table:table-cell>
          <table:table-cell table:style-name="ce1"/>
          <table:table-cell office:value-type="float" office:value="0.13199996948242182" table:formula="of:=[.H205] - [.$H$409]" table:style-name="ce1">
            <text:p>0.1319999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4.418" table:style-name="ce1">
            <text:p>1739049474</text:p>
          </table:table-cell>
          <table:table-cell office:value-type="float" office:value="1739049474.8970001" table:style-name="ce1">
            <text:p>1739049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900009155273438" table:formula="of:=[.B206]-[.A206]" table:style-name="ce1">
            <text:p>0.479000092</text:p>
          </table:table-cell>
          <table:table-cell table:style-name="ce1"/>
          <table:table-cell office:value-type="float" office:value="0.10100007057189936" table:formula="of:=[.H206] - [.$H$409]" table:style-name="ce1">
            <text:p>0.1010000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5.3840001" table:style-name="ce1">
            <text:p>1739049475</text:p>
          </table:table-cell>
          <table:table-cell office:value-type="float" office:value="1739049475.8989999" table:style-name="ce1">
            <text:p>1739049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49998664855957" table:formula="of:=[.B207]-[.A207]" table:style-name="ce1">
            <text:p>0.514999866</text:p>
          </table:table-cell>
          <table:table-cell table:style-name="ce1"/>
          <table:table-cell office:value-type="float" office:value="0.13699984550476069" table:formula="of:=[.H207] - [.$H$409]" table:style-name="ce1">
            <text:p>0.13699984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6.3840001" table:style-name="ce1">
            <text:p>1739049476</text:p>
          </table:table-cell>
          <table:table-cell office:value-type="float" office:value="1739049476.915" table:style-name="ce1">
            <text:p>1739049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099989891052246" table:formula="of:=[.B208]-[.A208]" table:style-name="ce1">
            <text:p>0.530999899</text:p>
          </table:table-cell>
          <table:table-cell table:style-name="ce1"/>
          <table:table-cell office:value-type="float" office:value="0.15299987792968744" table:formula="of:=[.H208] - [.$H$409]" table:style-name="ce1">
            <text:p>0.15299987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7.3180001" table:style-name="ce1">
            <text:p>1739049477</text:p>
          </table:table-cell>
          <table:table-cell office:value-type="float" office:value="1739049477.915" table:style-name="ce1">
            <text:p>1739049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69998836517334" table:formula="of:=[.B209]-[.A209]" table:style-name="ce1">
            <text:p>0.596999884</text:p>
          </table:table-cell>
          <table:table-cell table:style-name="ce1"/>
          <table:table-cell office:value-type="float" office:value="0.21899986267089838" table:formula="of:=[.H209] - [.$H$409]" table:style-name="ce1">
            <text:p>0.21899986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8.3840001" table:style-name="ce1">
            <text:p>1739049478</text:p>
          </table:table-cell>
          <table:table-cell office:value-type="float" office:value="1739049478.901" table:style-name="ce1">
            <text:p>17390494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699995994567871" table:formula="of:=[.B210]-[.A210]" table:style-name="ce1">
            <text:p>0.51699996</text:p>
          </table:table-cell>
          <table:table-cell table:style-name="ce1"/>
          <table:table-cell office:value-type="float" office:value="0.13899993896484369" table:formula="of:=[.H210] - [.$H$409]" table:style-name="ce1">
            <text:p>0.13899993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79.418" table:style-name="ce1">
            <text:p>1739049479</text:p>
          </table:table-cell>
          <table:table-cell office:value-type="float" office:value="1739049479.915" table:style-name="ce1">
            <text:p>1739049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99997901916504" table:formula="of:=[.B211]-[.A211]" table:style-name="ce1">
            <text:p>0.496999979</text:p>
          </table:table-cell>
          <table:table-cell table:style-name="ce1"/>
          <table:table-cell office:value-type="float" office:value="0.11899995803833002" table:formula="of:=[.H211] - [.$H$409]" table:style-name="ce1">
            <text:p>0.11899995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0.385" table:style-name="ce1">
            <text:p>1739049480</text:p>
          </table:table-cell>
          <table:table-cell office:value-type="float" office:value="1739049480.908" table:style-name="ce1">
            <text:p>1739049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212]-[.A212]" table:style-name="ce1">
            <text:p>0.523000002</text:p>
          </table:table-cell>
          <table:table-cell table:style-name="ce1"/>
          <table:table-cell office:value-type="float" office:value="0.14499998092651362" table:formula="of:=[.H212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1.451" table:style-name="ce1">
            <text:p>1739049481</text:p>
          </table:table-cell>
          <table:table-cell office:value-type="float" office:value="1739049481.9089999" table:style-name="ce1">
            <text:p>17390494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799994468688965" table:formula="of:=[.B213]-[.A213]" table:style-name="ce1">
            <text:p>0.457999945</text:p>
          </table:table-cell>
          <table:table-cell table:style-name="ce1"/>
          <table:table-cell office:value-type="float" office:value="7.9999923706054632E-2" table:formula="of:=[.H213] - [.$H$409]" table:style-name="ce1">
            <text:p>0.07999992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2.3510001" table:style-name="ce1">
            <text:p>1739049482</text:p>
          </table:table-cell>
          <table:table-cell office:value-type="float" office:value="1739049482.9130001" table:style-name="ce1">
            <text:p>17390494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214]-[.A214]" table:style-name="ce1">
            <text:p>0.562000036</text:p>
          </table:table-cell>
          <table:table-cell table:style-name="ce1"/>
          <table:table-cell office:value-type="float" office:value="0.18400001525878901" table:formula="of:=[.H214] - [.$H$409]" table:style-name="ce1">
            <text:p>0.18400001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3.3840001" table:style-name="ce1">
            <text:p>1739049483</text:p>
          </table:table-cell>
          <table:table-cell office:value-type="float" office:value="1739049483.914" table:style-name="ce1">
            <text:p>17390494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99997138977051" table:formula="of:=[.B215]-[.A215]" table:style-name="ce1">
            <text:p>0.529999971</text:p>
          </table:table-cell>
          <table:table-cell table:style-name="ce1"/>
          <table:table-cell office:value-type="float" office:value="0.15199995040893549" table:formula="of:=[.H215] - [.$H$409]" table:style-name="ce1">
            <text:p>0.151999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4.3840001" table:style-name="ce1">
            <text:p>1739049484</text:p>
          </table:table-cell>
          <table:table-cell office:value-type="float" office:value="1739049484.931" table:style-name="ce1">
            <text:p>17390494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216]-[.A216]" table:style-name="ce1">
            <text:p>0.546999931</text:p>
          </table:table-cell>
          <table:table-cell table:style-name="ce1"/>
          <table:table-cell office:value-type="float" office:value="0.1689999103546142" table:formula="of:=[.H216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5.3840001" table:style-name="ce1">
            <text:p>1739049485</text:p>
          </table:table-cell>
          <table:table-cell office:value-type="float" office:value="1739049485.9100001" table:style-name="ce1">
            <text:p>17390494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00002288818359" table:formula="of:=[.B217]-[.A217]" table:style-name="ce1">
            <text:p>0.526000023</text:p>
          </table:table-cell>
          <table:table-cell table:style-name="ce1"/>
          <table:table-cell office:value-type="float" office:value="0.14800000190734858" table:formula="of:=[.H217] - [.$H$409]" table:style-name="ce1">
            <text:p>0.14800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6.3840001" table:style-name="ce1">
            <text:p>1739049486</text:p>
          </table:table-cell>
          <table:table-cell office:value-type="float" office:value="1739049487.027" table:style-name="ce1">
            <text:p>1739049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4299988746643066" table:formula="of:=[.B218]-[.A218]" table:style-name="ce1">
            <text:p>0.642999887</text:p>
          </table:table-cell>
          <table:table-cell table:style-name="ce1"/>
          <table:table-cell office:value-type="float" office:value="0.26499986648559565" table:formula="of:=[.H218] - [.$H$409]" table:style-name="ce1">
            <text:p>0.26499986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7.418" table:style-name="ce1">
            <text:p>1739049487</text:p>
          </table:table-cell>
          <table:table-cell office:value-type="float" office:value="1739049487.927" table:style-name="ce1">
            <text:p>1739049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219]-[.A219]" table:style-name="ce1">
            <text:p>0.509000063</text:p>
          </table:table-cell>
          <table:table-cell table:style-name="ce1"/>
          <table:table-cell office:value-type="float" office:value="0.13100004196166987" table:formula="of:=[.H219] - [.$H$409]" table:style-name="ce1">
            <text:p>0.13100004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8.385" table:style-name="ce1">
            <text:p>1739049488</text:p>
          </table:table-cell>
          <table:table-cell office:value-type="float" office:value="1739049488.9200001" table:style-name="ce1">
            <text:p>1739049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220]-[.A220]" table:style-name="ce1">
            <text:p>0.535000086</text:p>
          </table:table-cell>
          <table:table-cell table:style-name="ce1"/>
          <table:table-cell office:value-type="float" office:value="0.15700006484985346" table:formula="of:=[.H220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89.418" table:style-name="ce1">
            <text:p>1739049489</text:p>
          </table:table-cell>
          <table:table-cell office:value-type="float" office:value="1739049489.9319999" table:style-name="ce1">
            <text:p>1739049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99993896484375" table:formula="of:=[.B221]-[.A221]" table:style-name="ce1">
            <text:p>0.513999939</text:p>
          </table:table-cell>
          <table:table-cell table:style-name="ce1"/>
          <table:table-cell office:value-type="float" office:value="0.13599991798400873" table:formula="of:=[.H221] - [.$H$409]" table:style-name="ce1">
            <text:p>0.13599991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0.418" table:style-name="ce1">
            <text:p>1739049490</text:p>
          </table:table-cell>
          <table:table-cell office:value-type="float" office:value="1739049490.9289999" table:style-name="ce1">
            <text:p>17390494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222]-[.A222]" table:style-name="ce1">
            <text:p>0.510999918</text:p>
          </table:table-cell>
          <table:table-cell table:style-name="ce1"/>
          <table:table-cell office:value-type="float" office:value="0.13299989700317377" table:formula="of:=[.H222] - [.$H$409]" table:style-name="ce1">
            <text:p>0.1329998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1.385" table:style-name="ce1">
            <text:p>1739049491</text:p>
          </table:table-cell>
          <table:table-cell office:value-type="float" office:value="1739049491.928" table:style-name="ce1">
            <text:p>1739049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223]-[.A223]" table:style-name="ce1">
            <text:p>0.542999983</text:p>
          </table:table-cell>
          <table:table-cell table:style-name="ce1"/>
          <table:table-cell office:value-type="float" office:value="0.16499996185302729" table:formula="of:=[.H223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2.385" table:style-name="ce1">
            <text:p>1739049492</text:p>
          </table:table-cell>
          <table:table-cell office:value-type="float" office:value="1739049492.937" table:style-name="ce1">
            <text:p>1739049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224]-[.A224]" table:style-name="ce1">
            <text:p>0.552000046</text:p>
          </table:table-cell>
          <table:table-cell table:style-name="ce1"/>
          <table:table-cell office:value-type="float" office:value="0.17400002479553217" table:formula="of:=[.H224] - [.$H$409]" table:style-name="ce1">
            <text:p>0.1740000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3.451" table:style-name="ce1">
            <text:p>1739049493</text:p>
          </table:table-cell>
          <table:table-cell office:value-type="float" office:value="1739049493.927" table:style-name="ce1">
            <text:p>17390494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600007057189941" table:formula="of:=[.B225]-[.A225]" table:style-name="ce1">
            <text:p>0.476000071</text:p>
          </table:table-cell>
          <table:table-cell table:style-name="ce1"/>
          <table:table-cell office:value-type="float" office:value="9.8000049591064398E-2" table:formula="of:=[.H225] - [.$H$409]" table:style-name="ce1">
            <text:p>0.098000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4.385" table:style-name="ce1">
            <text:p>1739049494</text:p>
          </table:table-cell>
          <table:table-cell office:value-type="float" office:value="1739049494.931" table:style-name="ce1">
            <text:p>17390494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00000381469727" table:formula="of:=[.B226]-[.A226]" table:style-name="ce1">
            <text:p>0.546000004</text:p>
          </table:table-cell>
          <table:table-cell table:style-name="ce1"/>
          <table:table-cell office:value-type="float" office:value="0.16799998283386225" table:formula="of:=[.H226] - [.$H$409]" table:style-name="ce1">
            <text:p>0.16799998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5.3510001" table:style-name="ce1">
            <text:p>1739049495</text:p>
          </table:table-cell>
          <table:table-cell office:value-type="float" office:value="1739049495.9389999" table:style-name="ce1">
            <text:p>17390494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799982070922852" table:formula="of:=[.B227]-[.A227]" table:style-name="ce1">
            <text:p>0.587999821</text:p>
          </table:table-cell>
          <table:table-cell table:style-name="ce1"/>
          <table:table-cell office:value-type="float" office:value="0.2099997997283935" table:formula="of:=[.H227] - [.$H$409]" table:style-name="ce1">
            <text:p>0.209999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6.385" table:style-name="ce1">
            <text:p>1739049496</text:p>
          </table:table-cell>
          <table:table-cell office:value-type="float" office:value="1739049496.9330001" table:style-name="ce1">
            <text:p>1739049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228]-[.A228]" table:style-name="ce1">
            <text:p>0.548000097</text:p>
          </table:table-cell>
          <table:table-cell table:style-name="ce1"/>
          <table:table-cell office:value-type="float" office:value="0.17000007629394526" table:formula="of:=[.H228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7.418" table:style-name="ce1">
            <text:p>1739049497</text:p>
          </table:table-cell>
          <table:table-cell office:value-type="float" office:value="1739049497.9360001" table:style-name="ce1">
            <text:p>17390494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00012588500977" table:formula="of:=[.B229]-[.A229]" table:style-name="ce1">
            <text:p>0.518000126</text:p>
          </table:table-cell>
          <table:table-cell table:style-name="ce1"/>
          <table:table-cell office:value-type="float" office:value="0.14000010490417475" table:formula="of:=[.H229] - [.$H$409]" table:style-name="ce1">
            <text:p>0.1400001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8.451" table:style-name="ce1">
            <text:p>1739049498</text:p>
          </table:table-cell>
          <table:table-cell office:value-type="float" office:value="1739049498.941" table:style-name="ce1">
            <text:p>1739049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00000953674316" table:formula="of:=[.B230]-[.A230]" table:style-name="ce1">
            <text:p>0.49000001</text:p>
          </table:table-cell>
          <table:table-cell table:style-name="ce1"/>
          <table:table-cell office:value-type="float" office:value="0.11199998855590815" table:formula="of:=[.H230] - [.$H$409]" table:style-name="ce1">
            <text:p>0.11199998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499.418" table:style-name="ce1">
            <text:p>1739049499</text:p>
          </table:table-cell>
          <table:table-cell office:value-type="float" office:value="1739049499.9519999" table:style-name="ce1">
            <text:p>1739049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399991989135742" table:formula="of:=[.B231]-[.A231]" table:style-name="ce1">
            <text:p>0.53399992</text:p>
          </table:table-cell>
          <table:table-cell table:style-name="ce1"/>
          <table:table-cell office:value-type="float" office:value="0.15599989891052241" table:formula="of:=[.H231] - [.$H$409]" table:style-name="ce1">
            <text:p>0.1559998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0.418" table:style-name="ce1">
            <text:p>1739049500</text:p>
          </table:table-cell>
          <table:table-cell office:value-type="float" office:value="1739049500.95" table:style-name="ce1">
            <text:p>17390495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00006484985352" table:formula="of:=[.B232]-[.A232]" table:style-name="ce1">
            <text:p>0.532000065</text:p>
          </table:table-cell>
          <table:table-cell table:style-name="ce1"/>
          <table:table-cell office:value-type="float" office:value="0.1540000438690185" table:formula="of:=[.H232] - [.$H$409]" table:style-name="ce1">
            <text:p>0.15400004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1.385" table:style-name="ce1">
            <text:p>1739049501</text:p>
          </table:table-cell>
          <table:table-cell office:value-type="float" office:value="1739049501.947" table:style-name="ce1">
            <text:p>17390495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200003623962402" table:formula="of:=[.B233]-[.A233]" table:style-name="ce1">
            <text:p>0.562000036</text:p>
          </table:table-cell>
          <table:table-cell table:style-name="ce1"/>
          <table:table-cell office:value-type="float" office:value="0.18400001525878901" table:formula="of:=[.H233] - [.$H$409]" table:style-name="ce1">
            <text:p>0.18400001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2.385" table:style-name="ce1">
            <text:p>1739049502</text:p>
          </table:table-cell>
          <table:table-cell office:value-type="float" office:value="1739049502.9590001" table:style-name="ce1">
            <text:p>17390495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400012016296387" table:formula="of:=[.B234]-[.A234]" table:style-name="ce1">
            <text:p>0.57400012</text:p>
          </table:table-cell>
          <table:table-cell table:style-name="ce1"/>
          <table:table-cell office:value-type="float" office:value="0.19600009918212885" table:formula="of:=[.H234] - [.$H$409]" table:style-name="ce1">
            <text:p>0.1960000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3.385" table:style-name="ce1">
            <text:p>1739049503</text:p>
          </table:table-cell>
          <table:table-cell office:value-type="float" office:value="1739049503.95" table:style-name="ce1">
            <text:p>17390495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235]-[.A235]" table:style-name="ce1">
            <text:p>0.565000057</text:p>
          </table:table-cell>
          <table:table-cell table:style-name="ce1"/>
          <table:table-cell office:value-type="float" office:value="0.18700003623962397" table:formula="of:=[.H235] - [.$H$409]" table:style-name="ce1">
            <text:p>0.1870000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4.418" table:style-name="ce1">
            <text:p>1739049504</text:p>
          </table:table-cell>
          <table:table-cell office:value-type="float" office:value="1739049504.9460001" table:style-name="ce1">
            <text:p>1739049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80001163482666" table:formula="of:=[.B236]-[.A236]" table:style-name="ce1">
            <text:p>0.528000116</text:p>
          </table:table-cell>
          <table:table-cell table:style-name="ce1"/>
          <table:table-cell office:value-type="float" office:value="0.15000009536743159" table:formula="of:=[.H236] - [.$H$409]" table:style-name="ce1">
            <text:p>0.1500000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5.418" table:style-name="ce1">
            <text:p>1739049505</text:p>
          </table:table-cell>
          <table:table-cell office:value-type="float" office:value="1739049505.9630001" table:style-name="ce1">
            <text:p>17390495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500007629394531" table:formula="of:=[.B237]-[.A237]" table:style-name="ce1">
            <text:p>0.545000076</text:p>
          </table:table-cell>
          <table:table-cell table:style-name="ce1"/>
          <table:table-cell office:value-type="float" office:value="0.1670000553131103" table:formula="of:=[.H237] - [.$H$409]" table:style-name="ce1">
            <text:p>0.16700005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6.4849999" table:style-name="ce1">
            <text:p>1739049506</text:p>
          </table:table-cell>
          <table:table-cell office:value-type="float" office:value="1739049506.9630001" table:style-name="ce1">
            <text:p>1739049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00016403198242" table:formula="of:=[.B238]-[.A238]" table:style-name="ce1">
            <text:p>0.478000164</text:p>
          </table:table-cell>
          <table:table-cell table:style-name="ce1"/>
          <table:table-cell office:value-type="float" office:value="0.10000014305114741" table:formula="of:=[.H238] - [.$H$409]" table:style-name="ce1">
            <text:p>0.10000014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7.385" table:style-name="ce1">
            <text:p>1739049507</text:p>
          </table:table-cell>
          <table:table-cell office:value-type="float" office:value="1739049507.9549999" table:style-name="ce1">
            <text:p>17390495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99993324279785" table:formula="of:=[.B239]-[.A239]" table:style-name="ce1">
            <text:p>0.569999933</text:p>
          </table:table-cell>
          <table:table-cell table:style-name="ce1"/>
          <table:table-cell office:value-type="float" office:value="0.19199991226196284" table:formula="of:=[.H239] - [.$H$409]" table:style-name="ce1">
            <text:p>0.19199991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8.418" table:style-name="ce1">
            <text:p>1739049508</text:p>
          </table:table-cell>
          <table:table-cell office:value-type="float" office:value="1739049508.96" table:style-name="ce1">
            <text:p>17390495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240]-[.A240]" table:style-name="ce1">
            <text:p>0.542000055</text:p>
          </table:table-cell>
          <table:table-cell table:style-name="ce1"/>
          <table:table-cell office:value-type="float" office:value="0.16400003433227534" table:formula="of:=[.H240] - [.$H$409]" table:style-name="ce1">
            <text:p>0.16400003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09.4849999" table:style-name="ce1">
            <text:p>1739049509</text:p>
          </table:table-cell>
          <table:table-cell office:value-type="float" office:value="1739049509.96" table:style-name="ce1">
            <text:p>17390495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500014305114746" table:formula="of:=[.B241]-[.A241]" table:style-name="ce1">
            <text:p>0.475000143</text:p>
          </table:table-cell>
          <table:table-cell table:style-name="ce1"/>
          <table:table-cell office:value-type="float" office:value="9.7000122070312444E-2" table:formula="of:=[.H241] - [.$H$409]" table:style-name="ce1">
            <text:p>0.09700012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0.451" table:style-name="ce1">
            <text:p>1739049510</text:p>
          </table:table-cell>
          <table:table-cell office:value-type="float" office:value="1739049510.98" table:style-name="ce1">
            <text:p>1739049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242]-[.A242]" table:style-name="ce1">
            <text:p>0.529000044</text:p>
          </table:table-cell>
          <table:table-cell table:style-name="ce1"/>
          <table:table-cell office:value-type="float" office:value="0.15100002288818354" table:formula="of:=[.H242] - [.$H$409]" table:style-name="ce1">
            <text:p>0.15100002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1.418" table:style-name="ce1">
            <text:p>1739049511</text:p>
          </table:table-cell>
          <table:table-cell office:value-type="float" office:value="1739049511.97" table:style-name="ce1">
            <text:p>1739049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243]-[.A243]" table:style-name="ce1">
            <text:p>0.552000046</text:p>
          </table:table-cell>
          <table:table-cell table:style-name="ce1"/>
          <table:table-cell office:value-type="float" office:value="0.17400002479553217" table:formula="of:=[.H243] - [.$H$409]" table:style-name="ce1">
            <text:p>0.1740000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2.451" table:style-name="ce1">
            <text:p>1739049512</text:p>
          </table:table-cell>
          <table:table-cell office:value-type="float" office:value="1739049512.9619999" table:style-name="ce1">
            <text:p>17390495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244]-[.A244]" table:style-name="ce1">
            <text:p>0.510999918</text:p>
          </table:table-cell>
          <table:table-cell table:style-name="ce1"/>
          <table:table-cell office:value-type="float" office:value="0.13299989700317377" table:formula="of:=[.H244] - [.$H$409]" table:style-name="ce1">
            <text:p>0.1329998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3.451" table:style-name="ce1">
            <text:p>1739049513</text:p>
          </table:table-cell>
          <table:table-cell office:value-type="float" office:value="1739049513.97" table:style-name="ce1">
            <text:p>17390495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00005340576172" table:formula="of:=[.B245]-[.A245]" table:style-name="ce1">
            <text:p>0.519000053</text:p>
          </table:table-cell>
          <table:table-cell table:style-name="ce1"/>
          <table:table-cell office:value-type="float" office:value="0.1410000324249267" table:formula="of:=[.H245] - [.$H$409]" table:style-name="ce1">
            <text:p>0.1410000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4.4849999" table:style-name="ce1">
            <text:p>1739049514</text:p>
          </table:table-cell>
          <table:table-cell office:value-type="float" office:value="1739049514.967" table:style-name="ce1">
            <text:p>17390495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200011253356934" table:formula="of:=[.B246]-[.A246]" table:style-name="ce1">
            <text:p>0.482000113</text:p>
          </table:table-cell>
          <table:table-cell table:style-name="ce1"/>
          <table:table-cell office:value-type="float" office:value="0.10400009155273432" table:formula="of:=[.H246] - [.$H$409]" table:style-name="ce1">
            <text:p>0.1040000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5.451" table:style-name="ce1">
            <text:p>1739049515</text:p>
          </table:table-cell>
          <table:table-cell office:value-type="float" office:value="1739049515.97" table:style-name="ce1">
            <text:p>17390495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00005340576172" table:formula="of:=[.B247]-[.A247]" table:style-name="ce1">
            <text:p>0.519000053</text:p>
          </table:table-cell>
          <table:table-cell table:style-name="ce1"/>
          <table:table-cell office:value-type="float" office:value="0.1410000324249267" table:formula="of:=[.H247] - [.$H$409]" table:style-name="ce1">
            <text:p>0.1410000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6.4849999" table:style-name="ce1">
            <text:p>1739049516</text:p>
          </table:table-cell>
          <table:table-cell office:value-type="float" office:value="1739049517.0699999" table:style-name="ce1">
            <text:p>1739049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00003814697266" table:formula="of:=[.B248]-[.A248]" table:style-name="ce1">
            <text:p>0.585000038</text:p>
          </table:table-cell>
          <table:table-cell table:style-name="ce1"/>
          <table:table-cell office:value-type="float" office:value="0.20700001716613764" table:formula="of:=[.H248] - [.$H$409]" table:style-name="ce1">
            <text:p>0.20700001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7.418" table:style-name="ce1">
            <text:p>1739049517</text:p>
          </table:table-cell>
          <table:table-cell office:value-type="float" office:value="1739049517.973" table:style-name="ce1">
            <text:p>17390495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00006675720215" table:formula="of:=[.B249]-[.A249]" table:style-name="ce1">
            <text:p>0.555000067</text:p>
          </table:table-cell>
          <table:table-cell table:style-name="ce1"/>
          <table:table-cell office:value-type="float" office:value="0.17700004577636713" table:formula="of:=[.H249] - [.$H$409]" table:style-name="ce1">
            <text:p>0.17700004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8.418" table:style-name="ce1">
            <text:p>1739049518</text:p>
          </table:table-cell>
          <table:table-cell office:value-type="float" office:value="1739049519.0910001" table:style-name="ce1">
            <text:p>17390495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7300009727478027" table:formula="of:=[.B250]-[.A250]" table:style-name="ce1">
            <text:p>0.673000097</text:p>
          </table:table-cell>
          <table:table-cell table:style-name="ce1"/>
          <table:table-cell office:value-type="float" office:value="0.29500007629394526" table:formula="of:=[.H250] - [.$H$409]" table:style-name="ce1">
            <text:p>0.295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19.4849999" table:style-name="ce1">
            <text:p>1739049519</text:p>
          </table:table-cell>
          <table:table-cell office:value-type="float" office:value="1739049519.9920001" table:style-name="ce1">
            <text:p>17390495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700020790100098" table:formula="of:=[.B251]-[.A251]" table:style-name="ce1">
            <text:p>0.507000208</text:p>
          </table:table-cell>
          <table:table-cell table:style-name="ce1"/>
          <table:table-cell office:value-type="float" office:value="0.12900018692016596" table:formula="of:=[.H251] - [.$H$409]" table:style-name="ce1">
            <text:p>0.12900018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0.451" table:style-name="ce1">
            <text:p>1739049520</text:p>
          </table:table-cell>
          <table:table-cell office:value-type="float" office:value="1739049520.9949999" table:style-name="ce1">
            <text:p>17390495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99991035461426" table:formula="of:=[.B252]-[.A252]" table:style-name="ce1">
            <text:p>0.54399991</text:p>
          </table:table-cell>
          <table:table-cell table:style-name="ce1"/>
          <table:table-cell office:value-type="float" office:value="0.16599988937377924" table:formula="of:=[.H252] - [.$H$409]" table:style-name="ce1">
            <text:p>0.16599988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1.4849999" table:style-name="ce1">
            <text:p>1739049521</text:p>
          </table:table-cell>
          <table:table-cell office:value-type="float" office:value="1739049521.977" table:style-name="ce1">
            <text:p>17390495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200010299682617" table:formula="of:=[.B253]-[.A253]" table:style-name="ce1">
            <text:p>0.492000103</text:p>
          </table:table-cell>
          <table:table-cell table:style-name="ce1"/>
          <table:table-cell office:value-type="float" office:value="0.11400008201599116" table:formula="of:=[.H253] - [.$H$409]" table:style-name="ce1">
            <text:p>0.1140000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2.451" table:style-name="ce1">
            <text:p>1739049522</text:p>
          </table:table-cell>
          <table:table-cell office:value-type="float" office:value="1739049522.974" table:style-name="ce1">
            <text:p>17390495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254]-[.A254]" table:style-name="ce1">
            <text:p>0.523000002</text:p>
          </table:table-cell>
          <table:table-cell table:style-name="ce1"/>
          <table:table-cell office:value-type="float" office:value="0.14499998092651362" table:formula="of:=[.H254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3.4849999" table:style-name="ce1">
            <text:p>1739049523</text:p>
          </table:table-cell>
          <table:table-cell office:value-type="float" office:value="1739049524.0350001" table:style-name="ce1">
            <text:p>17390495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000019073486328" table:formula="of:=[.B255]-[.A255]" table:style-name="ce1">
            <text:p>0.550000191</text:p>
          </table:table-cell>
          <table:table-cell table:style-name="ce1"/>
          <table:table-cell office:value-type="float" office:value="0.17200016975402826" table:formula="of:=[.H255] - [.$H$409]" table:style-name="ce1">
            <text:p>0.1720001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4.418" table:style-name="ce1">
            <text:p>1739049524</text:p>
          </table:table-cell>
          <table:table-cell office:value-type="float" office:value="1739049524.9820001" table:style-name="ce1">
            <text:p>17390495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400012969970703" table:formula="of:=[.B256]-[.A256]" table:style-name="ce1">
            <text:p>0.56400013</text:p>
          </table:table-cell>
          <table:table-cell table:style-name="ce1"/>
          <table:table-cell office:value-type="float" office:value="0.18600010871887201" table:formula="of:=[.H256] - [.$H$409]" table:style-name="ce1">
            <text:p>0.18600010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5.418" table:style-name="ce1">
            <text:p>1739049525</text:p>
          </table:table-cell>
          <table:table-cell office:value-type="float" office:value="1739049525.99" table:style-name="ce1">
            <text:p>17390495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00002670288086" table:formula="of:=[.B257]-[.A257]" table:style-name="ce1">
            <text:p>0.572000027</text:p>
          </table:table-cell>
          <table:table-cell table:style-name="ce1"/>
          <table:table-cell office:value-type="float" office:value="0.19400000572204584" table:formula="of:=[.H257] - [.$H$409]" table:style-name="ce1">
            <text:p>0.19400000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6.451" table:style-name="ce1">
            <text:p>1739049526</text:p>
          </table:table-cell>
          <table:table-cell office:value-type="float" office:value="1739049526.9890001" table:style-name="ce1">
            <text:p>1739049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800010681152344" table:formula="of:=[.B258]-[.A258]" table:style-name="ce1">
            <text:p>0.538000107</text:p>
          </table:table-cell>
          <table:table-cell table:style-name="ce1"/>
          <table:table-cell office:value-type="float" office:value="0.16000008583068842" table:formula="of:=[.H258] - [.$H$409]" table:style-name="ce1">
            <text:p>0.16000008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7.5179999" table:style-name="ce1">
            <text:p>1739049528</text:p>
          </table:table-cell>
          <table:table-cell office:value-type="float" office:value="1739049527.994" table:style-name="ce1">
            <text:p>1739049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600007057189941" table:formula="of:=[.B259]-[.A259]" table:style-name="ce1">
            <text:p>0.476000071</text:p>
          </table:table-cell>
          <table:table-cell table:style-name="ce1"/>
          <table:table-cell office:value-type="float" office:value="9.8000049591064398E-2" table:formula="of:=[.H259] - [.$H$409]" table:style-name="ce1">
            <text:p>0.098000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8.451" table:style-name="ce1">
            <text:p>1739049528</text:p>
          </table:table-cell>
          <table:table-cell office:value-type="float" office:value="1739049528.9909999" table:style-name="ce1">
            <text:p>17390495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260]-[.A260]" table:style-name="ce1">
            <text:p>0.539999962</text:p>
          </table:table-cell>
          <table:table-cell table:style-name="ce1"/>
          <table:table-cell office:value-type="float" office:value="0.16199994087219233" table:formula="of:=[.H260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29.5179999" table:style-name="ce1">
            <text:p>1739049530</text:p>
          </table:table-cell>
          <table:table-cell office:value-type="float" office:value="1739049530.0009999" table:style-name="ce1">
            <text:p>17390495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00004005432129" table:formula="of:=[.B261]-[.A261]" table:style-name="ce1">
            <text:p>0.48300004</text:p>
          </table:table-cell>
          <table:table-cell table:style-name="ce1"/>
          <table:table-cell office:value-type="float" office:value="0.10500001907348627" table:formula="of:=[.H261] - [.$H$409]" table:style-name="ce1">
            <text:p>0.10500001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0.451" table:style-name="ce1">
            <text:p>1739049530</text:p>
          </table:table-cell>
          <table:table-cell office:value-type="float" office:value="1739049531.007" table:style-name="ce1">
            <text:p>1739049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262]-[.A262]" table:style-name="ce1">
            <text:p>0.555999994</text:p>
          </table:table-cell>
          <table:table-cell table:style-name="ce1"/>
          <table:table-cell office:value-type="float" office:value="0.17799997329711909" table:formula="of:=[.H262] - [.$H$409]" table:style-name="ce1">
            <text:p>0.1779999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1.418" table:style-name="ce1">
            <text:p>1739049531</text:p>
          </table:table-cell>
          <table:table-cell office:value-type="float" office:value="1739049532.0539999" table:style-name="ce1">
            <text:p>1739049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599991798400879" table:formula="of:=[.B263]-[.A263]" table:style-name="ce1">
            <text:p>0.635999918</text:p>
          </table:table-cell>
          <table:table-cell table:style-name="ce1"/>
          <table:table-cell office:value-type="float" office:value="0.25799989700317377" table:formula="of:=[.H263] - [.$H$409]" table:style-name="ce1">
            <text:p>0.2579998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2.5179999" table:style-name="ce1">
            <text:p>1739049533</text:p>
          </table:table-cell>
          <table:table-cell office:value-type="float" office:value="1739049532.9960001" table:style-name="ce1">
            <text:p>1739049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00016403198242" table:formula="of:=[.B264]-[.A264]" table:style-name="ce1">
            <text:p>0.478000164</text:p>
          </table:table-cell>
          <table:table-cell table:style-name="ce1"/>
          <table:table-cell office:value-type="float" office:value="0.10000014305114741" table:formula="of:=[.H264] - [.$H$409]" table:style-name="ce1">
            <text:p>0.10000014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3.5179999" table:style-name="ce1">
            <text:p>1739049534</text:p>
          </table:table-cell>
          <table:table-cell office:value-type="float" office:value="1739049534.0969999" table:style-name="ce1">
            <text:p>1739049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899999618530273" table:formula="of:=[.B265]-[.A265]" table:style-name="ce1">
            <text:p>0.578999996</text:p>
          </table:table-cell>
          <table:table-cell table:style-name="ce1"/>
          <table:table-cell office:value-type="float" office:value="0.20099997520446772" table:formula="of:=[.H265] - [.$H$409]" table:style-name="ce1">
            <text:p>0.20099997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4.4849999" table:style-name="ce1">
            <text:p>1739049534</text:p>
          </table:table-cell>
          <table:table-cell office:value-type="float" office:value="1739049534.9979999" table:style-name="ce1">
            <text:p>1739049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266]-[.A266]" table:style-name="ce1">
            <text:p>0.513000011</text:p>
          </table:table-cell>
          <table:table-cell table:style-name="ce1"/>
          <table:table-cell office:value-type="float" office:value="0.13499999046325678" table:formula="of:=[.H266] - [.$H$409]" table:style-name="ce1">
            <text:p>0.134999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5.4849999" table:style-name="ce1">
            <text:p>1739049535</text:p>
          </table:table-cell>
          <table:table-cell office:value-type="float" office:value="1739049536.003" table:style-name="ce1">
            <text:p>17390495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00012588500977" table:formula="of:=[.B267]-[.A267]" table:style-name="ce1">
            <text:p>0.518000126</text:p>
          </table:table-cell>
          <table:table-cell table:style-name="ce1"/>
          <table:table-cell office:value-type="float" office:value="0.14000010490417475" table:formula="of:=[.H267] - [.$H$409]" table:style-name="ce1">
            <text:p>0.1400001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6.451" table:style-name="ce1">
            <text:p>1739049536</text:p>
          </table:table-cell>
          <table:table-cell office:value-type="float" office:value="1739049537.0009999" table:style-name="ce1">
            <text:p>17390495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99995231628418" table:formula="of:=[.B268]-[.A268]" table:style-name="ce1">
            <text:p>0.549999952</text:p>
          </table:table-cell>
          <table:table-cell table:style-name="ce1"/>
          <table:table-cell office:value-type="float" office:value="0.17199993133544916" table:formula="of:=[.H268] - [.$H$409]" table:style-name="ce1">
            <text:p>0.1719999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7.5179999" table:style-name="ce1">
            <text:p>1739049538</text:p>
          </table:table-cell>
          <table:table-cell office:value-type="float" office:value="1739049538.0139999" table:style-name="ce1">
            <text:p>17390495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600005149841309" table:formula="of:=[.B269]-[.A269]" table:style-name="ce1">
            <text:p>0.496000051</text:p>
          </table:table-cell>
          <table:table-cell table:style-name="ce1"/>
          <table:table-cell office:value-type="float" office:value="0.11800003051757807" table:formula="of:=[.H269] - [.$H$409]" table:style-name="ce1">
            <text:p>0.1180000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8.451" table:style-name="ce1">
            <text:p>1739049538</text:p>
          </table:table-cell>
          <table:table-cell office:value-type="float" office:value="1739049539.0090001" table:style-name="ce1">
            <text:p>1739049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800008773803711" table:formula="of:=[.B270]-[.A270]" table:style-name="ce1">
            <text:p>0.558000088</text:p>
          </table:table-cell>
          <table:table-cell table:style-name="ce1"/>
          <table:table-cell office:value-type="float" office:value="0.18000006675720209" table:formula="of:=[.H270] - [.$H$409]" table:style-name="ce1">
            <text:p>0.18000006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39.451" table:style-name="ce1">
            <text:p>1739049539</text:p>
          </table:table-cell>
          <table:table-cell office:value-type="float" office:value="1739049540.0079999" table:style-name="ce1">
            <text:p>1739049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699992179870605" table:formula="of:=[.B271]-[.A271]" table:style-name="ce1">
            <text:p>0.556999922</text:p>
          </table:table-cell>
          <table:table-cell table:style-name="ce1"/>
          <table:table-cell office:value-type="float" office:value="0.17899990081787104" table:formula="of:=[.H271] - [.$H$409]" table:style-name="ce1">
            <text:p>0.17899990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0.4849999" table:style-name="ce1">
            <text:p>1739049540</text:p>
          </table:table-cell>
          <table:table-cell office:value-type="float" office:value="1739049541.0090001" table:style-name="ce1">
            <text:p>17390495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400016784667969" table:formula="of:=[.B272]-[.A272]" table:style-name="ce1">
            <text:p>0.524000168</text:p>
          </table:table-cell>
          <table:table-cell table:style-name="ce1"/>
          <table:table-cell office:value-type="float" office:value="0.14600014686584467" table:formula="of:=[.H272] - [.$H$409]" table:style-name="ce1">
            <text:p>0.1460001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1.451" table:style-name="ce1">
            <text:p>1739049541</text:p>
          </table:table-cell>
          <table:table-cell office:value-type="float" office:value="1739049542.007" table:style-name="ce1">
            <text:p>17390495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273]-[.A273]" table:style-name="ce1">
            <text:p>0.555999994</text:p>
          </table:table-cell>
          <table:table-cell table:style-name="ce1"/>
          <table:table-cell office:value-type="float" office:value="0.17799997329711909" table:formula="of:=[.H273] - [.$H$409]" table:style-name="ce1">
            <text:p>0.1779999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2.552" table:style-name="ce1">
            <text:p>1739049543</text:p>
          </table:table-cell>
          <table:table-cell office:value-type="float" office:value="1739049543.01" table:style-name="ce1">
            <text:p>17390495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799994468688965" table:formula="of:=[.B274]-[.A274]" table:style-name="ce1">
            <text:p>0.457999945</text:p>
          </table:table-cell>
          <table:table-cell table:style-name="ce1"/>
          <table:table-cell office:value-type="float" office:value="7.9999923706054632E-2" table:formula="of:=[.H274] - [.$H$409]" table:style-name="ce1">
            <text:p>0.07999992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3.4849999" table:style-name="ce1">
            <text:p>1739049543</text:p>
          </table:table-cell>
          <table:table-cell office:value-type="float" office:value="1739049544.0139999" table:style-name="ce1">
            <text:p>17390495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275]-[.A275]" table:style-name="ce1">
            <text:p>0.529000044</text:p>
          </table:table-cell>
          <table:table-cell table:style-name="ce1"/>
          <table:table-cell office:value-type="float" office:value="0.15100002288818354" table:formula="of:=[.H275] - [.$H$409]" table:style-name="ce1">
            <text:p>0.15100002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4.5179999" table:style-name="ce1">
            <text:p>1739049545</text:p>
          </table:table-cell>
          <table:table-cell office:value-type="float" office:value="1739049545.0239999" table:style-name="ce1">
            <text:p>17390495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00004196166992" table:formula="of:=[.B276]-[.A276]" table:style-name="ce1">
            <text:p>0.506000042</text:p>
          </table:table-cell>
          <table:table-cell table:style-name="ce1"/>
          <table:table-cell office:value-type="float" office:value="0.12800002098083491" table:formula="of:=[.H276] - [.$H$409]" table:style-name="ce1">
            <text:p>0.12800002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5.4519999" table:style-name="ce1">
            <text:p>1739049545</text:p>
          </table:table-cell>
          <table:table-cell office:value-type="float" office:value="1739049546.0239999" table:style-name="ce1">
            <text:p>17390495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00002670288086" table:formula="of:=[.B277]-[.A277]" table:style-name="ce1">
            <text:p>0.572000027</text:p>
          </table:table-cell>
          <table:table-cell table:style-name="ce1"/>
          <table:table-cell office:value-type="float" office:value="0.19400000572204584" table:formula="of:=[.H277] - [.$H$409]" table:style-name="ce1">
            <text:p>0.19400000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6.4849999" table:style-name="ce1">
            <text:p>1739049546</text:p>
          </table:table-cell>
          <table:table-cell office:value-type="float" office:value="1739049547.0179999" table:style-name="ce1">
            <text:p>17390495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99999237060547" table:formula="of:=[.B278]-[.A278]" table:style-name="ce1">
            <text:p>0.532999992</text:p>
          </table:table-cell>
          <table:table-cell table:style-name="ce1"/>
          <table:table-cell office:value-type="float" office:value="0.15499997138977045" table:formula="of:=[.H278] - [.$H$409]" table:style-name="ce1">
            <text:p>0.15499997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7.5179999" table:style-name="ce1">
            <text:p>1739049548</text:p>
          </table:table-cell>
          <table:table-cell office:value-type="float" office:value="1739049548.026" table:style-name="ce1">
            <text:p>17390495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800013542175293" table:formula="of:=[.B279]-[.A279]" table:style-name="ce1">
            <text:p>0.508000135</text:p>
          </table:table-cell>
          <table:table-cell table:style-name="ce1"/>
          <table:table-cell office:value-type="float" office:value="0.13000011444091791" table:formula="of:=[.H279] - [.$H$409]" table:style-name="ce1">
            <text:p>0.13000011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8.4519999" table:style-name="ce1">
            <text:p>1739049548</text:p>
          </table:table-cell>
          <table:table-cell office:value-type="float" office:value="1739049549.0320001" table:style-name="ce1">
            <text:p>17390495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000016212463379" table:formula="of:=[.B280]-[.A280]" table:style-name="ce1">
            <text:p>0.580000162</text:p>
          </table:table-cell>
          <table:table-cell table:style-name="ce1"/>
          <table:table-cell office:value-type="float" office:value="0.20200014114379877" table:formula="of:=[.H280] - [.$H$409]" table:style-name="ce1">
            <text:p>0.2020001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49.4849999" table:style-name="ce1">
            <text:p>1739049549</text:p>
          </table:table-cell>
          <table:table-cell office:value-type="float" office:value="1739049550.053" table:style-name="ce1">
            <text:p>17390495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800007820129395" table:formula="of:=[.B281]-[.A281]" table:style-name="ce1">
            <text:p>0.568000078</text:p>
          </table:table-cell>
          <table:table-cell table:style-name="ce1"/>
          <table:table-cell office:value-type="float" office:value="0.19000005722045893" table:formula="of:=[.H281] - [.$H$409]" table:style-name="ce1">
            <text:p>0.19000005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0.4849999" table:style-name="ce1">
            <text:p>1739049550</text:p>
          </table:table-cell>
          <table:table-cell office:value-type="float" office:value="1739049551.04" table:style-name="ce1">
            <text:p>17390495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00006675720215" table:formula="of:=[.B282]-[.A282]" table:style-name="ce1">
            <text:p>0.555000067</text:p>
          </table:table-cell>
          <table:table-cell table:style-name="ce1"/>
          <table:table-cell office:value-type="float" office:value="0.17700004577636713" table:formula="of:=[.H282] - [.$H$409]" table:style-name="ce1">
            <text:p>0.17700004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1.5179999" table:style-name="ce1">
            <text:p>1739049552</text:p>
          </table:table-cell>
          <table:table-cell office:value-type="float" office:value="1739049552.036" table:style-name="ce1">
            <text:p>17390495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800012588500977" table:formula="of:=[.B283]-[.A283]" table:style-name="ce1">
            <text:p>0.518000126</text:p>
          </table:table-cell>
          <table:table-cell table:style-name="ce1"/>
          <table:table-cell office:value-type="float" office:value="0.14000010490417475" table:formula="of:=[.H283] - [.$H$409]" table:style-name="ce1">
            <text:p>0.1400001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2.552" table:style-name="ce1">
            <text:p>1739049553</text:p>
          </table:table-cell>
          <table:table-cell office:value-type="float" office:value="1739049553.046" table:style-name="ce1">
            <text:p>17390495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284]-[.A284]" table:style-name="ce1">
            <text:p>0.493999958</text:p>
          </table:table-cell>
          <table:table-cell table:style-name="ce1"/>
          <table:table-cell office:value-type="float" office:value="0.11599993705749506" table:formula="of:=[.H284] - [.$H$409]" table:style-name="ce1">
            <text:p>0.11599993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3.5179999" table:style-name="ce1">
            <text:p>1739049554</text:p>
          </table:table-cell>
          <table:table-cell office:value-type="float" office:value="1739049554.0550001" table:style-name="ce1">
            <text:p>17390495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00017929077148" table:formula="of:=[.B285]-[.A285]" table:style-name="ce1">
            <text:p>0.537000179</text:p>
          </table:table-cell>
          <table:table-cell table:style-name="ce1"/>
          <table:table-cell office:value-type="float" office:value="0.15900015830993647" table:formula="of:=[.H285] - [.$H$409]" table:style-name="ce1">
            <text:p>0.15900015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4.5179999" table:style-name="ce1">
            <text:p>1739049555</text:p>
          </table:table-cell>
          <table:table-cell office:value-type="float" office:value="1739049555.0450001" table:style-name="ce1">
            <text:p>17390495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00018882751465" table:formula="of:=[.B286]-[.A286]" table:style-name="ce1">
            <text:p>0.527000189</text:p>
          </table:table-cell>
          <table:table-cell table:style-name="ce1"/>
          <table:table-cell office:value-type="float" office:value="0.14900016784667963" table:formula="of:=[.H286] - [.$H$409]" table:style-name="ce1">
            <text:p>0.14900016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5.5179999" table:style-name="ce1">
            <text:p>1739049556</text:p>
          </table:table-cell>
          <table:table-cell office:value-type="float" office:value="1739049556.046" table:style-name="ce1">
            <text:p>17390495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80001163482666" table:formula="of:=[.B287]-[.A287]" table:style-name="ce1">
            <text:p>0.528000116</text:p>
          </table:table-cell>
          <table:table-cell table:style-name="ce1"/>
          <table:table-cell office:value-type="float" office:value="0.15000009536743159" table:formula="of:=[.H287] - [.$H$409]" table:style-name="ce1">
            <text:p>0.15000009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6.5179999" table:style-name="ce1">
            <text:p>1739049557</text:p>
          </table:table-cell>
          <table:table-cell office:value-type="float" office:value="1739049557.0610001" table:style-name="ce1">
            <text:p>17390495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300022125244141" table:formula="of:=[.B288]-[.A288]" table:style-name="ce1">
            <text:p>0.543000221</text:p>
          </table:table-cell>
          <table:table-cell table:style-name="ce1"/>
          <table:table-cell office:value-type="float" office:value="0.16500020027160639" table:formula="of:=[.H288] - [.$H$409]" table:style-name="ce1">
            <text:p>0.165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7.552" table:style-name="ce1">
            <text:p>1739049558</text:p>
          </table:table-cell>
          <table:table-cell office:value-type="float" office:value="1739049558.046" table:style-name="ce1">
            <text:p>17390495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99995803833008" table:formula="of:=[.B289]-[.A289]" table:style-name="ce1">
            <text:p>0.493999958</text:p>
          </table:table-cell>
          <table:table-cell table:style-name="ce1"/>
          <table:table-cell office:value-type="float" office:value="0.11599993705749506" table:formula="of:=[.H289] - [.$H$409]" table:style-name="ce1">
            <text:p>0.11599993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8.5179999" table:style-name="ce1">
            <text:p>1739049559</text:p>
          </table:table-cell>
          <table:table-cell office:value-type="float" office:value="1739049559.0580001" table:style-name="ce1">
            <text:p>17390495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000020027160645" table:formula="of:=[.B290]-[.A290]" table:style-name="ce1">
            <text:p>0.5400002</text:p>
          </table:table-cell>
          <table:table-cell table:style-name="ce1"/>
          <table:table-cell office:value-type="float" office:value="0.16200017929077143" table:formula="of:=[.H290] - [.$H$409]" table:style-name="ce1">
            <text:p>0.1620001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59.5179999" table:style-name="ce1">
            <text:p>1739049560</text:p>
          </table:table-cell>
          <table:table-cell office:value-type="float" office:value="1739049560.05" table:style-name="ce1">
            <text:p>17390495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200006484985352" table:formula="of:=[.B291]-[.A291]" table:style-name="ce1">
            <text:p>0.532000065</text:p>
          </table:table-cell>
          <table:table-cell table:style-name="ce1"/>
          <table:table-cell office:value-type="float" office:value="0.1540000438690185" table:formula="of:=[.H291] - [.$H$409]" table:style-name="ce1">
            <text:p>0.15400004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0.4849999" table:style-name="ce1">
            <text:p>1739049560</text:p>
          </table:table-cell>
          <table:table-cell office:value-type="float" office:value="1739049561.0569999" table:style-name="ce1">
            <text:p>17390495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00002670288086" table:formula="of:=[.B292]-[.A292]" table:style-name="ce1">
            <text:p>0.572000027</text:p>
          </table:table-cell>
          <table:table-cell table:style-name="ce1"/>
          <table:table-cell office:value-type="float" office:value="0.19400000572204584" table:formula="of:=[.H292] - [.$H$409]" table:style-name="ce1">
            <text:p>0.19400000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1.585" table:style-name="ce1">
            <text:p>1739049562</text:p>
          </table:table-cell>
          <table:table-cell office:value-type="float" office:value="1739049562.0550001" table:style-name="ce1">
            <text:p>17390495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000002861022949" table:formula="of:=[.B293]-[.A293]" table:style-name="ce1">
            <text:p>0.470000029</text:p>
          </table:table-cell>
          <table:table-cell table:style-name="ce1"/>
          <table:table-cell office:value-type="float" office:value="9.2000007629394476E-2" table:formula="of:=[.H293] - [.$H$409]" table:style-name="ce1">
            <text:p>0.09200000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2.552" table:style-name="ce1">
            <text:p>1739049563</text:p>
          </table:table-cell>
          <table:table-cell office:value-type="float" office:value="1739049563.0639999" table:style-name="ce1">
            <text:p>17390495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199984550476074" table:formula="of:=[.B294]-[.A294]" table:style-name="ce1">
            <text:p>0.511999846</text:p>
          </table:table-cell>
          <table:table-cell table:style-name="ce1"/>
          <table:table-cell office:value-type="float" office:value="0.13399982452392573" table:formula="of:=[.H294] - [.$H$409]" table:style-name="ce1">
            <text:p>0.1339998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3.585" table:style-name="ce1">
            <text:p>1739049564</text:p>
          </table:table-cell>
          <table:table-cell office:value-type="float" office:value="1739049564.0639999" table:style-name="ce1">
            <text:p>17390495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99985313415527" table:formula="of:=[.B295]-[.A295]" table:style-name="ce1">
            <text:p>0.478999853</text:p>
          </table:table-cell>
          <table:table-cell table:style-name="ce1"/>
          <table:table-cell office:value-type="float" office:value="0.10099983215332026" table:formula="of:=[.H295] - [.$H$409]" table:style-name="ce1">
            <text:p>0.1009998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4.5179999" table:style-name="ce1">
            <text:p>1739049565</text:p>
          </table:table-cell>
          <table:table-cell office:value-type="float" office:value="1739049565.066" table:style-name="ce1">
            <text:p>17390495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296]-[.A296]" table:style-name="ce1">
            <text:p>0.548000097</text:p>
          </table:table-cell>
          <table:table-cell table:style-name="ce1"/>
          <table:table-cell office:value-type="float" office:value="0.17000007629394526" table:formula="of:=[.H296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5.618" table:style-name="ce1">
            <text:p>1739049566</text:p>
          </table:table-cell>
          <table:table-cell office:value-type="float" office:value="1739049566.066" table:style-name="ce1">
            <text:p>17390495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4799995422363281" table:formula="of:=[.B297]-[.A297]" table:style-name="ce1">
            <text:p>0.447999954</text:p>
          </table:table-cell>
          <table:table-cell table:style-name="ce1"/>
          <table:table-cell office:value-type="float" office:value="6.9999933242797796E-2" table:formula="of:=[.H297] - [.$H$409]" table:style-name="ce1">
            <text:p>0.06999993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6.5179999" table:style-name="ce1">
            <text:p>1739049567</text:p>
          </table:table-cell>
          <table:table-cell office:value-type="float" office:value="1739049567.066" table:style-name="ce1">
            <text:p>17390495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298]-[.A298]" table:style-name="ce1">
            <text:p>0.548000097</text:p>
          </table:table-cell>
          <table:table-cell table:style-name="ce1"/>
          <table:table-cell office:value-type="float" office:value="0.17000007629394526" table:formula="of:=[.H298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7.552" table:style-name="ce1">
            <text:p>1739049568</text:p>
          </table:table-cell>
          <table:table-cell office:value-type="float" office:value="1739049568.0699999" table:style-name="ce1">
            <text:p>17390495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799988746643066" table:formula="of:=[.B299]-[.A299]" table:style-name="ce1">
            <text:p>0.517999887</text:p>
          </table:table-cell>
          <table:table-cell table:style-name="ce1"/>
          <table:table-cell office:value-type="float" office:value="0.13999986648559565" table:formula="of:=[.H299] - [.$H$409]" table:style-name="ce1">
            <text:p>0.13999986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8.5179999" table:style-name="ce1">
            <text:p>1739049569</text:p>
          </table:table-cell>
          <table:table-cell office:value-type="float" office:value="1739049569.0669999" table:style-name="ce1">
            <text:p>17390495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00002479553223" table:formula="of:=[.B300]-[.A300]" table:style-name="ce1">
            <text:p>0.549000025</text:p>
          </table:table-cell>
          <table:table-cell table:style-name="ce1"/>
          <table:table-cell office:value-type="float" office:value="0.17100000381469721" table:formula="of:=[.H300] - [.$H$409]" table:style-name="ce1">
            <text:p>0.1710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69.618" table:style-name="ce1">
            <text:p>1739049570</text:p>
          </table:table-cell>
          <table:table-cell office:value-type="float" office:value="1739049570.0699999" table:style-name="ce1">
            <text:p>17390495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5199990272521973" table:formula="of:=[.B301]-[.A301]" table:style-name="ce1">
            <text:p>0.451999903</text:p>
          </table:table-cell>
          <table:table-cell table:style-name="ce1"/>
          <table:table-cell office:value-type="float" office:value="7.399988174438471E-2" table:formula="of:=[.H301] - [.$H$409]" table:style-name="ce1">
            <text:p>0.0739998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0.552" table:style-name="ce1">
            <text:p>1739049571</text:p>
          </table:table-cell>
          <table:table-cell office:value-type="float" office:value="1739049571.072" table:style-name="ce1">
            <text:p>17390495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99998092651367" table:formula="of:=[.B302]-[.A302]" table:style-name="ce1">
            <text:p>0.519999981</text:p>
          </table:table-cell>
          <table:table-cell table:style-name="ce1"/>
          <table:table-cell office:value-type="float" office:value="0.14199995994567866" table:formula="of:=[.H302] - [.$H$409]" table:style-name="ce1">
            <text:p>0.1419999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1.585" table:style-name="ce1">
            <text:p>1739049572</text:p>
          </table:table-cell>
          <table:table-cell office:value-type="float" office:value="1739049572.076" table:style-name="ce1">
            <text:p>17390495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099993705749512" table:formula="of:=[.B303]-[.A303]" table:style-name="ce1">
            <text:p>0.490999937</text:p>
          </table:table-cell>
          <table:table-cell table:style-name="ce1"/>
          <table:table-cell office:value-type="float" office:value="0.1129999160766601" table:formula="of:=[.H303] - [.$H$409]" table:style-name="ce1">
            <text:p>0.11299991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2.5179999" table:style-name="ce1">
            <text:p>1739049573</text:p>
          </table:table-cell>
          <table:table-cell office:value-type="float" office:value="1739049573.0699999" table:style-name="ce1">
            <text:p>17390495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00004577636719" table:formula="of:=[.B304]-[.A304]" table:style-name="ce1">
            <text:p>0.552000046</text:p>
          </table:table-cell>
          <table:table-cell table:style-name="ce1"/>
          <table:table-cell office:value-type="float" office:value="0.17400002479553217" table:formula="of:=[.H304] - [.$H$409]" table:style-name="ce1">
            <text:p>0.1740000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3.5179999" table:style-name="ce1">
            <text:p>1739049574</text:p>
          </table:table-cell>
          <table:table-cell office:value-type="float" office:value="1739049574.0669999" table:style-name="ce1">
            <text:p>17390495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00002479553223" table:formula="of:=[.B305]-[.A305]" table:style-name="ce1">
            <text:p>0.549000025</text:p>
          </table:table-cell>
          <table:table-cell table:style-name="ce1"/>
          <table:table-cell office:value-type="float" office:value="0.17100000381469721" table:formula="of:=[.H305] - [.$H$409]" table:style-name="ce1">
            <text:p>0.1710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4.585" table:style-name="ce1">
            <text:p>1739049575</text:p>
          </table:table-cell>
          <table:table-cell office:value-type="float" office:value="1739049575.141" table:style-name="ce1">
            <text:p>17390495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59999942779541" table:formula="of:=[.B306]-[.A306]" table:style-name="ce1">
            <text:p>0.555999994</text:p>
          </table:table-cell>
          <table:table-cell table:style-name="ce1"/>
          <table:table-cell office:value-type="float" office:value="0.17799997329711909" table:formula="of:=[.H306] - [.$H$409]" table:style-name="ce1">
            <text:p>0.17799997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5.5179999" table:style-name="ce1">
            <text:p>1739049576</text:p>
          </table:table-cell>
          <table:table-cell office:value-type="float" office:value="1739049576.0829999" table:style-name="ce1">
            <text:p>17390495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307]-[.A307]" table:style-name="ce1">
            <text:p>0.565000057</text:p>
          </table:table-cell>
          <table:table-cell table:style-name="ce1"/>
          <table:table-cell office:value-type="float" office:value="0.18700003623962397" table:formula="of:=[.H307] - [.$H$409]" table:style-name="ce1">
            <text:p>0.1870000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6.585" table:style-name="ce1">
            <text:p>1739049577</text:p>
          </table:table-cell>
          <table:table-cell office:value-type="float" office:value="1739049577.0940001" table:style-name="ce1">
            <text:p>17390495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900006294250488" table:formula="of:=[.B308]-[.A308]" table:style-name="ce1">
            <text:p>0.509000063</text:p>
          </table:table-cell>
          <table:table-cell table:style-name="ce1"/>
          <table:table-cell office:value-type="float" office:value="0.13100004196166987" table:formula="of:=[.H308] - [.$H$409]" table:style-name="ce1">
            <text:p>0.13100004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7.552" table:style-name="ce1">
            <text:p>1739049578</text:p>
          </table:table-cell>
          <table:table-cell office:value-type="float" office:value="1739049578.0799999" table:style-name="ce1">
            <text:p>17390495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79998779296875" table:formula="of:=[.B309]-[.A309]" table:style-name="ce1">
            <text:p>0.527999878</text:p>
          </table:table-cell>
          <table:table-cell table:style-name="ce1"/>
          <table:table-cell office:value-type="float" office:value="0.14999985694885248" table:formula="of:=[.H309] - [.$H$409]" table:style-name="ce1">
            <text:p>0.14999985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8.552" table:style-name="ce1">
            <text:p>1739049579</text:p>
          </table:table-cell>
          <table:table-cell office:value-type="float" office:value="1739049579.0829999" table:style-name="ce1">
            <text:p>17390495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099989891052246" table:formula="of:=[.B310]-[.A310]" table:style-name="ce1">
            <text:p>0.530999899</text:p>
          </table:table-cell>
          <table:table-cell table:style-name="ce1"/>
          <table:table-cell office:value-type="float" office:value="0.15299987792968744" table:formula="of:=[.H310] - [.$H$409]" table:style-name="ce1">
            <text:p>0.15299987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79.585" table:style-name="ce1">
            <text:p>1739049580</text:p>
          </table:table-cell>
          <table:table-cell office:value-type="float" office:value="1739049580.191" table:style-name="ce1">
            <text:p>17390495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599994659423828" table:formula="of:=[.B311]-[.A311]" table:style-name="ce1">
            <text:p>0.605999947</text:p>
          </table:table-cell>
          <table:table-cell table:style-name="ce1"/>
          <table:table-cell office:value-type="float" office:value="0.22799992561340326" table:formula="of:=[.H311] - [.$H$409]" table:style-name="ce1">
            <text:p>0.22799992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0.5179999" table:style-name="ce1">
            <text:p>1739049581</text:p>
          </table:table-cell>
          <table:table-cell office:value-type="float" office:value="1739049581.095" table:style-name="ce1">
            <text:p>17390495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700014114379883" table:formula="of:=[.B312]-[.A312]" table:style-name="ce1">
            <text:p>0.577000141</text:p>
          </table:table-cell>
          <table:table-cell table:style-name="ce1"/>
          <table:table-cell office:value-type="float" office:value="0.19900012016296381" table:formula="of:=[.H312] - [.$H$409]" table:style-name="ce1">
            <text:p>0.1990001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1.552" table:style-name="ce1">
            <text:p>1739049582</text:p>
          </table:table-cell>
          <table:table-cell office:value-type="float" office:value="1739049582.0899999" table:style-name="ce1">
            <text:p>17390495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799986839294434" table:formula="of:=[.B313]-[.A313]" table:style-name="ce1">
            <text:p>0.537999868</text:p>
          </table:table-cell>
          <table:table-cell table:style-name="ce1"/>
          <table:table-cell office:value-type="float" office:value="0.15999984741210932" table:formula="of:=[.H313] - [.$H$409]" table:style-name="ce1">
            <text:p>0.15999984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2.552" table:style-name="ce1">
            <text:p>1739049583</text:p>
          </table:table-cell>
          <table:table-cell office:value-type="float" office:value="1739049583.092" table:style-name="ce1">
            <text:p>17390495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314]-[.A314]" table:style-name="ce1">
            <text:p>0.539999962</text:p>
          </table:table-cell>
          <table:table-cell table:style-name="ce1"/>
          <table:table-cell office:value-type="float" office:value="0.16199994087219233" table:formula="of:=[.H314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3.5179999" table:style-name="ce1">
            <text:p>1739049584</text:p>
          </table:table-cell>
          <table:table-cell office:value-type="float" office:value="1739049584.092" table:style-name="ce1">
            <text:p>17390495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400012016296387" table:formula="of:=[.B315]-[.A315]" table:style-name="ce1">
            <text:p>0.57400012</text:p>
          </table:table-cell>
          <table:table-cell table:style-name="ce1"/>
          <table:table-cell office:value-type="float" office:value="0.19600009918212885" table:formula="of:=[.H315] - [.$H$409]" table:style-name="ce1">
            <text:p>0.1960000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4.5179999" table:style-name="ce1">
            <text:p>1739049585</text:p>
          </table:table-cell>
          <table:table-cell office:value-type="float" office:value="1739049585.1059999" table:style-name="ce1">
            <text:p>17390495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00005912780762" table:formula="of:=[.B316]-[.A316]" table:style-name="ce1">
            <text:p>0.588000059</text:p>
          </table:table-cell>
          <table:table-cell table:style-name="ce1"/>
          <table:table-cell office:value-type="float" office:value="0.2100000381469726" table:formula="of:=[.H316] - [.$H$409]" table:style-name="ce1">
            <text:p>0.21000003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5.552" table:style-name="ce1">
            <text:p>1739049586</text:p>
          </table:table-cell>
          <table:table-cell office:value-type="float" office:value="1739049586.095" table:style-name="ce1">
            <text:p>17390495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17]-[.A317]" table:style-name="ce1">
            <text:p>0.542999983</text:p>
          </table:table-cell>
          <table:table-cell table:style-name="ce1"/>
          <table:table-cell office:value-type="float" office:value="0.16499996185302729" table:formula="of:=[.H317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6.552" table:style-name="ce1">
            <text:p>1739049587</text:p>
          </table:table-cell>
          <table:table-cell office:value-type="float" office:value="1739049587.099" table:style-name="ce1">
            <text:p>17390495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318]-[.A318]" table:style-name="ce1">
            <text:p>0.546999931</text:p>
          </table:table-cell>
          <table:table-cell table:style-name="ce1"/>
          <table:table-cell office:value-type="float" office:value="0.1689999103546142" table:formula="of:=[.H318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7.618" table:style-name="ce1">
            <text:p>1739049588</text:p>
          </table:table-cell>
          <table:table-cell office:value-type="float" office:value="1739049588.1040001" table:style-name="ce1">
            <text:p>17390495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600006103515625" table:formula="of:=[.B319]-[.A319]" table:style-name="ce1">
            <text:p>0.486000061</text:p>
          </table:table-cell>
          <table:table-cell table:style-name="ce1"/>
          <table:table-cell office:value-type="float" office:value="0.10800004005432123" table:formula="of:=[.H319] - [.$H$409]" table:style-name="ce1">
            <text:p>0.1080000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8.5179999" table:style-name="ce1">
            <text:p>1739049589</text:p>
          </table:table-cell>
          <table:table-cell office:value-type="float" office:value="1739049589.098" table:style-name="ce1">
            <text:p>17390495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000016212463379" table:formula="of:=[.B320]-[.A320]" table:style-name="ce1">
            <text:p>0.580000162</text:p>
          </table:table-cell>
          <table:table-cell table:style-name="ce1"/>
          <table:table-cell office:value-type="float" office:value="0.20200014114379877" table:formula="of:=[.H320] - [.$H$409]" table:style-name="ce1">
            <text:p>0.2020001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89.585" table:style-name="ce1">
            <text:p>1739049590</text:p>
          </table:table-cell>
          <table:table-cell office:value-type="float" office:value="1739049590.1099999" table:style-name="ce1">
            <text:p>17390495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499985694885254" table:formula="of:=[.B321]-[.A321]" table:style-name="ce1">
            <text:p>0.524999857</text:p>
          </table:table-cell>
          <table:table-cell table:style-name="ce1"/>
          <table:table-cell office:value-type="float" office:value="0.14699983596801752" table:formula="of:=[.H321] - [.$H$409]" table:style-name="ce1">
            <text:p>0.1469998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0.585" table:style-name="ce1">
            <text:p>1739049591</text:p>
          </table:table-cell>
          <table:table-cell office:value-type="float" office:value="1739049591.22" table:style-name="ce1">
            <text:p>17390495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499999046325684" table:formula="of:=[.B322]-[.A322]" table:style-name="ce1">
            <text:p>0.63499999</text:p>
          </table:table-cell>
          <table:table-cell table:style-name="ce1"/>
          <table:table-cell office:value-type="float" office:value="0.25699996948242182" table:formula="of:=[.H322] - [.$H$409]" table:style-name="ce1">
            <text:p>0.2569999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1.652" table:style-name="ce1">
            <text:p>1739049592</text:p>
          </table:table-cell>
          <table:table-cell office:value-type="float" office:value="1739049592.1229999" table:style-name="ce1">
            <text:p>17390495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099995613098145" table:formula="of:=[.B323]-[.A323]" table:style-name="ce1">
            <text:p>0.470999956</text:p>
          </table:table-cell>
          <table:table-cell table:style-name="ce1"/>
          <table:table-cell office:value-type="float" office:value="9.2999935150146429E-2" table:formula="of:=[.H323] - [.$H$409]" table:style-name="ce1">
            <text:p>0.09299993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2.652" table:style-name="ce1">
            <text:p>1739049593</text:p>
          </table:table-cell>
          <table:table-cell office:value-type="float" office:value="1739049593.2119999" table:style-name="ce1">
            <text:p>17390495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999994277954102" table:formula="of:=[.B324]-[.A324]" table:style-name="ce1">
            <text:p>0.559999943</text:p>
          </table:table-cell>
          <table:table-cell table:style-name="ce1"/>
          <table:table-cell office:value-type="float" office:value="0.181999921798706" table:formula="of:=[.H324] - [.$H$409]" table:style-name="ce1">
            <text:p>0.18199992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3.585" table:style-name="ce1">
            <text:p>1739049594</text:p>
          </table:table-cell>
          <table:table-cell office:value-type="float" office:value="1739049594.108" table:style-name="ce1">
            <text:p>17390495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325]-[.A325]" table:style-name="ce1">
            <text:p>0.523000002</text:p>
          </table:table-cell>
          <table:table-cell table:style-name="ce1"/>
          <table:table-cell office:value-type="float" office:value="0.14499998092651362" table:formula="of:=[.H325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4.618" table:style-name="ce1">
            <text:p>1739049595</text:p>
          </table:table-cell>
          <table:table-cell office:value-type="float" office:value="1739049595.119" table:style-name="ce1">
            <text:p>17390495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326]-[.A326]" table:style-name="ce1">
            <text:p>0.500999928</text:p>
          </table:table-cell>
          <table:table-cell table:style-name="ce1"/>
          <table:table-cell office:value-type="float" office:value="0.12299990653991694" table:formula="of:=[.H326] - [.$H$409]" table:style-name="ce1">
            <text:p>0.1229999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5.618" table:style-name="ce1">
            <text:p>1739049596</text:p>
          </table:table-cell>
          <table:table-cell office:value-type="float" office:value="1739049596.118" table:style-name="ce1">
            <text:p>17390495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327]-[.A327]" table:style-name="ce1">
            <text:p>0.5</text:p>
          </table:table-cell>
          <table:table-cell table:style-name="ce1"/>
          <table:table-cell office:value-type="float" office:value="0.12199997901916498" table:formula="of:=[.H327] - [.$H$409]" table:style-name="ce1">
            <text:p>0.1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6.619" table:style-name="ce1">
            <text:p>1739049597</text:p>
          </table:table-cell>
          <table:table-cell office:value-type="float" office:value="1739049597.1199999" table:style-name="ce1">
            <text:p>17390495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328]-[.A328]" table:style-name="ce1">
            <text:p>0.500999928</text:p>
          </table:table-cell>
          <table:table-cell table:style-name="ce1"/>
          <table:table-cell office:value-type="float" office:value="0.12299990653991694" table:formula="of:=[.H328] - [.$H$409]" table:style-name="ce1">
            <text:p>0.1229999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7.618" table:style-name="ce1">
            <text:p>1739049598</text:p>
          </table:table-cell>
          <table:table-cell office:value-type="float" office:value="1739049598.119" table:style-name="ce1">
            <text:p>17390495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329]-[.A329]" table:style-name="ce1">
            <text:p>0.500999928</text:p>
          </table:table-cell>
          <table:table-cell table:style-name="ce1"/>
          <table:table-cell office:value-type="float" office:value="0.12299990653991694" table:formula="of:=[.H329] - [.$H$409]" table:style-name="ce1">
            <text:p>0.1229999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8.619" table:style-name="ce1">
            <text:p>1739049599</text:p>
          </table:table-cell>
          <table:table-cell office:value-type="float" office:value="1739049599.1259999" table:style-name="ce1">
            <text:p>17390495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699996948242188" table:formula="of:=[.B330]-[.A330]" table:style-name="ce1">
            <text:p>0.506999969</text:p>
          </table:table-cell>
          <table:table-cell table:style-name="ce1"/>
          <table:table-cell office:value-type="float" office:value="0.12899994850158686" table:formula="of:=[.H330] - [.$H$409]" table:style-name="ce1">
            <text:p>0.12899994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599.585" table:style-name="ce1">
            <text:p>1739049600</text:p>
          </table:table-cell>
          <table:table-cell office:value-type="float" office:value="1739049600.128" table:style-name="ce1">
            <text:p>17390496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31]-[.A331]" table:style-name="ce1">
            <text:p>0.542999983</text:p>
          </table:table-cell>
          <table:table-cell table:style-name="ce1"/>
          <table:table-cell office:value-type="float" office:value="0.16499996185302729" table:formula="of:=[.H331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0.652" table:style-name="ce1">
            <text:p>1739049601</text:p>
          </table:table-cell>
          <table:table-cell office:value-type="float" office:value="1739049601.1240001" table:style-name="ce1">
            <text:p>17390496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20001220703125" table:formula="of:=[.B332]-[.A332]" table:style-name="ce1">
            <text:p>0.472000122</text:p>
          </table:table-cell>
          <table:table-cell table:style-name="ce1"/>
          <table:table-cell office:value-type="float" office:value="9.4000101089477484E-2" table:formula="of:=[.H332] - [.$H$409]" table:style-name="ce1">
            <text:p>0.09400010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1.585" table:style-name="ce1">
            <text:p>1739049602</text:p>
          </table:table-cell>
          <table:table-cell office:value-type="float" office:value="1739049602.132" table:style-name="ce1">
            <text:p>17390496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333]-[.A333]" table:style-name="ce1">
            <text:p>0.546999931</text:p>
          </table:table-cell>
          <table:table-cell table:style-name="ce1"/>
          <table:table-cell office:value-type="float" office:value="0.1689999103546142" table:formula="of:=[.H333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2.652" table:style-name="ce1">
            <text:p>1739049603</text:p>
          </table:table-cell>
          <table:table-cell office:value-type="float" office:value="1739049603.132" table:style-name="ce1">
            <text:p>17390496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000001907348633" table:formula="of:=[.B334]-[.A334]" table:style-name="ce1">
            <text:p>0.480000019</text:p>
          </table:table-cell>
          <table:table-cell table:style-name="ce1"/>
          <table:table-cell office:value-type="float" office:value="0.10199999809265131" table:formula="of:=[.H334] - [.$H$409]" table:style-name="ce1">
            <text:p>0.10199999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3.619" table:style-name="ce1">
            <text:p>1739049604</text:p>
          </table:table-cell>
          <table:table-cell office:value-type="float" office:value="1739049604.1400001" table:style-name="ce1">
            <text:p>17390496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100014686584473" table:formula="of:=[.B335]-[.A335]" table:style-name="ce1">
            <text:p>0.521000147</text:p>
          </table:table-cell>
          <table:table-cell table:style-name="ce1"/>
          <table:table-cell office:value-type="float" office:value="0.14300012588500971" table:formula="of:=[.H335] - [.$H$409]" table:style-name="ce1">
            <text:p>0.14300012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4.652" table:style-name="ce1">
            <text:p>1739049605</text:p>
          </table:table-cell>
          <table:table-cell office:value-type="float" office:value="1739049605.135" table:style-name="ce1">
            <text:p>17390496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300004005432129" table:formula="of:=[.B336]-[.A336]" table:style-name="ce1">
            <text:p>0.48300004</text:p>
          </table:table-cell>
          <table:table-cell table:style-name="ce1"/>
          <table:table-cell office:value-type="float" office:value="0.10500001907348627" table:formula="of:=[.H336] - [.$H$409]" table:style-name="ce1">
            <text:p>0.10500001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5.552" table:style-name="ce1">
            <text:p>1739049606</text:p>
          </table:table-cell>
          <table:table-cell office:value-type="float" office:value="1739049606.1300001" table:style-name="ce1">
            <text:p>17390496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800006866455078" table:formula="of:=[.B337]-[.A337]" table:style-name="ce1">
            <text:p>0.578000069</text:p>
          </table:table-cell>
          <table:table-cell table:style-name="ce1"/>
          <table:table-cell office:value-type="float" office:value="0.20000004768371576" table:formula="of:=[.H337] - [.$H$409]" table:style-name="ce1">
            <text:p>0.20000004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6.652" table:style-name="ce1">
            <text:p>1739049607</text:p>
          </table:table-cell>
          <table:table-cell office:value-type="float" office:value="1739049607.141" table:style-name="ce1">
            <text:p>17390496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900008201599121" table:formula="of:=[.B338]-[.A338]" table:style-name="ce1">
            <text:p>0.489000082</text:p>
          </table:table-cell>
          <table:table-cell table:style-name="ce1"/>
          <table:table-cell office:value-type="float" office:value="0.11100006103515619" table:formula="of:=[.H338] - [.$H$409]" table:style-name="ce1">
            <text:p>0.11100006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7.585" table:style-name="ce1">
            <text:p>1739049608</text:p>
          </table:table-cell>
          <table:table-cell office:value-type="float" office:value="1739049608.135" table:style-name="ce1">
            <text:p>17390496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999995231628418" table:formula="of:=[.B339]-[.A339]" table:style-name="ce1">
            <text:p>0.549999952</text:p>
          </table:table-cell>
          <table:table-cell table:style-name="ce1"/>
          <table:table-cell office:value-type="float" office:value="0.17199993133544916" table:formula="of:=[.H339] - [.$H$409]" table:style-name="ce1">
            <text:p>0.17199993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8.652" table:style-name="ce1">
            <text:p>1739049609</text:p>
          </table:table-cell>
          <table:table-cell office:value-type="float" office:value="1739049609.145" table:style-name="ce1">
            <text:p>17390496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300003051757813" table:formula="of:=[.B340]-[.A340]" table:style-name="ce1">
            <text:p>0.493000031</text:p>
          </table:table-cell>
          <table:table-cell table:style-name="ce1"/>
          <table:table-cell office:value-type="float" office:value="0.11500000953674311" table:formula="of:=[.H340] - [.$H$409]" table:style-name="ce1">
            <text:p>0.1150000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09.585" table:style-name="ce1">
            <text:p>1739049610</text:p>
          </table:table-cell>
          <table:table-cell office:value-type="float" office:value="1739049610.154" table:style-name="ce1">
            <text:p>17390496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341]-[.A341]" table:style-name="ce1">
            <text:p>0.569000006</text:p>
          </table:table-cell>
          <table:table-cell table:style-name="ce1"/>
          <table:table-cell office:value-type="float" office:value="0.19099998474121088" table:formula="of:=[.H341] - [.$H$409]" table:style-name="ce1">
            <text:p>0.19099998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0.619" table:style-name="ce1">
            <text:p>1739049611</text:p>
          </table:table-cell>
          <table:table-cell office:value-type="float" office:value="1739049611.148" table:style-name="ce1">
            <text:p>17390496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900004386901855" table:formula="of:=[.B342]-[.A342]" table:style-name="ce1">
            <text:p>0.529000044</text:p>
          </table:table-cell>
          <table:table-cell table:style-name="ce1"/>
          <table:table-cell office:value-type="float" office:value="0.15100002288818354" table:formula="of:=[.H342] - [.$H$409]" table:style-name="ce1">
            <text:p>0.15100002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1.652" table:style-name="ce1">
            <text:p>1739049612</text:p>
          </table:table-cell>
          <table:table-cell office:value-type="float" office:value="1739049612.155" table:style-name="ce1">
            <text:p>17390496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00002098083496" table:formula="of:=[.B343]-[.A343]" table:style-name="ce1">
            <text:p>0.503000021</text:p>
          </table:table-cell>
          <table:table-cell table:style-name="ce1"/>
          <table:table-cell office:value-type="float" office:value="0.12499999999999994" table:formula="of:=[.H343] - [.$H$409]" table:style-name="ce1">
            <text:p>0.12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2.585" table:style-name="ce1">
            <text:p>1739049613</text:p>
          </table:table-cell>
          <table:table-cell office:value-type="float" office:value="1739049613.154" table:style-name="ce1">
            <text:p>17390496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90000057220459" table:formula="of:=[.B344]-[.A344]" table:style-name="ce1">
            <text:p>0.569000006</text:p>
          </table:table-cell>
          <table:table-cell table:style-name="ce1"/>
          <table:table-cell office:value-type="float" office:value="0.19099998474121088" table:formula="of:=[.H344] - [.$H$409]" table:style-name="ce1">
            <text:p>0.19099998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3.619" table:style-name="ce1">
            <text:p>1739049614</text:p>
          </table:table-cell>
          <table:table-cell office:value-type="float" office:value="1739049614.1589999" table:style-name="ce1">
            <text:p>17390496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345]-[.A345]" table:style-name="ce1">
            <text:p>0.539999962</text:p>
          </table:table-cell>
          <table:table-cell table:style-name="ce1"/>
          <table:table-cell office:value-type="float" office:value="0.16199994087219233" table:formula="of:=[.H345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4.619" table:style-name="ce1">
            <text:p>1739049615</text:p>
          </table:table-cell>
          <table:table-cell office:value-type="float" office:value="1739049615.161" table:style-name="ce1">
            <text:p>17390496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00005531311035" table:formula="of:=[.B346]-[.A346]" table:style-name="ce1">
            <text:p>0.542000055</text:p>
          </table:table-cell>
          <table:table-cell table:style-name="ce1"/>
          <table:table-cell office:value-type="float" office:value="0.16400003433227534" table:formula="of:=[.H346] - [.$H$409]" table:style-name="ce1">
            <text:p>0.16400003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5.619" table:style-name="ce1">
            <text:p>1739049616</text:p>
          </table:table-cell>
          <table:table-cell office:value-type="float" office:value="1739049616.1600001" table:style-name="ce1">
            <text:p>17390496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10001277923584" table:formula="of:=[.B347]-[.A347]" table:style-name="ce1">
            <text:p>0.541000128</text:p>
          </table:table-cell>
          <table:table-cell table:style-name="ce1"/>
          <table:table-cell office:value-type="float" office:value="0.16300010681152338" table:formula="of:=[.H347] - [.$H$409]" table:style-name="ce1">
            <text:p>0.1630001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6.585" table:style-name="ce1">
            <text:p>1739049617</text:p>
          </table:table-cell>
          <table:table-cell office:value-type="float" office:value="1739049617.174" table:style-name="ce1">
            <text:p>17390496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899998664855957" table:formula="of:=[.B348]-[.A348]" table:style-name="ce1">
            <text:p>0.588999987</text:p>
          </table:table-cell>
          <table:table-cell table:style-name="ce1"/>
          <table:table-cell office:value-type="float" office:value="0.21099996566772455" table:formula="of:=[.H348] - [.$H$409]" table:style-name="ce1">
            <text:p>0.21099996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7.585" table:style-name="ce1">
            <text:p>1739049618</text:p>
          </table:table-cell>
          <table:table-cell office:value-type="float" office:value="1739049618.1619999" table:style-name="ce1">
            <text:p>17390496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699990272521973" table:formula="of:=[.B349]-[.A349]" table:style-name="ce1">
            <text:p>0.576999903</text:p>
          </table:table-cell>
          <table:table-cell table:style-name="ce1"/>
          <table:table-cell office:value-type="float" office:value="0.19899988174438471" table:formula="of:=[.H349] - [.$H$409]" table:style-name="ce1">
            <text:p>0.1989998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8.652" table:style-name="ce1">
            <text:p>1739049619</text:p>
          </table:table-cell>
          <table:table-cell office:value-type="float" office:value="1739049619.178" table:style-name="ce1">
            <text:p>17390496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00002288818359" table:formula="of:=[.B350]-[.A350]" table:style-name="ce1">
            <text:p>0.526000023</text:p>
          </table:table-cell>
          <table:table-cell table:style-name="ce1"/>
          <table:table-cell office:value-type="float" office:value="0.14800000190734858" table:formula="of:=[.H350] - [.$H$409]" table:style-name="ce1">
            <text:p>0.14800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19.652" table:style-name="ce1">
            <text:p>1739049620</text:p>
          </table:table-cell>
          <table:table-cell office:value-type="float" office:value="1739049620.1719999" table:style-name="ce1">
            <text:p>17390496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99998092651367" table:formula="of:=[.B351]-[.A351]" table:style-name="ce1">
            <text:p>0.519999981</text:p>
          </table:table-cell>
          <table:table-cell table:style-name="ce1"/>
          <table:table-cell office:value-type="float" office:value="0.14199995994567866" table:formula="of:=[.H351] - [.$H$409]" table:style-name="ce1">
            <text:p>0.1419999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0.619" table:style-name="ce1">
            <text:p>1739049621</text:p>
          </table:table-cell>
          <table:table-cell office:value-type="float" office:value="1739049621.1700001" table:style-name="ce1">
            <text:p>17390496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100011825561523" table:formula="of:=[.B352]-[.A352]" table:style-name="ce1">
            <text:p>0.551000118</text:p>
          </table:table-cell>
          <table:table-cell table:style-name="ce1"/>
          <table:table-cell office:value-type="float" office:value="0.17300009727478022" table:formula="of:=[.H352] - [.$H$409]" table:style-name="ce1">
            <text:p>0.1730000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1.619" table:style-name="ce1">
            <text:p>1739049622</text:p>
          </table:table-cell>
          <table:table-cell office:value-type="float" office:value="1739049622.1670001" table:style-name="ce1">
            <text:p>17390496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353]-[.A353]" table:style-name="ce1">
            <text:p>0.548000097</text:p>
          </table:table-cell>
          <table:table-cell table:style-name="ce1"/>
          <table:table-cell office:value-type="float" office:value="0.17000007629394526" table:formula="of:=[.H353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2.619" table:style-name="ce1">
            <text:p>1739049623</text:p>
          </table:table-cell>
          <table:table-cell office:value-type="float" office:value="1739049623.1670001" table:style-name="ce1">
            <text:p>17390496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00009727478027" table:formula="of:=[.B354]-[.A354]" table:style-name="ce1">
            <text:p>0.548000097</text:p>
          </table:table-cell>
          <table:table-cell table:style-name="ce1"/>
          <table:table-cell office:value-type="float" office:value="0.17000007629394526" table:formula="of:=[.H354] - [.$H$409]" table:style-name="ce1">
            <text:p>0.1700000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3.6849999" table:style-name="ce1">
            <text:p>1739049624</text:p>
          </table:table-cell>
          <table:table-cell office:value-type="float" office:value="1739049624.184" table:style-name="ce1">
            <text:p>17390496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900007247924805" table:formula="of:=[.B355]-[.A355]" table:style-name="ce1">
            <text:p>0.499000072</text:p>
          </table:table-cell>
          <table:table-cell table:style-name="ce1"/>
          <table:table-cell office:value-type="float" office:value="0.12100005149841303" table:formula="of:=[.H355] - [.$H$409]" table:style-name="ce1">
            <text:p>0.12100005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4.619" table:style-name="ce1">
            <text:p>1739049625</text:p>
          </table:table-cell>
          <table:table-cell office:value-type="float" office:value="1739049625.1719999" table:style-name="ce1">
            <text:p>17390496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299997329711914" table:formula="of:=[.B356]-[.A356]" table:style-name="ce1">
            <text:p>0.552999973</text:p>
          </table:table-cell>
          <table:table-cell table:style-name="ce1"/>
          <table:table-cell office:value-type="float" office:value="0.17499995231628412" table:formula="of:=[.H356] - [.$H$409]" table:style-name="ce1">
            <text:p>0.17499995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5.652" table:style-name="ce1">
            <text:p>1739049626</text:p>
          </table:table-cell>
          <table:table-cell office:value-type="float" office:value="1739049626.171" table:style-name="ce1">
            <text:p>17390496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900005340576172" table:formula="of:=[.B357]-[.A357]" table:style-name="ce1">
            <text:p>0.519000053</text:p>
          </table:table-cell>
          <table:table-cell table:style-name="ce1"/>
          <table:table-cell office:value-type="float" office:value="0.1410000324249267" table:formula="of:=[.H357] - [.$H$409]" table:style-name="ce1">
            <text:p>0.1410000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6.6849999" table:style-name="ce1">
            <text:p>1739049627</text:p>
          </table:table-cell>
          <table:table-cell office:value-type="float" office:value="1739049627.1860001" table:style-name="ce1">
            <text:p>17390496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100016593933105" table:formula="of:=[.B358]-[.A358]" table:style-name="ce1">
            <text:p>0.501000166</text:p>
          </table:table-cell>
          <table:table-cell table:style-name="ce1"/>
          <table:table-cell office:value-type="float" office:value="0.12300014495849604" table:formula="of:=[.H358] - [.$H$409]" table:style-name="ce1">
            <text:p>0.12300014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7.652" table:style-name="ce1">
            <text:p>1739049628</text:p>
          </table:table-cell>
          <table:table-cell office:value-type="float" office:value="1739049628.1949999" table:style-name="ce1">
            <text:p>17390496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29999828338623" table:formula="of:=[.B359]-[.A359]" table:style-name="ce1">
            <text:p>0.542999983</text:p>
          </table:table-cell>
          <table:table-cell table:style-name="ce1"/>
          <table:table-cell office:value-type="float" office:value="0.16499996185302729" table:formula="of:=[.H359] - [.$H$409]" table:style-name="ce1">
            <text:p>0.1649999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8.585" table:style-name="ce1">
            <text:p>1739049629</text:p>
          </table:table-cell>
          <table:table-cell office:value-type="float" office:value="1739049629.1800001" table:style-name="ce1">
            <text:p>17390496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500002861022949" table:formula="of:=[.B360]-[.A360]" table:style-name="ce1">
            <text:p>0.595000029</text:p>
          </table:table-cell>
          <table:table-cell table:style-name="ce1"/>
          <table:table-cell office:value-type="float" office:value="0.21700000762939448" table:formula="of:=[.H360] - [.$H$409]" table:style-name="ce1">
            <text:p>0.21700000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29.652" table:style-name="ce1">
            <text:p>1739049630</text:p>
          </table:table-cell>
          <table:table-cell office:value-type="float" office:value="1739049630.2590001" table:style-name="ce1">
            <text:p>17390496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0700011253356934" table:formula="of:=[.B361]-[.A361]" table:style-name="ce1">
            <text:p>0.607000113</text:p>
          </table:table-cell>
          <table:table-cell table:style-name="ce1"/>
          <table:table-cell office:value-type="float" office:value="0.22900009155273432" table:formula="of:=[.H361] - [.$H$409]" table:style-name="ce1">
            <text:p>0.2290000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0.652" table:style-name="ce1">
            <text:p>1739049631</text:p>
          </table:table-cell>
          <table:table-cell office:value-type="float" office:value="1739049631.1919999" table:style-name="ce1">
            <text:p>17390496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999996185302734" table:formula="of:=[.B362]-[.A362]" table:style-name="ce1">
            <text:p>0.539999962</text:p>
          </table:table-cell>
          <table:table-cell table:style-name="ce1"/>
          <table:table-cell office:value-type="float" office:value="0.16199994087219233" table:formula="of:=[.H362] - [.$H$409]" table:style-name="ce1">
            <text:p>0.16199994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1.652" table:style-name="ce1">
            <text:p>1739049632</text:p>
          </table:table-cell>
          <table:table-cell office:value-type="float" office:value="1739049632.187" table:style-name="ce1">
            <text:p>17390496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363]-[.A363]" table:style-name="ce1">
            <text:p>0.535000086</text:p>
          </table:table-cell>
          <table:table-cell table:style-name="ce1"/>
          <table:table-cell office:value-type="float" office:value="0.15700006484985346" table:formula="of:=[.H363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2.7190001" table:style-name="ce1">
            <text:p>1739049633</text:p>
          </table:table-cell>
          <table:table-cell office:value-type="float" office:value="1739049633.1889999" table:style-name="ce1">
            <text:p>17390496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999979019165039" table:formula="of:=[.B364]-[.A364]" table:style-name="ce1">
            <text:p>0.46999979</text:p>
          </table:table-cell>
          <table:table-cell table:style-name="ce1"/>
          <table:table-cell office:value-type="float" office:value="9.1999769210815374E-2" table:formula="of:=[.H364] - [.$H$409]" table:style-name="ce1">
            <text:p>0.09199976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3.6849999" table:style-name="ce1">
            <text:p>1739049634</text:p>
          </table:table-cell>
          <table:table-cell office:value-type="float" office:value="1739049634.197" table:style-name="ce1">
            <text:p>17390496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200008392333984" table:formula="of:=[.B365]-[.A365]" table:style-name="ce1">
            <text:p>0.512000084</text:p>
          </table:table-cell>
          <table:table-cell table:style-name="ce1"/>
          <table:table-cell office:value-type="float" office:value="0.13400006294250483" table:formula="of:=[.H365] - [.$H$409]" table:style-name="ce1">
            <text:p>0.13400006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4.7190001" table:style-name="ce1">
            <text:p>1739049635</text:p>
          </table:table-cell>
          <table:table-cell office:value-type="float" office:value="1739049635.198" table:style-name="ce1">
            <text:p>17390496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899985313415527" table:formula="of:=[.B366]-[.A366]" table:style-name="ce1">
            <text:p>0.478999853</text:p>
          </table:table-cell>
          <table:table-cell table:style-name="ce1"/>
          <table:table-cell office:value-type="float" office:value="0.10099983215332026" table:formula="of:=[.H366] - [.$H$409]" table:style-name="ce1">
            <text:p>0.10099983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5.6849999" table:style-name="ce1">
            <text:p>1739049636</text:p>
          </table:table-cell>
          <table:table-cell office:value-type="float" office:value="1739049636.22" table:style-name="ce1">
            <text:p>17390496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00008583068848" table:formula="of:=[.B367]-[.A367]" table:style-name="ce1">
            <text:p>0.535000086</text:p>
          </table:table-cell>
          <table:table-cell table:style-name="ce1"/>
          <table:table-cell office:value-type="float" office:value="0.15700006484985346" table:formula="of:=[.H367] - [.$H$409]" table:style-name="ce1">
            <text:p>0.1570000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6.652" table:style-name="ce1">
            <text:p>1739049637</text:p>
          </table:table-cell>
          <table:table-cell office:value-type="float" office:value="1739049637.1989999" table:style-name="ce1">
            <text:p>17390496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368]-[.A368]" table:style-name="ce1">
            <text:p>0.546999931</text:p>
          </table:table-cell>
          <table:table-cell table:style-name="ce1"/>
          <table:table-cell office:value-type="float" office:value="0.1689999103546142" table:formula="of:=[.H368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7.7190001" table:style-name="ce1">
            <text:p>1739049638</text:p>
          </table:table-cell>
          <table:table-cell office:value-type="float" office:value="1739049638.197" table:style-name="ce1">
            <text:p>17390496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7799992561340332" table:formula="of:=[.B369]-[.A369]" table:style-name="ce1">
            <text:p>0.477999926</text:p>
          </table:table-cell>
          <table:table-cell table:style-name="ce1"/>
          <table:table-cell office:value-type="float" office:value="9.9999904632568304E-2" table:formula="of:=[.H369] - [.$H$409]" table:style-name="ce1">
            <text:p>0.09999990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8.619" table:style-name="ce1">
            <text:p>1739049639</text:p>
          </table:table-cell>
          <table:table-cell office:value-type="float" office:value="1739049639.1989999" table:style-name="ce1">
            <text:p>17390496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999992370605469" table:formula="of:=[.B370]-[.A370]" table:style-name="ce1">
            <text:p>0.579999924</text:p>
          </table:table-cell>
          <table:table-cell table:style-name="ce1"/>
          <table:table-cell office:value-type="float" office:value="0.20199990272521967" table:formula="of:=[.H370] - [.$H$409]" table:style-name="ce1">
            <text:p>0.20199990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39.6849999" table:style-name="ce1">
            <text:p>1739049640</text:p>
          </table:table-cell>
          <table:table-cell office:value-type="float" office:value="1739049640.1989999" table:style-name="ce1">
            <text:p>17390496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99993896484375" table:formula="of:=[.B371]-[.A371]" table:style-name="ce1">
            <text:p>0.513999939</text:p>
          </table:table-cell>
          <table:table-cell table:style-name="ce1"/>
          <table:table-cell office:value-type="float" office:value="0.13599991798400873" table:formula="of:=[.H371] - [.$H$409]" table:style-name="ce1">
            <text:p>0.13599991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0.7190001" table:style-name="ce1">
            <text:p>1739049641</text:p>
          </table:table-cell>
          <table:table-cell office:value-type="float" office:value="1739049641.2019999" table:style-name="ce1">
            <text:p>17390496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8299980163574219" table:formula="of:=[.B372]-[.A372]" table:style-name="ce1">
            <text:p>0.482999802</text:p>
          </table:table-cell>
          <table:table-cell table:style-name="ce1"/>
          <table:table-cell office:value-type="float" office:value="0.10499978065490717" table:formula="of:=[.H372] - [.$H$409]" table:style-name="ce1">
            <text:p>0.1049997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1.652" table:style-name="ce1">
            <text:p>1739049642</text:p>
          </table:table-cell>
          <table:table-cell office:value-type="float" office:value="1739049642.1989999" table:style-name="ce1">
            <text:p>17390496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699993133544922" table:formula="of:=[.B373]-[.A373]" table:style-name="ce1">
            <text:p>0.546999931</text:p>
          </table:table-cell>
          <table:table-cell table:style-name="ce1"/>
          <table:table-cell office:value-type="float" office:value="0.1689999103546142" table:formula="of:=[.H373] - [.$H$409]" table:style-name="ce1">
            <text:p>0.1689999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2.7190001" table:style-name="ce1">
            <text:p>1739049643</text:p>
          </table:table-cell>
          <table:table-cell office:value-type="float" office:value="1739049643.2219999" table:style-name="ce1">
            <text:p>17390496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299978256225586" table:formula="of:=[.B374]-[.A374]" table:style-name="ce1">
            <text:p>0.502999783</text:p>
          </table:table-cell>
          <table:table-cell table:style-name="ce1"/>
          <table:table-cell office:value-type="float" office:value="0.12499976158142084" table:formula="of:=[.H374] - [.$H$409]" table:style-name="ce1">
            <text:p>0.12499976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3.6849999" table:style-name="ce1">
            <text:p>1739049644</text:p>
          </table:table-cell>
          <table:table-cell office:value-type="float" office:value="1739049644.211" table:style-name="ce1">
            <text:p>17390496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600002288818359" table:formula="of:=[.B375]-[.A375]" table:style-name="ce1">
            <text:p>0.526000023</text:p>
          </table:table-cell>
          <table:table-cell table:style-name="ce1"/>
          <table:table-cell office:value-type="float" office:value="0.14800000190734858" table:formula="of:=[.H375] - [.$H$409]" table:style-name="ce1">
            <text:p>0.14800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4.7190001" table:style-name="ce1">
            <text:p>1739049645</text:p>
          </table:table-cell>
          <table:table-cell office:value-type="float" office:value="1739049645.22" table:style-name="ce1">
            <text:p>17390496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099992752075195" table:formula="of:=[.B376]-[.A376]" table:style-name="ce1">
            <text:p>0.500999928</text:p>
          </table:table-cell>
          <table:table-cell table:style-name="ce1"/>
          <table:table-cell office:value-type="float" office:value="0.12299990653991694" table:formula="of:=[.H376] - [.$H$409]" table:style-name="ce1">
            <text:p>0.1229999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5.6849999" table:style-name="ce1">
            <text:p>1739049646</text:p>
          </table:table-cell>
          <table:table-cell office:value-type="float" office:value="1739049646.25" table:style-name="ce1">
            <text:p>17390496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6500005722045898" table:formula="of:=[.B377]-[.A377]" table:style-name="ce1">
            <text:p>0.565000057</text:p>
          </table:table-cell>
          <table:table-cell table:style-name="ce1"/>
          <table:table-cell office:value-type="float" office:value="0.18700003623962397" table:formula="of:=[.H377] - [.$H$409]" table:style-name="ce1">
            <text:p>0.1870000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6.7520001" table:style-name="ce1">
            <text:p>1739049647</text:p>
          </table:table-cell>
          <table:table-cell office:value-type="float" office:value="1739049647.2149999" table:style-name="ce1">
            <text:p>17390496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6299982070922852" table:formula="of:=[.B378]-[.A378]" table:style-name="ce1">
            <text:p>0.462999821</text:p>
          </table:table-cell>
          <table:table-cell table:style-name="ce1"/>
          <table:table-cell office:value-type="float" office:value="8.4999799728393499E-2" table:formula="of:=[.H378] - [.$H$409]" table:style-name="ce1">
            <text:p>0.084999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7.7190001" table:style-name="ce1">
            <text:p>1739049648</text:p>
          </table:table-cell>
          <table:table-cell office:value-type="float" office:value="1739049648.2190001" table:style-name="ce1">
            <text:p>17390496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" table:formula="of:=[.B379]-[.A379]" table:style-name="ce1">
            <text:p>0.5</text:p>
          </table:table-cell>
          <table:table-cell table:style-name="ce1"/>
          <table:table-cell office:value-type="float" office:value="0.12199997901916498" table:formula="of:=[.H379] - [.$H$409]" table:style-name="ce1">
            <text:p>0.1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8.6860001" table:style-name="ce1">
            <text:p>1739049649</text:p>
          </table:table-cell>
          <table:table-cell office:value-type="float" office:value="1739049649.2219999" table:style-name="ce1">
            <text:p>17390496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599977493286133" table:formula="of:=[.B380]-[.A380]" table:style-name="ce1">
            <text:p>0.535999775</text:p>
          </table:table-cell>
          <table:table-cell table:style-name="ce1"/>
          <table:table-cell office:value-type="float" office:value="0.15799975395202631" table:formula="of:=[.H380] - [.$H$409]" table:style-name="ce1">
            <text:p>0.15799975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49.6860001" table:style-name="ce1">
            <text:p>1739049650</text:p>
          </table:table-cell>
          <table:table-cell office:value-type="float" office:value="1739049650.217" table:style-name="ce1">
            <text:p>17390496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099989891052246" table:formula="of:=[.B381]-[.A381]" table:style-name="ce1">
            <text:p>0.530999899</text:p>
          </table:table-cell>
          <table:table-cell table:style-name="ce1"/>
          <table:table-cell office:value-type="float" office:value="0.15299987792968744" table:formula="of:=[.H381] - [.$H$409]" table:style-name="ce1">
            <text:p>0.15299987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0.6860001" table:style-name="ce1">
            <text:p>1739049651</text:p>
          </table:table-cell>
          <table:table-cell office:value-type="float" office:value="1739049651.2839999" table:style-name="ce1">
            <text:p>17390496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9799981117248535" table:formula="of:=[.B382]-[.A382]" table:style-name="ce1">
            <text:p>0.597999811</text:p>
          </table:table-cell>
          <table:table-cell table:style-name="ce1"/>
          <table:table-cell office:value-type="float" office:value="0.21999979019165034" table:formula="of:=[.H382] - [.$H$409]" table:style-name="ce1">
            <text:p>0.2199997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1.652" table:style-name="ce1">
            <text:p>1739049652</text:p>
          </table:table-cell>
          <table:table-cell office:value-type="float" office:value="1739049652.2850001" table:style-name="ce1">
            <text:p>17390496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300013542175293" table:formula="of:=[.B383]-[.A383]" table:style-name="ce1">
            <text:p>0.633000135</text:p>
          </table:table-cell>
          <table:table-cell table:style-name="ce1"/>
          <table:table-cell office:value-type="float" office:value="0.25500011444091791" table:formula="of:=[.H383] - [.$H$409]" table:style-name="ce1">
            <text:p>0.255000114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2.7190001" table:style-name="ce1">
            <text:p>1739049653</text:p>
          </table:table-cell>
          <table:table-cell office:value-type="float" office:value="1739049653.2320001" table:style-name="ce1">
            <text:p>17390496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30000114440918" table:formula="of:=[.B384]-[.A384]" table:style-name="ce1">
            <text:p>0.513000011</text:p>
          </table:table-cell>
          <table:table-cell table:style-name="ce1"/>
          <table:table-cell office:value-type="float" office:value="0.13499999046325678" table:formula="of:=[.H384] - [.$H$409]" table:style-name="ce1">
            <text:p>0.13499999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3.6860001" table:style-name="ce1">
            <text:p>1739049654</text:p>
          </table:table-cell>
          <table:table-cell office:value-type="float" office:value="1739049654.2349999" table:style-name="ce1">
            <text:p>173904965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99978637695313" table:formula="of:=[.B385]-[.A385]" table:style-name="ce1">
            <text:p>0.548999786</text:p>
          </table:table-cell>
          <table:table-cell table:style-name="ce1"/>
          <table:table-cell office:value-type="float" office:value="0.17099976539611811" table:formula="of:=[.H385] - [.$H$409]" table:style-name="ce1">
            <text:p>0.1709997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4.652" table:style-name="ce1">
            <text:p>1739049655</text:p>
          </table:table-cell>
          <table:table-cell office:value-type="float" office:value="1739049655.2249999" table:style-name="ce1">
            <text:p>17390496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299995422363281" table:formula="of:=[.B386]-[.A386]" table:style-name="ce1">
            <text:p>0.572999954</text:p>
          </table:table-cell>
          <table:table-cell table:style-name="ce1"/>
          <table:table-cell office:value-type="float" office:value="0.1949999332427978" table:formula="of:=[.H386] - [.$H$409]" table:style-name="ce1">
            <text:p>0.194999933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5.6860001" table:style-name="ce1">
            <text:p>1739049656</text:p>
          </table:table-cell>
          <table:table-cell office:value-type="float" office:value="1739049656.2349999" table:style-name="ce1">
            <text:p>17390496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899978637695313" table:formula="of:=[.B387]-[.A387]" table:style-name="ce1">
            <text:p>0.548999786</text:p>
          </table:table-cell>
          <table:table-cell table:style-name="ce1"/>
          <table:table-cell office:value-type="float" office:value="0.17099976539611811" table:formula="of:=[.H387] - [.$H$409]" table:style-name="ce1">
            <text:p>0.1709997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6.7520001" table:style-name="ce1">
            <text:p>1739049657</text:p>
          </table:table-cell>
          <table:table-cell office:value-type="float" office:value="1739049657.247" table:style-name="ce1">
            <text:p>17390496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49499988555908203" table:formula="of:=[.B388]-[.A388]" table:style-name="ce1">
            <text:p>0.494999886</text:p>
          </table:table-cell>
          <table:table-cell table:style-name="ce1"/>
          <table:table-cell office:value-type="float" office:value="0.11699986457824701" table:formula="of:=[.H388] - [.$H$409]" table:style-name="ce1">
            <text:p>0.11699986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7.619" table:style-name="ce1">
            <text:p>1739049658</text:p>
          </table:table-cell>
          <table:table-cell office:value-type="float" office:value="1739049658.329" table:style-name="ce1">
            <text:p>17390496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71000003814697266" table:formula="of:=[.B389]-[.A389]" table:style-name="ce1">
            <text:p>0.710000038</text:p>
          </table:table-cell>
          <table:table-cell table:style-name="ce1"/>
          <table:table-cell office:value-type="float" office:value="0.33200001716613764" table:formula="of:=[.H389] - [.$H$409]" table:style-name="ce1">
            <text:p>0.33200001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8.7520001" table:style-name="ce1">
            <text:p>1739049659</text:p>
          </table:table-cell>
          <table:table-cell office:value-type="float" office:value="1739049659.256" table:style-name="ce1">
            <text:p>17390496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0399994850158691" table:formula="of:=[.B390]-[.A390]" table:style-name="ce1">
            <text:p>0.503999949</text:p>
          </table:table-cell>
          <table:table-cell table:style-name="ce1"/>
          <table:table-cell office:value-type="float" office:value="0.1259999275207519" table:formula="of:=[.H390] - [.$H$409]" table:style-name="ce1">
            <text:p>0.125999928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59.7190001" table:style-name="ce1">
            <text:p>1739049660</text:p>
          </table:table-cell>
          <table:table-cell office:value-type="float" office:value="1739049660.2420001" table:style-name="ce1">
            <text:p>17390496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300000190734863" table:formula="of:=[.B391]-[.A391]" table:style-name="ce1">
            <text:p>0.523000002</text:p>
          </table:table-cell>
          <table:table-cell table:style-name="ce1"/>
          <table:table-cell office:value-type="float" office:value="0.14499998092651362" table:formula="of:=[.H391] - [.$H$409]" table:style-name="ce1">
            <text:p>0.144999981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0.7190001" table:style-name="ce1">
            <text:p>1739049661</text:p>
          </table:table-cell>
          <table:table-cell office:value-type="float" office:value="1739049661.2550001" table:style-name="ce1">
            <text:p>17390496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00001335144043" table:formula="of:=[.B392]-[.A392]" table:style-name="ce1">
            <text:p>0.536000013</text:p>
          </table:table-cell>
          <table:table-cell table:style-name="ce1"/>
          <table:table-cell office:value-type="float" office:value="0.15799999237060541" table:formula="of:=[.H392] - [.$H$409]" table:style-name="ce1">
            <text:p>0.1579999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1.652" table:style-name="ce1">
            <text:p>1739049662</text:p>
          </table:table-cell>
          <table:table-cell office:value-type="float" office:value="1739049662.2379999" table:style-name="ce1">
            <text:p>17390496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8599996566772461" table:formula="of:=[.B393]-[.A393]" table:style-name="ce1">
            <text:p>0.585999966</text:p>
          </table:table-cell>
          <table:table-cell table:style-name="ce1"/>
          <table:table-cell office:value-type="float" office:value="0.20799994468688959" table:formula="of:=[.H393] - [.$H$409]" table:style-name="ce1">
            <text:p>0.20799994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2.7190001" table:style-name="ce1">
            <text:p>1739049663</text:p>
          </table:table-cell>
          <table:table-cell office:value-type="float" office:value="1739049663.2539999" table:style-name="ce1">
            <text:p>17390496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499984741210938" table:formula="of:=[.B394]-[.A394]" table:style-name="ce1">
            <text:p>0.534999847</text:p>
          </table:table-cell>
          <table:table-cell table:style-name="ce1"/>
          <table:table-cell office:value-type="float" office:value="0.15699982643127436" table:formula="of:=[.H394] - [.$H$409]" table:style-name="ce1">
            <text:p>0.15699982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3.6860001" table:style-name="ce1">
            <text:p>1739049664</text:p>
          </table:table-cell>
          <table:table-cell office:value-type="float" office:value="1739049664.319" table:style-name="ce1">
            <text:p>17390496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63299989700317383" table:formula="of:=[.B395]-[.A395]" table:style-name="ce1">
            <text:p>0.632999897</text:p>
          </table:table-cell>
          <table:table-cell table:style-name="ce1"/>
          <table:table-cell office:value-type="float" office:value="0.25499987602233881" table:formula="of:=[.H395] - [.$H$409]" table:style-name="ce1">
            <text:p>0.25499987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4.7190001" table:style-name="ce1">
            <text:p>1739049665</text:p>
          </table:table-cell>
          <table:table-cell office:value-type="float" office:value="1739049665.2550001" table:style-name="ce1">
            <text:p>17390496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3600001335144043" table:formula="of:=[.B396]-[.A396]" table:style-name="ce1">
            <text:p>0.536000013</text:p>
          </table:table-cell>
          <table:table-cell table:style-name="ce1"/>
          <table:table-cell office:value-type="float" office:value="0.15799999237060541" table:formula="of:=[.H396] - [.$H$409]" table:style-name="ce1">
            <text:p>0.15799999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5.6860001" table:style-name="ce1">
            <text:p>1739049666</text:p>
          </table:table-cell>
          <table:table-cell office:value-type="float" office:value="1739049666.263" table:style-name="ce1">
            <text:p>17390496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7699990272521973" table:formula="of:=[.B397]-[.A397]" table:style-name="ce1">
            <text:p>0.576999903</text:p>
          </table:table-cell>
          <table:table-cell table:style-name="ce1"/>
          <table:table-cell office:value-type="float" office:value="0.19899988174438471" table:formula="of:=[.H397] - [.$H$409]" table:style-name="ce1">
            <text:p>0.19899988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6.7520001" table:style-name="ce1">
            <text:p>1739049667</text:p>
          </table:table-cell>
          <table:table-cell office:value-type="float" office:value="1739049667.263" table:style-name="ce1">
            <text:p>17390496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398]-[.A398]" table:style-name="ce1">
            <text:p>0.510999918</text:p>
          </table:table-cell>
          <table:table-cell table:style-name="ce1"/>
          <table:table-cell office:value-type="float" office:value="0.13299989700317377" table:formula="of:=[.H398] - [.$H$409]" table:style-name="ce1">
            <text:p>0.1329998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7.7190001" table:style-name="ce1">
            <text:p>1739049668</text:p>
          </table:table-cell>
          <table:table-cell office:value-type="float" office:value="1739049668.2739999" table:style-name="ce1">
            <text:p>17390496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5499982833862305" table:formula="of:=[.B399]-[.A399]" table:style-name="ce1">
            <text:p>0.554999828</text:p>
          </table:table-cell>
          <table:table-cell table:style-name="ce1"/>
          <table:table-cell office:value-type="float" office:value="0.17699980735778803" table:formula="of:=[.H399] - [.$H$409]" table:style-name="ce1">
            <text:p>0.17699980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8.7190001" table:style-name="ce1">
            <text:p>1739049669</text:p>
          </table:table-cell>
          <table:table-cell office:value-type="float" office:value="1739049669.2609999" table:style-name="ce1">
            <text:p>173904966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4199981689453125" table:formula="of:=[.B400]-[.A400]" table:style-name="ce1">
            <text:p>0.541999817</text:p>
          </table:table-cell>
          <table:table-cell table:style-name="ce1"/>
          <table:table-cell office:value-type="float" office:value="0.16399979591369623" table:formula="of:=[.H400] - [.$H$409]" table:style-name="ce1">
            <text:p>0.16399979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69.7520001" table:style-name="ce1">
            <text:p>1739049670</text:p>
          </table:table-cell>
          <table:table-cell office:value-type="float" office:value="1739049670.277" table:style-name="ce1">
            <text:p>17390496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499985694885254" table:formula="of:=[.B401]-[.A401]" table:style-name="ce1">
            <text:p>0.524999857</text:p>
          </table:table-cell>
          <table:table-cell table:style-name="ce1"/>
          <table:table-cell office:value-type="float" office:value="0.14699983596801752" table:formula="of:=[.H401] - [.$H$409]" table:style-name="ce1">
            <text:p>0.146999836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70.7520001" table:style-name="ce1">
            <text:p>1739049671</text:p>
          </table:table-cell>
          <table:table-cell office:value-type="float" office:value="1739049671.263" table:style-name="ce1">
            <text:p>17390496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1099991798400879" table:formula="of:=[.B402]-[.A402]" table:style-name="ce1">
            <text:p>0.510999918</text:p>
          </table:table-cell>
          <table:table-cell table:style-name="ce1"/>
          <table:table-cell office:value-type="float" office:value="0.13299989700317377" table:formula="of:=[.H402] - [.$H$409]" table:style-name="ce1">
            <text:p>0.132999897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71.7520001" table:style-name="ce1">
            <text:p>1739049672</text:p>
          </table:table-cell>
          <table:table-cell office:value-type="float" office:value="1739049672.2739999" table:style-name="ce1">
            <text:p>17390496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52199983596801758" table:formula="of:=[.B403]-[.A403]" table:style-name="ce1">
            <text:p>0.521999836</text:p>
          </table:table-cell>
          <table:table-cell table:style-name="ce1"/>
          <table:table-cell office:value-type="float" office:value="0.14399981498718256" table:formula="of:=[.H403] - [.$H$409]" table:style-name="ce1">
            <text:p>0.143999815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/>
        </table:table-row>
        <table:table-row table:style-name="ro1">
          <table:table-cell office:value-type="float" office:value="1739049672.7520001" table:style-name="ce3">
            <text:p>1739049673</text:p>
          </table:table-cell>
          <table:table-cell office:value-type="float" office:value="1739049673.2780001" table:style-name="ce3">
            <text:p>1739049673</text:p>
          </table:table-cell>
          <table:table-cell office:value-type="float" office:value="480" table:style-name="ce3">
            <text:p>480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614400" table:style-name="ce3">
            <text:p>614400</text:p>
          </table:table-cell>
          <table:table-cell table:style-name="ce3"/>
          <table:table-cell office:value-type="float" office:value="0.52600002288818359" table:formula="of:=[.B404]-[.A404]" table:style-name="ce3">
            <text:p>0.526000023</text:p>
          </table:table-cell>
          <table:table-cell table:style-name="ce3"/>
          <table:table-cell office:value-type="float" office:value="0.14800000190734858" table:formula="of:=[.H404] - [.$H$409]" table:style-name="ce1">
            <text:p>0.148000002</text:p>
          </table:table-cell>
          <table:table-cell office:value-type="float" office:value="0.15699982643127436" table:formula="of:=[.$J$406]" table:style-name="ce1">
            <text:p>0.156999826</text:p>
          </table:table-cell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ap (s)</text:p>
          </table:table-cell>
          <table:table-cell office:value-type="float" office:value="0.53499984741210938" table:formula="of:=MEDIAN([.H102:.H404])" table:style-name="ce1">
            <text:p>0.534999847</text:p>
          </table:table-cell>
          <table:table-cell table:style-name="ce1"/>
          <table:table-cell office:value-type="float" office:value="0.15699982643127436" table:formula="of:=[.H406] - [.$H$409]" table:style-name="ce1">
            <text:p>0.156999826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an frequency rap for 5 mins (Hz)</text:p>
          </table:table-cell>
          <table:table-cell office:value-type="float" office:value="1.0080913467873025" table:formula="of:=COUNT([.H102:.H404]) / ([.A404] - [.A102])" table:style-name="ce1">
            <text:p>1.00809134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obot (s)</text:p>
          </table:table-cell>
          <table:table-cell office:value-type="float" office:value="0.37800002098083502" table:style-name="ce1">
            <text:p>0.37800002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hroughput received (MB/sec)</text:p>
          </table:table-cell>
          <table:table-cell office:value-type="float" office:value="0.61937132346611856" table:formula="of:=0.000001*[.F404]*[.H407]" table:style-name="ce1">
            <text:p>0.61937132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est 5 rap 1 oak image stereo</text:p>
          </table:table-cell>
          <table:table-cell table:number-columns-repeated="16377" table:style-name="ce1"/>
        </table:table-row>
        <table:table-row table:number-rows-repeated="10481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5:45:46Z</dc:date>
    <meta:editing-cycles>9</meta:editing-cycles>
    <meta:editing-duration>PT1472S</meta:editing-duration>
  </office:meta>
</office:document-meta>
</file>